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5in"/>
    </style:style>
    <style:style style:name="co4" style:family="table-column">
      <style:table-column-properties fo:break-before="auto" style:column-width="0.8654in"/>
    </style:style>
    <style:style style:name="co5" style:family="table-column">
      <style:table-column-properties fo:break-before="auto" style:column-width="2.7634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0811in"/>
    </style:style>
    <style:style style:name="co8" style:family="table-column">
      <style:table-column-properties fo:break-before="auto" style:column-width="1.2354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0.9425in"/>
    </style:style>
    <style:style style:name="co12" style:family="table-column">
      <style:table-column-properties fo:break-before="auto" style:column-width="1.0071in"/>
    </style:style>
    <style:style style:name="co13" style:family="table-column">
      <style:table-column-properties fo:break-before="auto" style:column-width="2.278in"/>
    </style:style>
    <style:style style:name="co14" style:family="table-column">
      <style:table-column-properties fo:break-before="auto" style:column-width="1.2201in"/>
    </style:style>
    <style:style style:name="co15" style:family="table-column">
      <style:table-column-properties fo:break-before="auto" style:column-width="1.178in"/>
    </style:style>
    <style:style style:name="co16" style:family="table-column">
      <style:table-column-properties fo:break-before="auto" style:column-width="0.9654in"/>
    </style:style>
    <style:style style:name="co17" style:family="table-column">
      <style:table-column-properties fo:break-before="auto" style:column-width="1.1508in"/>
    </style:style>
    <style:style style:name="co18" style:family="table-column">
      <style:table-column-properties fo:break-before="auto" style:column-width="2.5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31">
      <style:table-cell-properties fo:background-color="#dddddd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1"/>
  </office:automatic-styles>
  <office:body>
    <office:spreadsheet>
      <table:table table:name="Tournement 1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osition X</text:p>
          </table:table-cell>
          <table:table-cell table:style-name="ce1" office:value-type="string" calcext:value-type="string">
            <text:p>Position Z</text:p>
          </table:table-cell>
          <table:table-cell table:style-name="ce1"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35" calcext:value-type="float">
            <text:p>-3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.00</text:p>
          </table:table-cell>
          <table:table-cell office:value-type="float" office:value="-15" calcext:value-type="float">
            <text:p>-1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.00</text:p>
          </table:table-cell>
          <table:table-cell office:value-type="float" office:value="-15" calcext:value-type="float">
            <text:p>-1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by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.00</text:p>
          </table:table-cell>
          <table:table-cell office:value-type="float" office:value="-15" calcext:value-type="float">
            <text:p>-1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b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.00</text:p>
          </table:table-cell>
          <table:table-cell office:value-type="float" office:value="-15" calcext:value-type="float">
            <text:p>-1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b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d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0" calcext:value-type="float">
            <text:p>-3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dator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.00</text:p>
          </table:table-cell>
          <table:table-cell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dator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0</text:p>
          </table:table-cell>
          <table:table-cell office:value-type="float" office:value="-30" calcext:value-type="float">
            <text:p>-3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da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our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5" calcext:value-type="float">
            <text:p>-2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ource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our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-25" calcext:value-type="float">
            <text:p>-2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our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ource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.00</text:p>
          </table:table-cell>
          <table:table-cell office:value-type="float" office:value="25" calcext:value-type="float">
            <text:p>2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ource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.00</text:p>
          </table:table-cell>
          <table:table-cell office:value-type="float" office:value="-25" calcext:value-type="float">
            <text:p>-2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source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sourc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</text:p>
          </table:table-cell>
          <table:table-cell office:value-type="float" office:value="25" calcext:value-type="float">
            <text:p>25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Test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osition X</text:p>
          </table:table-cell>
          <table:table-cell table:style-name="ce1" office:value-type="string" calcext:value-type="string">
            <text:p>Position Z</text:p>
          </table:table-cell>
          <table:table-cell table:style-name="ce1" office:value-type="string" calcext:value-type="string">
            <text:p>Angle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3.60593129186934" calcext:value-type="float">
            <text:p>3.605931</text:p>
          </table:table-cell>
          <table:table-cell table:style-name="ce5" office:value-type="float" office:value="-2.57143912678821" calcext:value-type="float">
            <text:p>-2.571439</text:p>
          </table:table-cell>
          <table:table-cell table:style-name="ce5" office:value-type="float" office:value="0.206444670050849" calcext:value-type="float">
            <text:p>0.20644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0.986660447493286" calcext:value-type="float">
            <text:p>0.986660</text:p>
          </table:table-cell>
          <table:table-cell table:style-name="ce5" office:value-type="float" office:value="3.62627407669257" calcext:value-type="float">
            <text:p>3.626274</text:p>
          </table:table-cell>
          <table:table-cell table:style-name="ce5" office:value-type="float" office:value="5.37574823182828" calcext:value-type="float">
            <text:p>5.37574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by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5.66191602819025" calcext:value-type="float">
            <text:p>5.661916</text:p>
          </table:table-cell>
          <table:table-cell table:style-name="ce5" office:value-type="float" office:value="6.96072904055375" calcext:value-type="float">
            <text:p>6.960729</text:p>
          </table:table-cell>
          <table:table-cell table:style-name="ce5" office:value-type="float" office:value="-0.7853981" calcext:value-type="float">
            <text:p>-0.785398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edator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-5.86917566823395" calcext:value-type="float">
            <text:p>-5.869176</text:p>
          </table:table-cell>
          <table:table-cell table:style-name="ce5" office:value-type="float" office:value="-1.38954441250311" calcext:value-type="float">
            <text:p>-1.389544</text:p>
          </table:table-cell>
          <table:table-cell table:style-name="ce5" office:value-type="float" office:value="0.788085960560626" calcext:value-type="float">
            <text:p>0.78808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source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float" office:value="-4.59587689085792" calcext:value-type="float">
            <text:p>-4.595877</text:p>
          </table:table-cell>
          <table:table-cell table:style-name="ce5" office:value-type="float" office:value="7.6911085897576" calcext:value-type="float">
            <text:p>7.691109</text:p>
          </table:table-cell>
          <table:table-cell table:style-name="ce5" office:value-type="float" office:value="5.70378068520789" calcext:value-type="float">
            <text:p>5.70378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2">
          <table:table-cell table:style-name="ce4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 table:number-rows-repeated="4">
          <table:table-cell table:style-name="ce4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4"/>
          <table:table-cell table:number-columns-repeated="5"/>
        </table:table-row>
      </table:table>
      <table:table table:name="Cubettes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osition X</text:p>
          </table:table-cell>
          <table:table-cell table:style-name="ce1" office:value-type="string" calcext:value-type="string">
            <text:p>Position Z</text:p>
          </table:table-cell>
          <table:table-cell table:style-name="ce1"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.000000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.000000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.000000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0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b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0000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.000000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.000000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.000000</text:p>
          </table:table-cell>
          <table:table-cell table:number-columns-repeated="2" office:value-type="float" office:value="0" calcext:value-type="float">
            <text:p>0.00000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table table:name="Gladiators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osition X</text:p>
          </table:table-cell>
          <table:table-cell table:style-name="ce1" office:value-type="string" calcext:value-type="string">
            <text:p>Position Z</text:p>
          </table:table-cell>
          <table:table-cell table:style-name="ce1"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b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.000000</text:p>
          </table:table-cell>
          <table:table-cell office:value-type="float" office:value="-1.5" calcext:value-type="float">
            <text:p>-1.500000</text:p>
          </table:table-cell>
          <table:table-cell table:formula="of:=2*3.14159*3/8" office:value-type="float" office:value="2.3561925" calcext:value-type="float">
            <text:p>2.356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by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.000000</text:p>
          </table:table-cell>
          <table:table-cell office:value-type="float" office:value="-1.5" calcext:value-type="float">
            <text:p>-1.500000</text:p>
          </table:table-cell>
          <table:table-cell table:formula="of:=2*3.14159*5/8" office:value-type="float" office:value="3.9269875" calcext:value-type="float">
            <text:p>3.926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b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00</text:p>
          </table:table-cell>
          <table:table-cell office:value-type="float" office:value="1.5" calcext:value-type="float">
            <text:p>1.500000</text:p>
          </table:table-cell>
          <table:table-cell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dato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8" calcext:value-type="float">
            <text:p>8.000000</text:p>
          </table:table-cell>
          <table:table-cell table:formula="of:=2*3.14159/2" office:value-type="float" office:value="3.14159" calcext:value-type="float">
            <text:p>3.1415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dator</text:p>
          </table:table-cell>
          <table:table-cell office:value-type="float" office:value="1" calcext:value-type="float">
            <text:p>1</text:p>
          </table:table-cell>
          <table:table-cell table:formula="of:=-8*0.707" office:value-type="float" office:value="-5.656" calcext:value-type="float">
            <text:p>-5.656000</text:p>
          </table:table-cell>
          <table:table-cell table:formula="of:=8*0.707" office:value-type="float" office:value="5.656" calcext:value-type="float">
            <text:p>5.656000</text:p>
          </table:table-cell>
          <table:table-cell table:formula="of:=2*3.14159*3/8" office:value-type="float" office:value="2.3561925" calcext:value-type="float">
            <text:p>2.356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dator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.000000</text:p>
          </table:table-cell>
          <table:table-cell office:value-type="float" office:value="0" calcext:value-type="float">
            <text:p>0.000000</text:p>
          </table:table-cell>
          <table:table-cell table:formula="of:=2*3.14159*2/8" office:value-type="float" office:value="1.570795" calcext:value-type="float">
            <text:p>1.5707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dator</text:p>
          </table:table-cell>
          <table:table-cell office:value-type="float" office:value="3" calcext:value-type="float">
            <text:p>3</text:p>
          </table:table-cell>
          <table:table-cell table:formula="of:=-8*0.707" office:value-type="float" office:value="-5.656" calcext:value-type="float">
            <text:p>-5.656000</text:p>
          </table:table-cell>
          <table:table-cell table:formula="of:=-8*0.707" office:value-type="float" office:value="-5.656" calcext:value-type="float">
            <text:p>-5.656000</text:p>
          </table:table-cell>
          <table:table-cell table:formula="of:=2*3.14159*1/8" office:value-type="float" office:value="0.7853975" calcext:value-type="float">
            <text:p>0.7853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d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00</text:p>
          </table:table-cell>
          <table:table-cell office:value-type="float" office:value="-8" calcext:value-type="float">
            <text:p>-8.000000</text:p>
          </table:table-cell>
          <table:table-cell table:formula="of:=2*3.14159*8/8" office:value-type="float" office:value="6.28318" calcext:value-type="float">
            <text:p>6.2831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dator</text:p>
          </table:table-cell>
          <table:table-cell office:value-type="float" office:value="5" calcext:value-type="float">
            <text:p>5</text:p>
          </table:table-cell>
          <table:table-cell table:formula="of:=8*0.707" office:value-type="float" office:value="5.656" calcext:value-type="float">
            <text:p>5.656000</text:p>
          </table:table-cell>
          <table:table-cell table:formula="of:=-8*0.707" office:value-type="float" office:value="-5.656" calcext:value-type="float">
            <text:p>-5.656000</text:p>
          </table:table-cell>
          <table:table-cell table:formula="of:=2*3.14159*7/8" office:value-type="float" office:value="5.4977825" calcext:value-type="float">
            <text:p>5.4977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edat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.000000</text:p>
          </table:table-cell>
          <table:table-cell office:value-type="float" office:value="0" calcext:value-type="float">
            <text:p>0.000000</text:p>
          </table:table-cell>
          <table:table-cell table:formula="of:=2*3.14159*6/8" office:value-type="float" office:value="4.712385" calcext:value-type="float">
            <text:p>4.7123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dator</text:p>
          </table:table-cell>
          <table:table-cell office:value-type="float" office:value="7" calcext:value-type="float">
            <text:p>7</text:p>
          </table:table-cell>
          <table:table-cell table:formula="of:=8*0.707" office:value-type="float" office:value="5.656" calcext:value-type="float">
            <text:p>5.656000</text:p>
          </table:table-cell>
          <table:table-cell table:formula="of:=8*0.707" office:value-type="float" office:value="5.656" calcext:value-type="float">
            <text:p>5.656000</text:p>
          </table:table-cell>
          <table:table-cell table:formula="of:=2*3.14159*5/8" office:value-type="float" office:value="3.9269875" calcext:value-type="float">
            <text:p>3.926988</text:p>
          </table:table-cell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</table:table>
      <table:table table:name="Christians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osition X</text:p>
          </table:table-cell>
          <table:table-cell table:style-name="ce1" office:value-type="string" calcext:value-type="string">
            <text:p>Position Z</text:p>
          </table:table-cell>
          <table:table-cell table:style-name="ce1" office:value-type="string" calcext:value-type="string">
            <text:p>Angl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.000000</text:p>
          </table:table-cell>
          <table:table-cell office:value-type="float" office:value="2" calcext:value-type="float">
            <text:p>2.000000</text:p>
          </table:table-cell>
          <table:table-cell office:value-type="float" office:value="1" calcext:value-type="float">
            <text:p>1.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-4.5" calcext:value-type="float">
            <text:p>-4.500000</text:p>
          </table:table-cell>
          <table:table-cell office:value-type="float" office:value="-3" calcext:value-type="float">
            <text:p>-3.000000</text:p>
          </table:table-cell>
          <table:table-cell office:value-type="float" office:value="2" calcext:value-type="float">
            <text:p>2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.000000</text:p>
          </table:table-cell>
          <table:table-cell table:number-columns-repeated="2" office:value-type="float" office:value="3" calcext:value-type="float">
            <text:p>3.000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.000000</text:p>
          </table:table-cell>
          <table:table-cell office:value-type="float" office:value="-4" calcext:value-type="float">
            <text:p>-4.000000</text:p>
          </table:table-cell>
          <table:table-cell office:value-type="float" office:value="4" calcext:value-type="float">
            <text:p>4.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.000000</text:p>
          </table:table-cell>
          <table:table-cell office:value-type="float" office:value="0.5" calcext:value-type="float">
            <text:p>0.500000</text:p>
          </table:table-cell>
          <table:table-cell office:value-type="float" office:value="0" calcext:value-type="float">
            <text:p>0.000000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.000000</text:p>
          </table:table-cell>
          <table:table-cell office:value-type="float" office:value="3" calcext:value-type="float">
            <text:p>3.000000</text:p>
          </table:table-cell>
          <table:table-cell office:value-type="float" office:value="1.5" calcext:value-type="float">
            <text:p>1.500000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.000000</text:p>
          </table:table-cell>
          <table:table-cell office:value-type="float" office:value="-0.5" calcext:value-type="float">
            <text:p>-0.500000</text:p>
          </table:table-cell>
          <table:table-cell office:value-type="float" office:value="3" calcext:value-type="float">
            <text:p>3.000000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.000000</text:p>
          </table:table-cell>
          <table:table-cell office:value-type="float" office:value="4" calcext:value-type="float">
            <text:p>4.000000</text:p>
          </table:table-cell>
          <table:table-cell office:value-type="float" office:value="4.5" calcext:value-type="float">
            <text:p>4.500000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.000000</text:p>
          </table:table-cell>
          <table:table-cell office:value-type="float" office:value="-1" calcext:value-type="float">
            <text:p>-1.000000</text:p>
          </table:table-cell>
          <table:table-cell office:value-type="float" office:value="6" calcext:value-type="float">
            <text:p>6.000000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b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00</text:p>
          </table:table-cell>
          <table:table-cell office:value-type="float" office:value="1.5" calcext:value-type="float">
            <text:p>1.500000</text:p>
          </table:table-cell>
          <table:table-cell table:formula="of:=2*3.14159*0/8"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dato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</text:p>
          </table:table-cell>
          <table:table-cell office:value-type="float" office:value="8" calcext:value-type="float">
            <text:p>8.000000</text:p>
          </table:table-cell>
          <table:table-cell table:formula="of:=2*3.14159/2" office:value-type="float" office:value="3.14159" calcext:value-type="float">
            <text:p>3.14159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edator</text:p>
          </table:table-cell>
          <table:table-cell office:value-type="float" office:value="1" calcext:value-type="float">
            <text:p>1</text:p>
          </table:table-cell>
          <table:table-cell table:formula="of:=-8*0.707" office:value-type="float" office:value="-5.656" calcext:value-type="float">
            <text:p>-5.656000</text:p>
          </table:table-cell>
          <table:table-cell table:formula="of:=8*0.707" office:value-type="float" office:value="5.656" calcext:value-type="float">
            <text:p>5.656000</text:p>
          </table:table-cell>
          <table:table-cell table:formula="of:=2*3.14159*3/8" office:value-type="float" office:value="2.3561925" calcext:value-type="float">
            <text:p>2.35619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ator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.000000</text:p>
          </table:table-cell>
          <table:table-cell office:value-type="float" office:value="0" calcext:value-type="float">
            <text:p>0.000000</text:p>
          </table:table-cell>
          <table:table-cell table:formula="of:=2*3.14159*2/8" office:value-type="float" office:value="1.570795" calcext:value-type="float">
            <text:p>1.57079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dator</text:p>
          </table:table-cell>
          <table:table-cell office:value-type="float" office:value="3" calcext:value-type="float">
            <text:p>3</text:p>
          </table:table-cell>
          <table:table-cell table:formula="of:=-8*0.707" office:value-type="float" office:value="-5.656" calcext:value-type="float">
            <text:p>-5.656000</text:p>
          </table:table-cell>
          <table:table-cell table:formula="of:=-8*0.707" office:value-type="float" office:value="-5.656" calcext:value-type="float">
            <text:p>-5.656000</text:p>
          </table:table-cell>
          <table:table-cell table:formula="of:=2*3.14159*1/8" office:value-type="float" office:value="0.7853975" calcext:value-type="float">
            <text:p>0.78539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ato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00</text:p>
          </table:table-cell>
          <table:table-cell office:value-type="float" office:value="-8" calcext:value-type="float">
            <text:p>-8.000000</text:p>
          </table:table-cell>
          <table:table-cell table:formula="of:=2*3.14159*8/8" office:value-type="float" office:value="6.28318" calcext:value-type="float">
            <text:p>6.28318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ator</text:p>
          </table:table-cell>
          <table:table-cell office:value-type="float" office:value="5" calcext:value-type="float">
            <text:p>5</text:p>
          </table:table-cell>
          <table:table-cell table:formula="of:=8*0.707" office:value-type="float" office:value="5.656" calcext:value-type="float">
            <text:p>5.656000</text:p>
          </table:table-cell>
          <table:table-cell table:formula="of:=-8*0.707" office:value-type="float" office:value="-5.656" calcext:value-type="float">
            <text:p>-5.656000</text:p>
          </table:table-cell>
          <table:table-cell table:formula="of:=2*3.14159*7/8" office:value-type="float" office:value="5.4977825" calcext:value-type="float">
            <text:p>5.49778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dat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.000000</text:p>
          </table:table-cell>
          <table:table-cell office:value-type="float" office:value="0" calcext:value-type="float">
            <text:p>0.000000</text:p>
          </table:table-cell>
          <table:table-cell table:formula="of:=2*3.14159*6/8" office:value-type="float" office:value="4.712385" calcext:value-type="float">
            <text:p>4.7123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edator</text:p>
          </table:table-cell>
          <table:table-cell office:value-type="float" office:value="7" calcext:value-type="float">
            <text:p>7</text:p>
          </table:table-cell>
          <table:table-cell table:formula="of:=8*0.707" office:value-type="float" office:value="5.656" calcext:value-type="float">
            <text:p>5.656000</text:p>
          </table:table-cell>
          <table:table-cell table:formula="of:=8*0.707" office:value-type="float" office:value="5.656" calcext:value-type="float">
            <text:p>5.656000</text:p>
          </table:table-cell>
          <table:table-cell table:formula="of:=2*3.14159*5/8" office:value-type="float" office:value="3.9269875" calcext:value-type="float">
            <text:p>3.926988</text:p>
          </table:table-cell>
          <table:table-cell/>
        </table:table-row>
      </table:table>
      <table:table table:name="California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osition X</text:p>
          </table:table-cell>
          <table:table-cell table:style-name="ce1" office:value-type="string" calcext:value-type="string">
            <text:p>Position Z</text:p>
          </table:table-cell>
          <table:table-cell table:style-name="ce1" office:value-type="string" calcext:value-type="string">
            <text:p>Ang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8" calcext:value-type="float">
            <text:p>28.000000</text:p>
          </table:table-cell>
          <table:table-cell table:style-name="ce5" office:value-type="float" office:value="24" calcext:value-type="float">
            <text:p>24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24" calcext:value-type="float">
            <text:p>24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0" calcext:value-type="float">
            <text:p>20.000000</text:p>
          </table:table-cell>
          <table:table-cell table:style-name="ce5" office:value-type="float" office:value="24" calcext:value-type="float">
            <text:p>24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6" calcext:value-type="float">
            <text:p>16.000000</text:p>
          </table:table-cell>
          <table:table-cell table:style-name="ce5" office:value-type="float" office:value="24" calcext:value-type="float">
            <text:p>24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.000000</text:p>
          </table:table-cell>
          <table:table-cell table:style-name="ce5" office:value-type="float" office:value="24" calcext:value-type="float">
            <text:p>24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8" calcext:value-type="float">
            <text:p>28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4" calcext:value-type="float">
            <text:p>24.000000</text:p>
          </table:table-cell>
          <table:table-cell table:style-name="ce5" office:value-type="float" office:value="28" calcext:value-type="float">
            <text:p>28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0" calcext:value-type="float">
            <text:p>20.000000</text:p>
          </table:table-cell>
          <table:table-cell table:style-name="ce5" office:value-type="float" office:value="28" calcext:value-type="float">
            <text:p>28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6" calcext:value-type="float">
            <text:p>16.000000</text:p>
          </table:table-cell>
          <table:table-cell table:style-name="ce5" office:value-type="float" office:value="28" calcext:value-type="float">
            <text:p>28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2" calcext:value-type="float">
            <text:p>12.000000</text:p>
          </table:table-cell>
          <table:table-cell table:style-name="ce5" office:value-type="float" office:value="28" calcext:value-type="float">
            <text:p>28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by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20" calcext:value-type="float">
            <text:p>20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edato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edato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.000000</text:p>
          </table:table-cell>
          <table:table-cell table:style-name="ce5" office:value-type="float" office:value="-2" calcext:value-type="float">
            <text:p>-2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edator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" calcext:value-type="float">
            <text:p>4.000000</text:p>
          </table:table-cell>
          <table:table-cell table:style-name="ce5" office:value-type="float" office:value="-4" calcext:value-type="float">
            <text:p>-4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edator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6" calcext:value-type="float">
            <text:p>6.000000</text:p>
          </table:table-cell>
          <table:table-cell table:style-name="ce5" office:value-type="float" office:value="-6" calcext:value-type="float">
            <text:p>-6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edator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8" calcext:value-type="float">
            <text:p>8.000000</text:p>
          </table:table-cell>
          <table:table-cell table:style-name="ce5" office:value-type="float" office:value="-8" calcext:value-type="float">
            <text:p>-8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edator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-2" calcext:value-type="float">
            <text:p>-2.000000</text:p>
          </table:table-cell>
          <table:table-cell table:style-name="ce5" office:value-type="float" office:value="2" calcext:value-type="float">
            <text:p>2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dator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-4" calcext:value-type="float">
            <text:p>-4.000000</text:p>
          </table:table-cell>
          <table:table-cell table:style-name="ce5" office:value-type="float" office:value="4" calcext:value-type="float">
            <text:p>4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edator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-6" calcext:value-type="float">
            <text:p>-6.000000</text:p>
          </table:table-cell>
          <table:table-cell table:style-name="ce5" office:value-type="float" office:value="6" calcext:value-type="float">
            <text:p>6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source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-37" calcext:value-type="float">
            <text:p>-3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sourc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27" calcext:value-type="float">
            <text:p>-27.000000</text:p>
          </table:table-cell>
          <table:table-cell table:style-name="ce5" office:value-type="float" office:value="-37" calcext:value-type="float">
            <text:p>-3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sourc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-17" calcext:value-type="float">
            <text:p>-17.000000</text:p>
          </table:table-cell>
          <table:table-cell table:style-name="ce5" office:value-type="float" office:value="-37" calcext:value-type="float">
            <text:p>-3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sourc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-37" calcext:value-type="float">
            <text:p>-37.000000</text:p>
          </table:table-cell>
          <table:table-cell table:style-name="ce5" office:value-type="float" office:value="-27" calcext:value-type="float">
            <text:p>-2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source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-27" calcext:value-type="float">
            <text:p>-2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ourc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-17" calcext:value-type="float">
            <text:p>-17.000000</text:p>
          </table:table-cell>
          <table:table-cell table:style-name="ce5" office:value-type="float" office:value="-27" calcext:value-type="float">
            <text:p>-2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ourc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-37" calcext:value-type="float">
            <text:p>-37.000000</text:p>
          </table:table-cell>
          <table:table-cell table:style-name="ce5" office:value-type="float" office:value="-17" calcext:value-type="float">
            <text:p>-1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ource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-27" calcext:value-type="float">
            <text:p>-27.000000</text:p>
          </table:table-cell>
          <table:table-cell table:style-name="ce5" office:value-type="float" office:value="-17" calcext:value-type="float">
            <text:p>-1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source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5" office:value-type="float" office:value="-17" calcext:value-type="float">
            <text:p>-1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source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-37" calcext:value-type="float">
            <text:p>-37.000000</text:p>
          </table:table-cell>
          <table:table-cell table:style-name="ce5" office:value-type="float" office:value="-7" calcext:value-type="float">
            <text:p>-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source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-27" calcext:value-type="float">
            <text:p>-27.000000</text:p>
          </table:table-cell>
          <table:table-cell table:style-name="ce5" office:value-type="float" office:value="-7" calcext:value-type="float">
            <text:p>-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source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-17" calcext:value-type="float">
            <text:p>-17.000000</text:p>
          </table:table-cell>
          <table:table-cell table:style-name="ce5" office:value-type="float" office:value="-7" calcext:value-type="float">
            <text:p>-7.000000</text:p>
          </table:table-cell>
          <table:table-cell table:style-name="ce5" table:formula="of:=2*3.14159*0/8" office:value-type="float" office:value="0" calcext:value-type="float">
            <text:p>0.000000</text:p>
          </table:table-cell>
        </table:table-row>
        <table:table-row table:style-name="ro3" table:number-rows-repeated="104854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cubedata" table:style-name="ta1" table:print="false"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8"/>
        <table:table-column table:style-name="co12" table:default-cell-style-name="ce2"/>
        <table:table-column table:style-name="co13" table:default-cell-style-name="Default"/>
        <table:table-column table:style-name="co14" table:number-columns-repeated="2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cube_player</text:p>
          </table:table-cell>
          <table:table-cell table:style-name="ce1" office:value-type="string" calcext:value-type="string">
            <text:p>cube_uuid</text:p>
          </table:table-cell>
          <table:table-cell table:style-name="ce1" office:value-type="string" calcext:value-type="string">
            <text:p>cube_emoticon</text:p>
          </table:table-cell>
          <table:table-cell table:style-name="ce1" office:value-type="string" calcext:value-type="string">
            <text:p>cube_firstname</text:p>
          </table:table-cell>
          <table:table-cell table:style-name="ce6" office:value-type="string" calcext:value-type="string">
            <text:p>cube_scale_factor</text:p>
          </table:table-cell>
          <table:table-cell table:style-name="ce1" office:value-type="string" calcext:value-type="string">
            <text:p>cube_type</text:p>
          </table:table-cell>
          <table:table-cell table:style-name="ce1" office:value-type="string" calcext:value-type="string">
            <text:p>cube_color_class</text:p>
          </table:table-cell>
          <table:table-cell table:style-name="ce6" office:value-type="string" calcext:value-type="string">
            <text:p>cube_color[0]</text:p>
          </table:table-cell>
          <table:table-cell table:style-name="ce6" office:value-type="string" calcext:value-type="string">
            <text:p>cube_color[1]</text:p>
          </table:table-cell>
          <table:table-cell table:style-name="ce6" office:value-type="string" calcext:value-type="string">
            <text:p>cube_color[2]</text:p>
          </table:table-cell>
          <table:table-cell table:style-name="ce1" office:value-type="string" calcext:value-type="string">
            <text:p>cube_material</text:p>
          </table:table-cell>
          <table:table-cell table:style-name="ce1" office:value-type="string" calcext:value-type="string">
            <text:p>cube_surface</text:p>
          </table:table-cell>
          <table:table-cell table:style-name="ce1" office:value-type="string" calcext:value-type="string">
            <text:p>spatial_position[0]</text:p>
          </table:table-cell>
          <table:table-cell table:style-name="ce1" office:value-type="string" calcext:value-type="string">
            <text:p>spatial_position[1]</text:p>
          </table:table-cell>
          <table:table-cell table:style-name="ce1" office:value-type="string" calcext:value-type="string">
            <text:p>spatial_position[2]</text:p>
          </table:table-cell>
          <table:table-cell table:style-name="ce1" office:value-type="string" calcext:value-type="string">
            <text:p>spatial_radius</text:p>
          </table:table-cell>
          <table:table-cell table:style-name="ce1" office:value-type="string" calcext:value-type="string">
            <text:p>resource_energy</text:p>
          </table:table-cell>
          <table:table-cell table:style-name="ce1" office:value-type="string" calcext:value-type="string">
            <text:p>texture_filename</text:p>
          </table:table-cell>
        </table:table-row>
        <table:table-row table:style-name="ro1">
          <table:table-cell office:value-type="string" calcext:value-type="string">
            <text:p>female-1f31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c220cfb-e22e-40ac-bfc4-09fd40bd5fa8</text:p>
          </table:table-cell>
          <table:table-cell office:value-type="string" calcext:value-type="string">
            <text:p>1f31d</text:p>
          </table:table-cell>
          <table:table-cell office:value-type="string" calcext:value-type="string">
            <text:p>Mary</text:p>
          </table:table-cell>
          <table:table-cell office:value-type="float" office:value="0.53965" calcext:value-type="float">
            <text:p>0.539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63137" calcext:value-type="float">
            <text:p>0.63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4065" calcext:value-type="float">
            <text:p>0.54065</text:p>
          </table:table-cell>
          <table:table-cell office:value-type="float" office:value="0" calcext:value-type="float">
            <text:p>0</text:p>
          </table:table-cell>
          <table:table-cell office:value-type="float" office:value="0.76318" calcext:value-type="float">
            <text:p>0.763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31d-texture.png</text:p>
          </table:table-cell>
        </table:table-row>
        <table:table-row table:style-name="ro1">
          <table:table-cell office:value-type="string" calcext:value-type="string">
            <text:p>female-1f31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e2a7d1f-bb71-4b78-aee8-72487a7a91d9</text:p>
          </table:table-cell>
          <table:table-cell office:value-type="string" calcext:value-type="string">
            <text:p>1f31e</text:p>
          </table:table-cell>
          <table:table-cell office:value-type="string" calcext:value-type="string">
            <text:p>Anna</text:p>
          </table:table-cell>
          <table:table-cell office:value-type="float" office:value="1.16329" calcext:value-type="float">
            <text:p>1.16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64314" calcext:value-type="float">
            <text:p>0.64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6429" calcext:value-type="float">
            <text:p>1.16429</text:p>
          </table:table-cell>
          <table:table-cell office:value-type="float" office:value="0" calcext:value-type="float">
            <text:p>0</text:p>
          </table:table-cell>
          <table:table-cell office:value-type="float" office:value="1.64515" calcext:value-type="float">
            <text:p>1.645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31e-texture.png</text:p>
          </table:table-cell>
        </table:table-row>
        <table:table-row table:style-name="ro1">
          <table:table-cell office:value-type="string" calcext:value-type="string">
            <text:p>female-1f6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7cb24d-2866-4873-a488-7b16511f3065</text:p>
          </table:table-cell>
          <table:table-cell office:value-type="string" calcext:value-type="string">
            <text:p>1f600</text:p>
          </table:table-cell>
          <table:table-cell office:value-type="string" calcext:value-type="string">
            <text:p>Emma</text:p>
          </table:table-cell>
          <table:table-cell office:value-type="float" office:value="1.09648" calcext:value-type="float">
            <text:p>1.09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" calcext:value-type="float">
            <text:p>0.8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9748" calcext:value-type="float">
            <text:p>1.09748</text:p>
          </table:table-cell>
          <table:table-cell office:value-type="float" office:value="0" calcext:value-type="float">
            <text:p>0</text:p>
          </table:table-cell>
          <table:table-cell office:value-type="float" office:value="1.55066" calcext:value-type="float">
            <text:p>1.550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0-texture.png</text:p>
          </table:table-cell>
        </table:table-row>
        <table:table-row table:style-name="ro1">
          <table:table-cell office:value-type="string" calcext:value-type="string">
            <text:p>female-1f6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e879950-e97e-4937-a9f4-48d17de5b7d1</text:p>
          </table:table-cell>
          <table:table-cell office:value-type="string" calcext:value-type="string">
            <text:p>1f602</text:p>
          </table:table-cell>
          <table:table-cell office:value-type="string" calcext:value-type="string">
            <text:p>Elizabeth</text:p>
          </table:table-cell>
          <table:table-cell office:value-type="float" office:value="0.57385" calcext:value-type="float">
            <text:p>0.57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485" calcext:value-type="float">
            <text:p>0.57485</text:p>
          </table:table-cell>
          <table:table-cell office:value-type="float" office:value="0" calcext:value-type="float">
            <text:p>0</text:p>
          </table:table-cell>
          <table:table-cell office:value-type="float" office:value="0.81155" calcext:value-type="float">
            <text:p>0.811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2-texture.png</text:p>
          </table:table-cell>
        </table:table-row>
        <table:table-row table:style-name="ro1">
          <table:table-cell office:value-type="string" calcext:value-type="string">
            <text:p>female-1f6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7cc469f-afc8-4470-bd1f-a2d53f46303c</text:p>
          </table:table-cell>
          <table:table-cell office:value-type="string" calcext:value-type="string">
            <text:p>1f605</text:p>
          </table:table-cell>
          <table:table-cell office:value-type="string" calcext:value-type="string">
            <text:p>Minnie</text:p>
          </table:table-cell>
          <table:table-cell office:value-type="float" office:value="1.17795" calcext:value-type="float">
            <text:p>1.177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7255" calcext:value-type="float">
            <text:p>0.77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7895" calcext:value-type="float">
            <text:p>1.17895</text:p>
          </table:table-cell>
          <table:table-cell office:value-type="float" office:value="0" calcext:value-type="float">
            <text:p>0</text:p>
          </table:table-cell>
          <table:table-cell office:value-type="float" office:value="1.66587" calcext:value-type="float">
            <text:p>1.665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5-texture.png</text:p>
          </table:table-cell>
        </table:table-row>
        <table:table-row table:style-name="ro1">
          <table:table-cell office:value-type="string" calcext:value-type="string">
            <text:p>female-1f6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f2c8f11-9139-44f0-aa9b-3fd8d66ef4f2</text:p>
          </table:table-cell>
          <table:table-cell office:value-type="string" calcext:value-type="string">
            <text:p>1f607</text:p>
          </table:table-cell>
          <table:table-cell office:value-type="string" calcext:value-type="string">
            <text:p>Margaret</text:p>
          </table:table-cell>
          <table:table-cell office:value-type="float" office:value="0.98379" calcext:value-type="float">
            <text:p>0.98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5882" calcext:value-type="float">
            <text:p>0.85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8479" calcext:value-type="float">
            <text:p>0.98479</text:p>
          </table:table-cell>
          <table:table-cell office:value-type="float" office:value="0" calcext:value-type="float">
            <text:p>0</text:p>
          </table:table-cell>
          <table:table-cell office:value-type="float" office:value="1.39129" calcext:value-type="float">
            <text:p>1.391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7-texture.png</text:p>
          </table:table-cell>
        </table:table-row>
        <table:table-row table:style-name="ro1">
          <table:table-cell office:value-type="string" calcext:value-type="string">
            <text:p>female-1f60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a8328ff-4269-41c5-97a8-dc8cb917e645</text:p>
          </table:table-cell>
          <table:table-cell office:value-type="string" calcext:value-type="string">
            <text:p>1f60c</text:p>
          </table:table-cell>
          <table:table-cell office:value-type="string" calcext:value-type="string">
            <text:p>Ida</text:p>
          </table:table-cell>
          <table:table-cell office:value-type="float" office:value="1.07632" calcext:value-type="float">
            <text:p>1.076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94902" calcext:value-type="float">
            <text:p>0.94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7732" calcext:value-type="float">
            <text:p>1.07732</text:p>
          </table:table-cell>
          <table:table-cell office:value-type="float" office:value="0" calcext:value-type="float">
            <text:p>0</text:p>
          </table:table-cell>
          <table:table-cell office:value-type="float" office:value="1.52214" calcext:value-type="float">
            <text:p>1.522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c-texture.png</text:p>
          </table:table-cell>
        </table:table-row>
        <table:table-row table:style-name="ro1">
          <table:table-cell office:value-type="string" calcext:value-type="string">
            <text:p>female-1f60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fc445e3-89c6-4830-8606-469d782248d0</text:p>
          </table:table-cell>
          <table:table-cell office:value-type="string" calcext:value-type="string">
            <text:p>1f60d</text:p>
          </table:table-cell>
          <table:table-cell office:value-type="string" calcext:value-type="string">
            <text:p>Alice</text:p>
          </table:table-cell>
          <table:table-cell office:value-type="float" office:value="1.18003" calcext:value-type="float">
            <text:p>1.18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3922" calcext:value-type="float">
            <text:p>0.83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103" calcext:value-type="float">
            <text:p>1.18103</text:p>
          </table:table-cell>
          <table:table-cell office:value-type="float" office:value="0" calcext:value-type="float">
            <text:p>0</text:p>
          </table:table-cell>
          <table:table-cell office:value-type="float" office:value="1.66881" calcext:value-type="float">
            <text:p>1.668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d-texture.png</text:p>
          </table:table-cell>
        </table:table-row>
        <table:table-row table:style-name="ro1">
          <table:table-cell office:value-type="string" calcext:value-type="string">
            <text:p>female-1f60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2606760-2020-4e79-8db9-db3d09d14224</text:p>
          </table:table-cell>
          <table:table-cell office:value-type="string" calcext:value-type="string">
            <text:p>1f60f</text:p>
          </table:table-cell>
          <table:table-cell office:value-type="string" calcext:value-type="string">
            <text:p>Bertha</text:p>
          </table:table-cell>
          <table:table-cell office:value-type="float" office:value="0.51897" calcext:value-type="float">
            <text:p>0.51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63922" calcext:value-type="float">
            <text:p>0.63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1997" calcext:value-type="float">
            <text:p>0.51997</text:p>
          </table:table-cell>
          <table:table-cell office:value-type="float" office:value="0" calcext:value-type="float">
            <text:p>0</text:p>
          </table:table-cell>
          <table:table-cell office:value-type="float" office:value="0.73393" calcext:value-type="float">
            <text:p>0.733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f-texture.png</text:p>
          </table:table-cell>
        </table:table-row>
        <table:table-row table:style-name="ro1">
          <table:table-cell office:value-type="string" calcext:value-type="string">
            <text:p>female-1f6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63f6f7b-3e06-4395-862d-8547c5d7b4f1</text:p>
          </table:table-cell>
          <table:table-cell office:value-type="string" calcext:value-type="string">
            <text:p>1f613</text:p>
          </table:table-cell>
          <table:table-cell office:value-type="string" calcext:value-type="string">
            <text:p>Sarah</text:p>
          </table:table-cell>
          <table:table-cell office:value-type="float" office:value="0.62025" calcext:value-type="float">
            <text:p>0.6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2125" calcext:value-type="float">
            <text:p>0.62125</text:p>
          </table:table-cell>
          <table:table-cell office:value-type="float" office:value="0" calcext:value-type="float">
            <text:p>0</text:p>
          </table:table-cell>
          <table:table-cell office:value-type="float" office:value="0.87716" calcext:value-type="float">
            <text:p>0.877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3-texture.png</text:p>
          </table:table-cell>
        </table:table-row>
        <table:table-row table:style-name="ro1">
          <table:table-cell office:value-type="string" calcext:value-type="string">
            <text:p>female-1f6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26ee82b-754b-4f6e-90db-d0f0954ece85</text:p>
          </table:table-cell>
          <table:table-cell office:value-type="string" calcext:value-type="string">
            <text:p>1f614</text:p>
          </table:table-cell>
          <table:table-cell office:value-type="string" calcext:value-type="string">
            <text:p>Annie</text:p>
          </table:table-cell>
          <table:table-cell office:value-type="float" office:value="0.92105" calcext:value-type="float">
            <text:p>0.92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1765" calcext:value-type="float">
            <text:p>0.71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205" calcext:value-type="float">
            <text:p>0.92205</text:p>
          </table:table-cell>
          <table:table-cell office:value-type="float" office:value="0" calcext:value-type="float">
            <text:p>0</text:p>
          </table:table-cell>
          <table:table-cell office:value-type="float" office:value="1.30257" calcext:value-type="float">
            <text:p>1.302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4-texture.png</text:p>
          </table:table-cell>
        </table:table-row>
        <table:table-row table:style-name="ro1">
          <table:table-cell office:value-type="string" calcext:value-type="string">
            <text:p>female-1f6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b4c0943-2701-4ed5-82b2-05ca96320f01</text:p>
          </table:table-cell>
          <table:table-cell office:value-type="string" calcext:value-type="string">
            <text:p>1f618</text:p>
          </table:table-cell>
          <table:table-cell office:value-type="string" calcext:value-type="string">
            <text:p>Clara</text:p>
          </table:table-cell>
          <table:table-cell office:value-type="float" office:value="1.1519" calcext:value-type="float">
            <text:p>1.15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8235" calcext:value-type="float">
            <text:p>0.88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529" calcext:value-type="float">
            <text:p>1.1529</text:p>
          </table:table-cell>
          <table:table-cell office:value-type="float" office:value="0" calcext:value-type="float">
            <text:p>0</text:p>
          </table:table-cell>
          <table:table-cell office:value-type="float" office:value="1.62903" calcext:value-type="float">
            <text:p>1.629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8-texture.png</text:p>
          </table:table-cell>
        </table:table-row>
        <table:table-row table:style-name="ro1">
          <table:table-cell office:value-type="string" calcext:value-type="string">
            <text:p>female-1f61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d9cce12-b51b-4184-b32b-bb9eeeecfbb7</text:p>
          </table:table-cell>
          <table:table-cell office:value-type="string" calcext:value-type="string">
            <text:p>1f61e</text:p>
          </table:table-cell>
          <table:table-cell office:value-type="string" calcext:value-type="string">
            <text:p>Ella</text:p>
          </table:table-cell>
          <table:table-cell office:value-type="float" office:value="0.53668" calcext:value-type="float">
            <text:p>0.536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64706" calcext:value-type="float">
            <text:p>0.6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768" calcext:value-type="float">
            <text:p>0.53768</text:p>
          </table:table-cell>
          <table:table-cell office:value-type="float" office:value="0" calcext:value-type="float">
            <text:p>0</text:p>
          </table:table-cell>
          <table:table-cell office:value-type="float" office:value="0.75898" calcext:value-type="float">
            <text:p>0.758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e-texture.png</text:p>
          </table:table-cell>
        </table:table-row>
        <table:table-row table:style-name="ro1">
          <table:table-cell office:value-type="string" calcext:value-type="string">
            <text:p>female-1f61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dc3094b-dd35-4758-bcfc-f265c71f2431</text:p>
          </table:table-cell>
          <table:table-cell office:value-type="string" calcext:value-type="string">
            <text:p>1f61f</text:p>
          </table:table-cell>
          <table:table-cell office:value-type="string" calcext:value-type="string">
            <text:p>Florence</text:p>
          </table:table-cell>
          <table:table-cell office:value-type="float" office:value="0.77934" calcext:value-type="float">
            <text:p>0.77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2157" calcext:value-type="float">
            <text:p>0.7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034" calcext:value-type="float">
            <text:p>0.78034</text:p>
          </table:table-cell>
          <table:table-cell office:value-type="float" office:value="0" calcext:value-type="float">
            <text:p>0</text:p>
          </table:table-cell>
          <table:table-cell office:value-type="float" office:value="1.10215" calcext:value-type="float">
            <text:p>1.102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f-texture.png</text:p>
          </table:table-cell>
        </table:table-row>
        <table:table-row table:style-name="ro1">
          <table:table-cell office:value-type="string" calcext:value-type="string">
            <text:p>female-1f6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176d17a-5a11-41f3-9748-c2c993c99257</text:p>
          </table:table-cell>
          <table:table-cell office:value-type="string" calcext:value-type="string">
            <text:p>1f622</text:p>
          </table:table-cell>
          <table:table-cell office:value-type="string" calcext:value-type="string">
            <text:p>Cora</text:p>
          </table:table-cell>
          <table:table-cell office:value-type="float" office:value="1.10822" calcext:value-type="float">
            <text:p>1.108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3137" calcext:value-type="float">
            <text:p>0.83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0922" calcext:value-type="float">
            <text:p>1.10922</text:p>
          </table:table-cell>
          <table:table-cell office:value-type="float" office:value="0" calcext:value-type="float">
            <text:p>0</text:p>
          </table:table-cell>
          <table:table-cell office:value-type="float" office:value="1.56726" calcext:value-type="float">
            <text:p>1.567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2-texture.png</text:p>
          </table:table-cell>
        </table:table-row>
        <table:table-row table:style-name="ro1">
          <table:table-cell office:value-type="string" calcext:value-type="string">
            <text:p>female-1f6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e88c38f-5203-40f2-b8fe-dfb1e1366c80</text:p>
          </table:table-cell>
          <table:table-cell office:value-type="string" calcext:value-type="string">
            <text:p>1f623</text:p>
          </table:table-cell>
          <table:table-cell office:value-type="string" calcext:value-type="string">
            <text:p>Martha</text:p>
          </table:table-cell>
          <table:table-cell office:value-type="float" office:value="1.06785" calcext:value-type="float">
            <text:p>1.067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0392" calcext:value-type="float">
            <text:p>0.803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6885" calcext:value-type="float">
            <text:p>1.06885</text:p>
          </table:table-cell>
          <table:table-cell office:value-type="float" office:value="0" calcext:value-type="float">
            <text:p>0</text:p>
          </table:table-cell>
          <table:table-cell office:value-type="float" office:value="1.51016" calcext:value-type="float">
            <text:p>1.51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3-texture.png</text:p>
          </table:table-cell>
        </table:table-row>
        <table:table-row table:style-name="ro1">
          <table:table-cell office:value-type="string" calcext:value-type="string">
            <text:p>female-1f6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4d9d229-6e8b-4718-8dfd-f472bc8b5f2c</text:p>
          </table:table-cell>
          <table:table-cell office:value-type="string" calcext:value-type="string">
            <text:p>1f625</text:p>
          </table:table-cell>
          <table:table-cell office:value-type="string" calcext:value-type="string">
            <text:p>Laura</text:p>
          </table:table-cell>
          <table:table-cell office:value-type="float" office:value="0.88005" calcext:value-type="float">
            <text:p>0.88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2157" calcext:value-type="float">
            <text:p>0.7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8105" calcext:value-type="float">
            <text:p>0.88105</text:p>
          </table:table-cell>
          <table:table-cell office:value-type="float" office:value="0" calcext:value-type="float">
            <text:p>0</text:p>
          </table:table-cell>
          <table:table-cell office:value-type="float" office:value="1.24457" calcext:value-type="float">
            <text:p>1.244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5-texture.png</text:p>
          </table:table-cell>
        </table:table-row>
        <table:table-row table:style-name="ro1">
          <table:table-cell office:value-type="string" calcext:value-type="string">
            <text:p>female-1f6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9d7b8ff-80f4-41ad-b48f-68e935262daa</text:p>
          </table:table-cell>
          <table:table-cell office:value-type="string" calcext:value-type="string">
            <text:p>1f626</text:p>
          </table:table-cell>
          <table:table-cell office:value-type="string" calcext:value-type="string">
            <text:p>Nellie</text:p>
          </table:table-cell>
          <table:table-cell office:value-type="float" office:value="0.58248" calcext:value-type="float">
            <text:p>0.582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4314" calcext:value-type="float">
            <text:p>0.84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348" calcext:value-type="float">
            <text:p>0.58348</text:p>
          </table:table-cell>
          <table:table-cell office:value-type="float" office:value="0" calcext:value-type="float">
            <text:p>0</text:p>
          </table:table-cell>
          <table:table-cell office:value-type="float" office:value="0.82375" calcext:value-type="float">
            <text:p>0.823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6-texture.png</text:p>
          </table:table-cell>
        </table:table-row>
        <table:table-row table:style-name="ro1">
          <table:table-cell office:value-type="string" calcext:value-type="string">
            <text:p>female-1f6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65d7b6b-69ab-4dcd-87a9-62fb1e00d02f</text:p>
          </table:table-cell>
          <table:table-cell office:value-type="string" calcext:value-type="string">
            <text:p>1f627</text:p>
          </table:table-cell>
          <table:table-cell office:value-type="string" calcext:value-type="string">
            <text:p>Grace</text:p>
          </table:table-cell>
          <table:table-cell office:value-type="float" office:value="1.1207" calcext:value-type="float">
            <text:p>1.120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8627" calcext:value-type="float">
            <text:p>0.88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217" calcext:value-type="float">
            <text:p>1.1217</text:p>
          </table:table-cell>
          <table:table-cell office:value-type="float" office:value="0" calcext:value-type="float">
            <text:p>0</text:p>
          </table:table-cell>
          <table:table-cell office:value-type="float" office:value="1.5849" calcext:value-type="float">
            <text:p>1.58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7-texture.png</text:p>
          </table:table-cell>
        </table:table-row>
        <table:table-row table:style-name="ro1">
          <table:table-cell office:value-type="string" calcext:value-type="string">
            <text:p>female-1f6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02ade6a-bd0b-41bf-bde6-489bc3fa849e</text:p>
          </table:table-cell>
          <table:table-cell office:value-type="string" calcext:value-type="string">
            <text:p>1f628</text:p>
          </table:table-cell>
          <table:table-cell office:value-type="string" calcext:value-type="string">
            <text:p>Carrie</text:p>
          </table:table-cell>
          <table:table-cell office:value-type="float" office:value="1.17521" calcext:value-type="float">
            <text:p>1.17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8431" calcext:value-type="float">
            <text:p>0.784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7621" calcext:value-type="float">
            <text:p>1.17621</text:p>
          </table:table-cell>
          <table:table-cell office:value-type="float" office:value="0" calcext:value-type="float">
            <text:p>0</text:p>
          </table:table-cell>
          <table:table-cell office:value-type="float" office:value="1.66199" calcext:value-type="float">
            <text:p>1.661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8-texture.png</text:p>
          </table:table-cell>
        </table:table-row>
        <table:table-row table:style-name="ro1">
          <table:table-cell office:value-type="string" calcext:value-type="string">
            <text:p>female-1f62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e19646-d3f8-43b1-8157-53224c72b939</text:p>
          </table:table-cell>
          <table:table-cell office:value-type="string" calcext:value-type="string">
            <text:p>1f62a</text:p>
          </table:table-cell>
          <table:table-cell office:value-type="string" calcext:value-type="string">
            <text:p>Maude</text:p>
          </table:table-cell>
          <table:table-cell office:value-type="float" office:value="0.69583" calcext:value-type="float">
            <text:p>0.695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1176" calcext:value-type="float">
            <text:p>0.81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683" calcext:value-type="float">
            <text:p>0.69683</text:p>
          </table:table-cell>
          <table:table-cell office:value-type="float" office:value="0" calcext:value-type="float">
            <text:p>0</text:p>
          </table:table-cell>
          <table:table-cell office:value-type="float" office:value="0.98406" calcext:value-type="float">
            <text:p>0.984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a-texture.png</text:p>
          </table:table-cell>
        </table:table-row>
        <table:table-row table:style-name="ro1">
          <table:table-cell office:value-type="string" calcext:value-type="string">
            <text:p>female-1f62b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d9b8d68-c754-4c3a-a38c-452b161513b3</text:p>
          </table:table-cell>
          <table:table-cell office:value-type="string" calcext:value-type="string">
            <text:p>1f62b</text:p>
          </table:table-cell>
          <table:table-cell office:value-type="string" calcext:value-type="string">
            <text:p>Mabel</text:p>
          </table:table-cell>
          <table:table-cell office:value-type="float" office:value="0.65153" calcext:value-type="float">
            <text:p>0.65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92157" calcext:value-type="float">
            <text:p>0.9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253" calcext:value-type="float">
            <text:p>0.65253</text:p>
          </table:table-cell>
          <table:table-cell office:value-type="float" office:value="0" calcext:value-type="float">
            <text:p>0</text:p>
          </table:table-cell>
          <table:table-cell office:value-type="float" office:value="0.92141" calcext:value-type="float">
            <text:p>0.921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b-texture.png</text:p>
          </table:table-cell>
        </table:table-row>
        <table:table-row table:style-name="ro1">
          <table:table-cell office:value-type="string" calcext:value-type="string">
            <text:p>female-1f62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2c93f62-14d6-4474-9e09-11c84c046304</text:p>
          </table:table-cell>
          <table:table-cell office:value-type="string" calcext:value-type="string">
            <text:p>1f62d</text:p>
          </table:table-cell>
          <table:table-cell office:value-type="string" calcext:value-type="string">
            <text:p>Bessie</text:p>
          </table:table-cell>
          <table:table-cell office:value-type="float" office:value="0.628" calcext:value-type="float">
            <text:p>0.62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7647" calcext:value-type="float">
            <text:p>0.77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29" calcext:value-type="float">
            <text:p>0.629</text:p>
          </table:table-cell>
          <table:table-cell office:value-type="float" office:value="0" calcext:value-type="float">
            <text:p>0</text:p>
          </table:table-cell>
          <table:table-cell office:value-type="float" office:value="0.88812" calcext:value-type="float">
            <text:p>0.88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d-texture.png</text:p>
          </table:table-cell>
        </table:table-row>
        <table:table-row table:style-name="ro1">
          <table:table-cell office:value-type="string" calcext:value-type="string">
            <text:p>female-1f62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b11154a-c565-4021-afbc-8620d3f9527f</text:p>
          </table:table-cell>
          <table:table-cell office:value-type="string" calcext:value-type="string">
            <text:p>1f62e</text:p>
          </table:table-cell>
          <table:table-cell office:value-type="string" calcext:value-type="string">
            <text:p>Jennie</text:p>
          </table:table-cell>
          <table:table-cell office:value-type="float" office:value="1.07188" calcext:value-type="float">
            <text:p>1.07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7451" calcext:value-type="float">
            <text:p>0.87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7288" calcext:value-type="float">
            <text:p>1.07288</text:p>
          </table:table-cell>
          <table:table-cell office:value-type="float" office:value="0" calcext:value-type="float">
            <text:p>0</text:p>
          </table:table-cell>
          <table:table-cell office:value-type="float" office:value="1.51587" calcext:value-type="float">
            <text:p>1.515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e-texture.png</text:p>
          </table:table-cell>
        </table:table-row>
        <table:table-row table:style-name="ro1">
          <table:table-cell office:value-type="string" calcext:value-type="string">
            <text:p>female-1f62f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ff289a6-9b2e-4afe-b5c6-2da49d3cdf9f</text:p>
          </table:table-cell>
          <table:table-cell office:value-type="string" calcext:value-type="string">
            <text:p>1f62f</text:p>
          </table:table-cell>
          <table:table-cell office:value-type="string" calcext:value-type="string">
            <text:p>Gertrude</text:p>
          </table:table-cell>
          <table:table-cell office:value-type="float" office:value="0.96886" calcext:value-type="float">
            <text:p>0.96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6986" calcext:value-type="float">
            <text:p>0.96986</text:p>
          </table:table-cell>
          <table:table-cell office:value-type="float" office:value="0" calcext:value-type="float">
            <text:p>0</text:p>
          </table:table-cell>
          <table:table-cell office:value-type="float" office:value="1.37018" calcext:value-type="float">
            <text:p>1.37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f-texture.png</text:p>
          </table:table-cell>
        </table:table-row>
        <table:table-row table:style-name="ro1">
          <table:table-cell office:value-type="string" calcext:value-type="string">
            <text:p>female-1f6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d9fd9ba-4f46-45f2-af82-f327b248d64b</text:p>
          </table:table-cell>
          <table:table-cell office:value-type="string" calcext:value-type="string">
            <text:p>1f630</text:p>
          </table:table-cell>
          <table:table-cell office:value-type="string" calcext:value-type="string">
            <text:p>Julia</text:p>
          </table:table-cell>
          <table:table-cell office:value-type="float" office:value="1.15654" calcext:value-type="float">
            <text:p>1.15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902" calcext:value-type="float">
            <text:p>0.890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5754" calcext:value-type="float">
            <text:p>1.15754</text:p>
          </table:table-cell>
          <table:table-cell office:value-type="float" office:value="0" calcext:value-type="float">
            <text:p>0</text:p>
          </table:table-cell>
          <table:table-cell office:value-type="float" office:value="1.63559" calcext:value-type="float">
            <text:p>1.635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0-texture.png</text:p>
          </table:table-cell>
        </table:table-row>
        <table:table-row table:style-name="ro1">
          <table:table-cell office:value-type="string" calcext:value-type="string">
            <text:p>female-1f6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bb0f16b-bcc3-4fd9-8708-45820172c43c</text:p>
          </table:table-cell>
          <table:table-cell office:value-type="string" calcext:value-type="string">
            <text:p>1f632</text:p>
          </table:table-cell>
          <table:table-cell office:value-type="string" calcext:value-type="string">
            <text:p>Hattie</text:p>
          </table:table-cell>
          <table:table-cell office:value-type="float" office:value="0.51319" calcext:value-type="float">
            <text:p>0.51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8824" calcext:value-type="float">
            <text:p>0.78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1419" calcext:value-type="float">
            <text:p>0.51419</text:p>
          </table:table-cell>
          <table:table-cell office:value-type="float" office:value="0" calcext:value-type="float">
            <text:p>0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2-texture.png</text:p>
          </table:table-cell>
        </table:table-row>
        <table:table-row table:style-name="ro1">
          <table:table-cell office:value-type="string" calcext:value-type="string">
            <text:p>female-1f6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da1cf04-f4a4-4bff-98d7-c802fc9958e3</text:p>
          </table:table-cell>
          <table:table-cell office:value-type="string" calcext:value-type="string">
            <text:p>1f637</text:p>
          </table:table-cell>
          <table:table-cell office:value-type="string" calcext:value-type="string">
            <text:p>Edith</text:p>
          </table:table-cell>
          <table:table-cell office:value-type="float" office:value="0.9988" calcext:value-type="float">
            <text:p>0.99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0588" calcext:value-type="float">
            <text:p>0.70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98" calcext:value-type="float">
            <text:p>0.9998</text:p>
          </table:table-cell>
          <table:table-cell office:value-type="float" office:value="0" calcext:value-type="float">
            <text:p>0</text:p>
          </table:table-cell>
          <table:table-cell office:value-type="float" office:value="1.41251" calcext:value-type="float">
            <text:p>1.412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7-texture.png</text:p>
          </table:table-cell>
        </table:table-row>
        <table:table-row table:style-name="ro1">
          <table:table-cell office:value-type="string" calcext:value-type="string">
            <text:p>female-1f6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b73f3dc-6635-4cac-ba5d-5eb2114333bc</text:p>
          </table:table-cell>
          <table:table-cell office:value-type="string" calcext:value-type="string">
            <text:p>1f643</text:p>
          </table:table-cell>
          <table:table-cell office:value-type="string" calcext:value-type="string">
            <text:p>Mattie</text:p>
          </table:table-cell>
          <table:table-cell office:value-type="float" office:value="1.121" calcext:value-type="float">
            <text:p>1.12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3529" calcext:value-type="float">
            <text:p>0.83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22" calcext:value-type="float">
            <text:p>1.122</text:p>
          </table:table-cell>
          <table:table-cell office:value-type="float" office:value="0" calcext:value-type="float">
            <text:p>0</text:p>
          </table:table-cell>
          <table:table-cell office:value-type="float" office:value="1.58533" calcext:value-type="float">
            <text:p>1.585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43-texture.png</text:p>
          </table:table-cell>
        </table:table-row>
        <table:table-row table:style-name="ro1">
          <table:table-cell office:value-type="string" calcext:value-type="string">
            <text:p>female-1f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a779a80-fcd2-4d9a-a8ef-fa9a1bd910f6</text:p>
          </table:table-cell>
          <table:table-cell office:value-type="string" calcext:value-type="string">
            <text:p>1f910</text:p>
          </table:table-cell>
          <table:table-cell office:value-type="string" calcext:value-type="string">
            <text:p>Rose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92157" calcext:value-type="float">
            <text:p>0.9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848" calcext:value-type="float">
            <text:p>0.65848</text:p>
          </table:table-cell>
          <table:table-cell office:value-type="float" office:value="0" calcext:value-type="float">
            <text:p>0</text:p>
          </table:table-cell>
          <table:table-cell office:value-type="float" office:value="0.92982" calcext:value-type="float">
            <text:p>0.929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10-texture.png</text:p>
          </table:table-cell>
        </table:table-row>
        <table:table-row table:style-name="ro1">
          <table:table-cell office:value-type="string" calcext:value-type="string">
            <text:p>female-1f9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66752c2-b1c8-4ac6-9b43-163783cf755b</text:p>
          </table:table-cell>
          <table:table-cell office:value-type="string" calcext:value-type="string">
            <text:p>1f912</text:p>
          </table:table-cell>
          <table:table-cell office:value-type="string" calcext:value-type="string">
            <text:p>Catherine</text:p>
          </table:table-cell>
          <table:table-cell office:value-type="float" office:value="0.7536" calcext:value-type="float">
            <text:p>0.753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4902" calcext:value-type="float">
            <text:p>0.74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546" calcext:value-type="float">
            <text:p>0.7546</text:p>
          </table:table-cell>
          <table:table-cell office:value-type="float" office:value="0" calcext:value-type="float">
            <text:p>0</text:p>
          </table:table-cell>
          <table:table-cell office:value-type="float" office:value="1.06576" calcext:value-type="float">
            <text:p>1.06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12-texture.png</text:p>
          </table:table-cell>
        </table:table-row>
        <table:table-row table:style-name="ro1">
          <table:table-cell office:value-type="string" calcext:value-type="string">
            <text:p>female-1f9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d7f8c92-81a6-4bc5-b05f-1925babef0dc</text:p>
          </table:table-cell>
          <table:table-cell office:value-type="string" calcext:value-type="string">
            <text:p>1f915</text:p>
          </table:table-cell>
          <table:table-cell office:value-type="string" calcext:value-type="string">
            <text:p>Lillian</text:p>
          </table:table-cell>
          <table:table-cell office:value-type="float" office:value="0.58702" calcext:value-type="float">
            <text:p>0.58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75686" calcext:value-type="float">
            <text:p>0.75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802" calcext:value-type="float">
            <text:p>0.58802</text:p>
          </table:table-cell>
          <table:table-cell office:value-type="float" office:value="0" calcext:value-type="float">
            <text:p>0</text:p>
          </table:table-cell>
          <table:table-cell office:value-type="float" office:value="0.83017" calcext:value-type="float">
            <text:p>0.830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15-texture.png</text:p>
          </table:table-cell>
        </table:table-row>
        <table:table-row table:style-name="ro1">
          <table:table-cell office:value-type="string" calcext:value-type="string">
            <text:p>female-1f9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6ab6dac-5506-4766-9013-61d6c77b9d00</text:p>
          </table:table-cell>
          <table:table-cell office:value-type="string" calcext:value-type="string">
            <text:p>1f923</text:p>
          </table:table-cell>
          <table:table-cell office:value-type="string" calcext:value-type="string">
            <text:p>Ada</text:p>
          </table:table-cell>
          <table:table-cell office:value-type="float" office:value="0.91899" calcext:value-type="float">
            <text:p>0.91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98824" calcext:value-type="float">
            <text:p>0.98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999" calcext:value-type="float">
            <text:p>0.91999</text:p>
          </table:table-cell>
          <table:table-cell office:value-type="float" office:value="0" calcext:value-type="float">
            <text:p>0</text:p>
          </table:table-cell>
          <table:table-cell office:value-type="float" office:value="1.29965" calcext:value-type="float">
            <text:p>1.299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23-texture.png</text:p>
          </table:table-cell>
        </table:table-row>
        <table:table-row table:style-name="ro1">
          <table:table-cell office:value-type="string" calcext:value-type="string">
            <text:p>female-1f9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cd7792f-aba7-4a46-a4ba-8c01b4e6cfcb</text:p>
          </table:table-cell>
          <table:table-cell office:value-type="string" calcext:value-type="string">
            <text:p>1f924</text:p>
          </table:table-cell>
          <table:table-cell office:value-type="string" calcext:value-type="string">
            <text:p>Lillie</text:p>
          </table:table-cell>
          <table:table-cell office:value-type="float" office:value="0.59189" calcext:value-type="float">
            <text:p>0.59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98431" calcext:value-type="float">
            <text:p>0.984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9289" calcext:value-type="float">
            <text:p>0.59289</text:p>
          </table:table-cell>
          <table:table-cell office:value-type="float" office:value="0" calcext:value-type="float">
            <text:p>0</text:p>
          </table:table-cell>
          <table:table-cell office:value-type="float" office:value="0.83706" calcext:value-type="float">
            <text:p>0.83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24-texture.png</text:p>
          </table:table-cell>
        </table:table-row>
        <table:table-row table:style-name="ro1">
          <table:table-cell office:value-type="string" calcext:value-type="string">
            <text:p>female-1f9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d48f9ff-2aa4-457b-ba52-7d2e4f2ff30a</text:p>
          </table:table-cell>
          <table:table-cell office:value-type="string" calcext:value-type="string">
            <text:p>1f929</text:p>
          </table:table-cell>
          <table:table-cell office:value-type="string" calcext:value-type="string">
            <text:p>Helen</text:p>
          </table:table-cell>
          <table:table-cell office:value-type="float" office:value="0.61258" calcext:value-type="float">
            <text:p>0.6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67451" calcext:value-type="float">
            <text:p>0.67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358" calcext:value-type="float">
            <text:p>0.61358</text:p>
          </table:table-cell>
          <table:table-cell office:value-type="float" office:value="0" calcext:value-type="float">
            <text:p>0</text:p>
          </table:table-cell>
          <table:table-cell office:value-type="float" office:value="0.86632" calcext:value-type="float">
            <text:p>0.86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29-texture.png</text:p>
          </table:table-cell>
        </table:table-row>
        <table:table-row table:style-name="ro1">
          <table:table-cell office:value-type="string" calcext:value-type="string">
            <text:p>female-1f9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edb5fe7-dacf-4f79-96bc-42d6dc0e979c</text:p>
          </table:table-cell>
          <table:table-cell office:value-type="string" calcext:value-type="string">
            <text:p>1f972</text:p>
          </table:table-cell>
          <table:table-cell office:value-type="string" calcext:value-type="string">
            <text:p>Jessie</text:p>
          </table:table-cell>
          <table:table-cell office:value-type="float" office:value="1.02133" calcext:value-type="float">
            <text:p>1.02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3" office:value-type="float" office:value="0.89412" calcext:value-type="float">
            <text:p>0.8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233" calcext:value-type="float">
            <text:p>1.02233</text:p>
          </table:table-cell>
          <table:table-cell office:value-type="float" office:value="0" calcext:value-type="float">
            <text:p>0</text:p>
          </table:table-cell>
          <table:table-cell office:value-type="float" office:value="1.44438" calcext:value-type="float">
            <text:p>1.444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72-texture.png</text:p>
          </table:table-cell>
        </table:table-row>
        <table:table-row table:style-name="ro1">
          <table:table-cell office:value-type="string" calcext:value-type="string">
            <text:p>male-1f6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09c7471-3842-4436-b86f-c03cbb34ad0c</text:p>
          </table:table-cell>
          <table:table-cell office:value-type="string" calcext:value-type="string">
            <text:p>1f601</text:p>
          </table:table-cell>
          <table:table-cell office:value-type="string" calcext:value-type="string">
            <text:p>John</text:p>
          </table:table-cell>
          <table:table-cell office:value-type="float" office:value="0.83105" calcext:value-type="float">
            <text:p>0.83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83529" calcext:value-type="float">
            <text:p>0.83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205" calcext:value-type="float">
            <text:p>0.83205</text:p>
          </table:table-cell>
          <table:table-cell office:value-type="float" office:value="0" calcext:value-type="float">
            <text:p>0</text:p>
          </table:table-cell>
          <table:table-cell office:value-type="float" office:value="1.17529" calcext:value-type="float">
            <text:p>1.175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1-texture.png</text:p>
          </table:table-cell>
        </table:table-row>
        <table:table-row table:style-name="ro1">
          <table:table-cell office:value-type="string" calcext:value-type="string">
            <text:p>male-1f6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c5f7e30-a38f-447b-8ed3-c6e619d6581a</text:p>
          </table:table-cell>
          <table:table-cell office:value-type="string" calcext:value-type="string">
            <text:p>1f603</text:p>
          </table:table-cell>
          <table:table-cell office:value-type="string" calcext:value-type="string">
            <text:p>William</text:p>
          </table:table-cell>
          <table:table-cell office:value-type="float" office:value="0.70637" calcext:value-type="float">
            <text:p>0.706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75294" calcext:value-type="float">
            <text:p>0.75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0737" calcext:value-type="float">
            <text:p>0.70737</text:p>
          </table:table-cell>
          <table:table-cell office:value-type="float" office:value="0" calcext:value-type="float">
            <text:p>0</text:p>
          </table:table-cell>
          <table:table-cell office:value-type="float" office:value="0.99896" calcext:value-type="float">
            <text:p>0.998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3-texture.png</text:p>
          </table:table-cell>
        </table:table-row>
        <table:table-row table:style-name="ro1">
          <table:table-cell office:value-type="string" calcext:value-type="string">
            <text:p>male-1f6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030e686-e864-464a-b919-25992e2c44c1</text:p>
          </table:table-cell>
          <table:table-cell office:value-type="string" calcext:value-type="string">
            <text:p>1f604</text:p>
          </table:table-cell>
          <table:table-cell office:value-type="string" calcext:value-type="string">
            <text:p>James</text:p>
          </table:table-cell>
          <table:table-cell office:value-type="float" office:value="1.14308" calcext:value-type="float">
            <text:p>1.14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23137" calcext:value-type="float">
            <text:p>0.23137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0.71373" calcext:value-type="float">
            <text:p>0.71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408" calcext:value-type="float">
            <text:p>1.14408</text:p>
          </table:table-cell>
          <table:table-cell office:value-type="float" office:value="0" calcext:value-type="float">
            <text:p>0</text:p>
          </table:table-cell>
          <table:table-cell office:value-type="float" office:value="1.61656" calcext:value-type="float">
            <text:p>1.616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4-texture.png</text:p>
          </table:table-cell>
        </table:table-row>
        <table:table-row table:style-name="ro1">
          <table:table-cell office:value-type="string" calcext:value-type="string">
            <text:p>male-1f6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51d21e-d2d7-4714-aabd-3974031cd28c</text:p>
          </table:table-cell>
          <table:table-cell office:value-type="string" calcext:value-type="string">
            <text:p>1f606</text:p>
          </table:table-cell>
          <table:table-cell office:value-type="string" calcext:value-type="string">
            <text:p>Charles</text:p>
          </table:table-cell>
          <table:table-cell office:value-type="float" office:value="0.572" calcext:value-type="float">
            <text:p>0.57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32941" calcext:value-type="float">
            <text:p>0.32941</text:p>
          </table:table-cell>
          <table:table-cell office:value-type="float" office:value="0.71765" calcext:value-type="float">
            <text:p>0.71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0" calcext:value-type="float">
            <text:p>0</text:p>
          </table:table-cell>
          <table:table-cell office:value-type="float" office:value="0.80892" calcext:value-type="float">
            <text:p>0.80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6-texture.png</text:p>
          </table:table-cell>
        </table:table-row>
        <table:table-row table:style-name="ro1">
          <table:table-cell office:value-type="string" calcext:value-type="string">
            <text:p>male-1f6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5ca862a-a888-45ec-86d7-ffc304518a58</text:p>
          </table:table-cell>
          <table:table-cell office:value-type="string" calcext:value-type="string">
            <text:p>1f608</text:p>
          </table:table-cell>
          <table:table-cell office:value-type="string" calcext:value-type="string">
            <text:p>George</text:p>
          </table:table-cell>
          <table:table-cell office:value-type="float" office:value="1.11406" calcext:value-type="float">
            <text:p>1.114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96471" calcext:value-type="float">
            <text:p>0.964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1506" calcext:value-type="float">
            <text:p>1.11506</text:p>
          </table:table-cell>
          <table:table-cell office:value-type="float" office:value="0" calcext:value-type="float">
            <text:p>0</text:p>
          </table:table-cell>
          <table:table-cell office:value-type="float" office:value="1.57552" calcext:value-type="float">
            <text:p>1.575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8-texture.png</text:p>
          </table:table-cell>
        </table:table-row>
        <table:table-row table:style-name="ro1">
          <table:table-cell office:value-type="string" calcext:value-type="string">
            <text:p>male-1f6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5ba491d-85a9-4736-bc60-c39adc12a723</text:p>
          </table:table-cell>
          <table:table-cell office:value-type="string" calcext:value-type="string">
            <text:p>1f609</text:p>
          </table:table-cell>
          <table:table-cell office:value-type="string" calcext:value-type="string">
            <text:p>Frank</text:p>
          </table:table-cell>
          <table:table-cell office:value-type="float" office:value="0.94631" calcext:value-type="float">
            <text:p>0.946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8627" calcext:value-type="float">
            <text:p>0.08627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79608" calcext:value-type="float">
            <text:p>0.79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4731" calcext:value-type="float">
            <text:p>0.94731</text:p>
          </table:table-cell>
          <table:table-cell office:value-type="float" office:value="0" calcext:value-type="float">
            <text:p>0</text:p>
          </table:table-cell>
          <table:table-cell office:value-type="float" office:value="1.33829" calcext:value-type="float">
            <text:p>1.338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9-texture.png</text:p>
          </table:table-cell>
        </table:table-row>
        <table:table-row table:style-name="ro1">
          <table:table-cell office:value-type="string" calcext:value-type="string">
            <text:p>male-1f60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09ecdf8-2fac-4982-be23-d8ea12d71426</text:p>
          </table:table-cell>
          <table:table-cell office:value-type="string" calcext:value-type="string">
            <text:p>1f60b</text:p>
          </table:table-cell>
          <table:table-cell office:value-type="string" calcext:value-type="string">
            <text:p>Joseph</text:p>
          </table:table-cell>
          <table:table-cell office:value-type="float" office:value="0.86999" calcext:value-type="float">
            <text:p>0.86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2549" calcext:value-type="float">
            <text:p>0.25490</text:p>
          </table:table-cell>
          <table:table-cell office:value-type="float" office:value="0.24706" calcext:value-type="float">
            <text:p>0.24706</text:p>
          </table:table-cell>
          <table:table-cell office:value-type="float" office:value="0.76471" calcext:value-type="float">
            <text:p>0.764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099" calcext:value-type="float">
            <text:p>0.87099</text:p>
          </table:table-cell>
          <table:table-cell office:value-type="float" office:value="0" calcext:value-type="float">
            <text:p>0</text:p>
          </table:table-cell>
          <table:table-cell office:value-type="float" office:value="1.23035" calcext:value-type="float">
            <text:p>1.230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b-texture.png</text:p>
          </table:table-cell>
        </table:table-row>
        <table:table-row table:style-name="ro1">
          <table:table-cell office:value-type="string" calcext:value-type="string">
            <text:p>male-1f60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3927124-8774-4a96-a640-226e61afc23b</text:p>
          </table:table-cell>
          <table:table-cell office:value-type="string" calcext:value-type="string">
            <text:p>1f60e</text:p>
          </table:table-cell>
          <table:table-cell office:value-type="string" calcext:value-type="string">
            <text:p>Thomas</text:p>
          </table:table-cell>
          <table:table-cell office:value-type="float" office:value="0.69043" calcext:value-type="float">
            <text:p>0.69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79608" calcext:value-type="float">
            <text:p>0.796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143" calcext:value-type="float">
            <text:p>0.69143</text:p>
          </table:table-cell>
          <table:table-cell office:value-type="float" office:value="0" calcext:value-type="float">
            <text:p>0</text:p>
          </table:table-cell>
          <table:table-cell office:value-type="float" office:value="0.97641" calcext:value-type="float">
            <text:p>0.976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0e-texture.png</text:p>
          </table:table-cell>
        </table:table-row>
        <table:table-row table:style-name="ro1">
          <table:table-cell office:value-type="string" calcext:value-type="string">
            <text:p>male-1f6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bade17f-88eb-4d45-a472-bd182cb38fc6</text:p>
          </table:table-cell>
          <table:table-cell office:value-type="string" calcext:value-type="string">
            <text:p>1f610</text:p>
          </table:table-cell>
          <table:table-cell office:value-type="string" calcext:value-type="string">
            <text:p>Henry</text:p>
          </table:table-cell>
          <table:table-cell office:value-type="float" office:value="0.78462" calcext:value-type="float">
            <text:p>0.784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19216" calcext:value-type="float">
            <text:p>0.19216</text:p>
          </table:table-cell>
          <table:table-cell office:value-type="float" office:value="0.72157" calcext:value-type="float">
            <text:p>0.7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562" calcext:value-type="float">
            <text:p>0.78562</text:p>
          </table:table-cell>
          <table:table-cell office:value-type="float" office:value="0" calcext:value-type="float">
            <text:p>0</text:p>
          </table:table-cell>
          <table:table-cell office:value-type="float" office:value="1.10963" calcext:value-type="float">
            <text:p>1.109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0-texture.png</text:p>
          </table:table-cell>
        </table:table-row>
        <table:table-row table:style-name="ro1">
          <table:table-cell office:value-type="string" calcext:value-type="string">
            <text:p>male-1f6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3c9053-72d2-40f5-a4a4-5940e20eb949</text:p>
          </table:table-cell>
          <table:table-cell office:value-type="string" calcext:value-type="string">
            <text:p>1f611</text:p>
          </table:table-cell>
          <table:table-cell office:value-type="string" calcext:value-type="string">
            <text:p>Robert</text:p>
          </table:table-cell>
          <table:table-cell office:value-type="float" office:value="1.05692" calcext:value-type="float">
            <text:p>1.05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32157" calcext:value-type="float">
            <text:p>0.32157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1" calcext:value-type="float">
            <text:p>1.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792" calcext:value-type="float">
            <text:p>1.05792</text:p>
          </table:table-cell>
          <table:table-cell office:value-type="float" office:value="0" calcext:value-type="float">
            <text:p>0</text:p>
          </table:table-cell>
          <table:table-cell office:value-type="float" office:value="1.49471" calcext:value-type="float">
            <text:p>1.4947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1-texture.png</text:p>
          </table:table-cell>
        </table:table-row>
        <table:table-row table:style-name="ro1">
          <table:table-cell office:value-type="string" calcext:value-type="string">
            <text:p>male-1f6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7462f2a-64d4-4eea-8fe3-b1463a1466fa</text:p>
          </table:table-cell>
          <table:table-cell office:value-type="string" calcext:value-type="string">
            <text:p>1f612</text:p>
          </table:table-cell>
          <table:table-cell office:value-type="string" calcext:value-type="string">
            <text:p>Edward</text:p>
          </table:table-cell>
          <table:table-cell office:value-type="float" office:value="1.04953" calcext:value-type="float">
            <text:p>1.049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0.05098" calcext:value-type="float">
            <text:p>0.05098</text:p>
          </table:table-cell>
          <table:table-cell office:value-type="float" office:value="0.79216" calcext:value-type="float">
            <text:p>0.792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053" calcext:value-type="float">
            <text:p>1.05053</text:p>
          </table:table-cell>
          <table:table-cell office:value-type="float" office:value="0" calcext:value-type="float">
            <text:p>0</text:p>
          </table:table-cell>
          <table:table-cell office:value-type="float" office:value="1.48426" calcext:value-type="float">
            <text:p>1.484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2-texture.png</text:p>
          </table:table-cell>
        </table:table-row>
        <table:table-row table:style-name="ro1">
          <table:table-cell office:value-type="string" calcext:value-type="string">
            <text:p>male-1f6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1c8b0ea-0603-467b-93b8-95be20a54712</text:p>
          </table:table-cell>
          <table:table-cell office:value-type="string" calcext:value-type="string">
            <text:p>1f615</text:p>
          </table:table-cell>
          <table:table-cell office:value-type="string" calcext:value-type="string">
            <text:p>Harry</text:p>
          </table:table-cell>
          <table:table-cell office:value-type="float" office:value="0.95216" calcext:value-type="float">
            <text:p>0.95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32549" calcext:value-type="float">
            <text:p>0.32549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5316" calcext:value-type="float">
            <text:p>0.95316</text:p>
          </table:table-cell>
          <table:table-cell office:value-type="float" office:value="0" calcext:value-type="float">
            <text:p>0</text:p>
          </table:table-cell>
          <table:table-cell office:value-type="float" office:value="1.34656" calcext:value-type="float">
            <text:p>1.346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5-texture.png</text:p>
          </table:table-cell>
        </table:table-row>
        <table:table-row table:style-name="ro1">
          <table:table-cell office:value-type="string" calcext:value-type="string">
            <text:p>male-1f6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327d534-c75b-428e-a346-4d94cffcdfae</text:p>
          </table:table-cell>
          <table:table-cell office:value-type="string" calcext:value-type="string">
            <text:p>1f616</text:p>
          </table:table-cell>
          <table:table-cell office:value-type="string" calcext:value-type="string">
            <text:p>Walter</text:p>
          </table:table-cell>
          <table:table-cell office:value-type="float" office:value="0.84001" calcext:value-type="float">
            <text:p>0.84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.00000</text:p>
          </table:table-cell>
          <table:table-cell office:value-type="float" office:value="0.2902" calcext:value-type="float">
            <text:p>0.29020</text:p>
          </table:table-cell>
          <table:table-cell office:value-type="float" office:value="0.65098" calcext:value-type="float">
            <text:p>0.6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4101" calcext:value-type="float">
            <text:p>0.84101</text:p>
          </table:table-cell>
          <table:table-cell office:value-type="float" office:value="0" calcext:value-type="float">
            <text:p>0</text:p>
          </table:table-cell>
          <table:table-cell office:value-type="float" office:value="1.18796" calcext:value-type="float">
            <text:p>1.187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6-texture.png</text:p>
          </table:table-cell>
        </table:table-row>
        <table:table-row table:style-name="ro1">
          <table:table-cell office:value-type="string" calcext:value-type="string">
            <text:p>male-1f6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c4d6e6-df7a-4a6f-8476-8b9085b44d4c</text:p>
          </table:table-cell>
          <table:table-cell office:value-type="string" calcext:value-type="string">
            <text:p>1f617</text:p>
          </table:table-cell>
          <table:table-cell office:value-type="string" calcext:value-type="string">
            <text:p>Arthur</text:p>
          </table:table-cell>
          <table:table-cell office:value-type="float" office:value="1.11265" calcext:value-type="float">
            <text:p>1.11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.37255" calcext:value-type="float">
            <text:p>0.37255</text:p>
          </table:table-cell>
          <table:table-cell office:value-type="float" office:value="0.71373" calcext:value-type="float">
            <text:p>0.71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1365" calcext:value-type="float">
            <text:p>1.11365</text:p>
          </table:table-cell>
          <table:table-cell office:value-type="float" office:value="0" calcext:value-type="float">
            <text:p>0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7-texture.png</text:p>
          </table:table-cell>
        </table:table-row>
        <table:table-row table:style-name="ro1">
          <table:table-cell office:value-type="string" calcext:value-type="string">
            <text:p>male-1f6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97e8789-dc9b-4f88-a85f-55d1d2ba6321</text:p>
          </table:table-cell>
          <table:table-cell office:value-type="string" calcext:value-type="string">
            <text:p>1f619</text:p>
          </table:table-cell>
          <table:table-cell office:value-type="string" calcext:value-type="string">
            <text:p>Fred</text:p>
          </table:table-cell>
          <table:table-cell office:value-type="float" office:value="0.64516" calcext:value-type="float">
            <text:p>0.645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8627" calcext:value-type="float">
            <text:p>0.08627</text:p>
          </table:table-cell>
          <table:table-cell office:value-type="float" office:value="0.37255" calcext:value-type="float">
            <text:p>0.37255</text:p>
          </table:table-cell>
          <table:table-cell office:value-type="float" office:value="0.71373" calcext:value-type="float">
            <text:p>0.71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4616" calcext:value-type="float">
            <text:p>0.64616</text:p>
          </table:table-cell>
          <table:table-cell office:value-type="float" office:value="0" calcext:value-type="float">
            <text:p>0</text:p>
          </table:table-cell>
          <table:table-cell office:value-type="float" office:value="0.9124" calcext:value-type="float">
            <text:p>0.91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9-texture.png</text:p>
          </table:table-cell>
        </table:table-row>
        <table:table-row table:style-name="ro1">
          <table:table-cell office:value-type="string" calcext:value-type="string">
            <text:p>male-1f61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d874d3-6f5b-4aed-9a24-2c7b0fcb0b6c</text:p>
          </table:table-cell>
          <table:table-cell office:value-type="string" calcext:value-type="string">
            <text:p>1f61b</text:p>
          </table:table-cell>
          <table:table-cell office:value-type="string" calcext:value-type="string">
            <text:p>Albert</text:p>
          </table:table-cell>
          <table:table-cell office:value-type="float" office:value="0.77116" calcext:value-type="float">
            <text:p>0.77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36863" calcext:value-type="float">
            <text:p>0.36863</text:p>
          </table:table-cell>
          <table:table-cell office:value-type="float" office:value="0.1451" calcext:value-type="float">
            <text:p>0.14510</text:p>
          </table:table-cell>
          <table:table-cell office:value-type="float" office:value="0.6902" calcext:value-type="float">
            <text:p>0.690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216" calcext:value-type="float">
            <text:p>0.77216</text:p>
          </table:table-cell>
          <table:table-cell office:value-type="float" office:value="0" calcext:value-type="float">
            <text:p>0</text:p>
          </table:table-cell>
          <table:table-cell office:value-type="float" office:value="1.09058" calcext:value-type="float">
            <text:p>1.090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b-texture.png</text:p>
          </table:table-cell>
        </table:table-row>
        <table:table-row table:style-name="ro1">
          <table:table-cell office:value-type="string" calcext:value-type="string">
            <text:p>male-1f61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04ff2fa-f86a-430f-937c-384afd0d7db4</text:p>
          </table:table-cell>
          <table:table-cell office:value-type="string" calcext:value-type="string">
            <text:p>1f61c</text:p>
          </table:table-cell>
          <table:table-cell office:value-type="string" calcext:value-type="string">
            <text:p>Samuel</text:p>
          </table:table-cell>
          <table:table-cell office:value-type="float" office:value="1.1137" calcext:value-type="float">
            <text:p>1.113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27059" calcext:value-type="float">
            <text:p>0.27059</text:p>
          </table:table-cell>
          <table:table-cell office:value-type="float" office:value="0.09412" calcext:value-type="float">
            <text:p>0.09412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147" calcext:value-type="float">
            <text:p>1.1147</text:p>
          </table:table-cell>
          <table:table-cell office:value-type="float" office:value="0" calcext:value-type="float">
            <text:p>0</text:p>
          </table:table-cell>
          <table:table-cell office:value-type="float" office:value="1.57501" calcext:value-type="float">
            <text:p>1.575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c-texture.png</text:p>
          </table:table-cell>
        </table:table-row>
        <table:table-row table:style-name="ro1">
          <table:table-cell office:value-type="string" calcext:value-type="string">
            <text:p>male-1f61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950552b-3035-406a-a0a1-2037120bc113</text:p>
          </table:table-cell>
          <table:table-cell office:value-type="string" calcext:value-type="string">
            <text:p>1f61d</text:p>
          </table:table-cell>
          <table:table-cell office:value-type="string" calcext:value-type="string">
            <text:p>David</text:p>
          </table:table-cell>
          <table:table-cell office:value-type="float" office:value="0.74862" calcext:value-type="float">
            <text:p>0.748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08627" calcext:value-type="float">
            <text:p>0.08627</text:p>
          </table:table-cell>
          <table:table-cell office:value-type="float" office:value="0.97647" calcext:value-type="float">
            <text:p>0.97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962" calcext:value-type="float">
            <text:p>0.74962</text:p>
          </table:table-cell>
          <table:table-cell office:value-type="float" office:value="0" calcext:value-type="float">
            <text:p>0</text:p>
          </table:table-cell>
          <table:table-cell office:value-type="float" office:value="1.0587" calcext:value-type="float">
            <text:p>1.058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1d-texture.png</text:p>
          </table:table-cell>
        </table:table-row>
        <table:table-row table:style-name="ro1">
          <table:table-cell office:value-type="string" calcext:value-type="string">
            <text:p>male-1f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e9b9bc-e7d6-412a-b1e3-c884716e054f</text:p>
          </table:table-cell>
          <table:table-cell office:value-type="string" calcext:value-type="string">
            <text:p>1f620</text:p>
          </table:table-cell>
          <table:table-cell office:value-type="string" calcext:value-type="string">
            <text:p>Louis</text:p>
          </table:table-cell>
          <table:table-cell office:value-type="float" office:value="0.58778" calcext:value-type="float">
            <text:p>0.58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8431" calcext:value-type="float">
            <text:p>0.18431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98431" calcext:value-type="float">
            <text:p>0.984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878" calcext:value-type="float">
            <text:p>0.58878</text:p>
          </table:table-cell>
          <table:table-cell office:value-type="float" office:value="0" calcext:value-type="float">
            <text:p>0</text:p>
          </table:table-cell>
          <table:table-cell office:value-type="float" office:value="0.83125" calcext:value-type="float">
            <text:p>0.831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0-texture.png</text:p>
          </table:table-cell>
        </table:table-row>
        <table:table-row table:style-name="ro1">
          <table:table-cell office:value-type="string" calcext:value-type="string">
            <text:p>male-1f6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04ae7df-1eec-44ad-bc4b-2e9fc7eee112</text:p>
          </table:table-cell>
          <table:table-cell office:value-type="string" calcext:value-type="string">
            <text:p>1f621</text:p>
          </table:table-cell>
          <table:table-cell office:value-type="string" calcext:value-type="string">
            <text:p>Joe</text:p>
          </table:table-cell>
          <table:table-cell office:value-type="float" office:value="0.55986" calcext:value-type="float">
            <text:p>0.559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.3451" calcext:value-type="float">
            <text:p>0.34510</text:p>
          </table:table-cell>
          <table:table-cell office:value-type="float" office:value="0.87451" calcext:value-type="float">
            <text:p>0.87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086" calcext:value-type="float">
            <text:p>0.56086</text:p>
          </table:table-cell>
          <table:table-cell office:value-type="float" office:value="0" calcext:value-type="float">
            <text:p>0</text:p>
          </table:table-cell>
          <table:table-cell office:value-type="float" office:value="0.79176" calcext:value-type="float">
            <text:p>0.791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1-texture.png</text:p>
          </table:table-cell>
        </table:table-row>
        <table:table-row table:style-name="ro1">
          <table:table-cell office:value-type="string" calcext:value-type="string">
            <text:p>male-1f6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8d9eb3f-54ef-401e-92fe-0dda88d9e96f</text:p>
          </table:table-cell>
          <table:table-cell office:value-type="string" calcext:value-type="string">
            <text:p>1f624</text:p>
          </table:table-cell>
          <table:table-cell office:value-type="string" calcext:value-type="string">
            <text:p>Charlie</text:p>
          </table:table-cell>
          <table:table-cell office:value-type="float" office:value="1.03885" calcext:value-type="float">
            <text:p>1.03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34118" calcext:value-type="float">
            <text:p>0.34118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0.63137" calcext:value-type="float">
            <text:p>0.63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3985" calcext:value-type="float">
            <text:p>1.03985</text:p>
          </table:table-cell>
          <table:table-cell office:value-type="float" office:value="0" calcext:value-type="float">
            <text:p>0</text:p>
          </table:table-cell>
          <table:table-cell office:value-type="float" office:value="1.46915" calcext:value-type="float">
            <text:p>1.469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4-texture.png</text:p>
          </table:table-cell>
        </table:table-row>
        <table:table-row table:style-name="ro1">
          <table:table-cell office:value-type="string" calcext:value-type="string">
            <text:p>male-1f6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d0e3bf1-1aa9-4499-bdf8-94790583518f</text:p>
          </table:table-cell>
          <table:table-cell office:value-type="string" calcext:value-type="string">
            <text:p>1f629</text:p>
          </table:table-cell>
          <table:table-cell office:value-type="string" calcext:value-type="string">
            <text:p>Clarence</text:p>
          </table:table-cell>
          <table:table-cell office:value-type="float" office:value="0.71015" calcext:value-type="float">
            <text:p>0.7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21569" calcext:value-type="float">
            <text:p>0.21569</text:p>
          </table:table-cell>
          <table:table-cell office:value-type="float" office:value="0.18039" calcext:value-type="float">
            <text:p>0.18039</text:p>
          </table:table-cell>
          <table:table-cell office:value-type="float" office:value="0.75686" calcext:value-type="float">
            <text:p>0.75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1115" calcext:value-type="float">
            <text:p>0.71115</text:p>
          </table:table-cell>
          <table:table-cell office:value-type="float" office:value="0" calcext:value-type="float">
            <text:p>0</text:p>
          </table:table-cell>
          <table:table-cell office:value-type="float" office:value="1.0043" calcext:value-type="float">
            <text:p>1.00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9-texture.png</text:p>
          </table:table-cell>
        </table:table-row>
        <table:table-row table:style-name="ro1">
          <table:table-cell office:value-type="string" calcext:value-type="string">
            <text:p>male-1f62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abeef08-e913-4bae-a9f1-50beda52ab52</text:p>
          </table:table-cell>
          <table:table-cell office:value-type="string" calcext:value-type="string">
            <text:p>1f62c</text:p>
          </table:table-cell>
          <table:table-cell office:value-type="string" calcext:value-type="string">
            <text:p>Richard</text:p>
          </table:table-cell>
          <table:table-cell office:value-type="float" office:value="0.98952" calcext:value-type="float">
            <text:p>0.98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7843" calcext:value-type="float">
            <text:p>0.07843</text:p>
          </table:table-cell>
          <table:table-cell office:value-type="float" office:value="0.36863" calcext:value-type="float">
            <text:p>0.36863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052" calcext:value-type="float">
            <text:p>0.99052</text:p>
          </table:table-cell>
          <table:table-cell office:value-type="float" office:value="0" calcext:value-type="float">
            <text:p>0</text:p>
          </table:table-cell>
          <table:table-cell office:value-type="float" office:value="1.39939" calcext:value-type="float">
            <text:p>1.399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2c-texture.png</text:p>
          </table:table-cell>
        </table:table-row>
        <table:table-row table:style-name="ro1">
          <table:table-cell office:value-type="string" calcext:value-type="string">
            <text:p>male-1f6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c556199-acad-4441-8bee-e19d4acf0dca</text:p>
          </table:table-cell>
          <table:table-cell office:value-type="string" calcext:value-type="string">
            <text:p>1f634</text:p>
          </table:table-cell>
          <table:table-cell office:value-type="string" calcext:value-type="string">
            <text:p>Andrew</text:p>
          </table:table-cell>
          <table:table-cell office:value-type="float" office:value="0.58893" calcext:value-type="float">
            <text:p>0.5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63922" calcext:value-type="float">
            <text:p>0.63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993" calcext:value-type="float">
            <text:p>0.58993</text:p>
          </table:table-cell>
          <table:table-cell office:value-type="float" office:value="0" calcext:value-type="float">
            <text:p>0</text:p>
          </table:table-cell>
          <table:table-cell office:value-type="float" office:value="0.83288" calcext:value-type="float">
            <text:p>0.8328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4-texture.png</text:p>
          </table:table-cell>
        </table:table-row>
        <table:table-row table:style-name="ro1">
          <table:table-cell office:value-type="string" calcext:value-type="string">
            <text:p>male-1f6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5f73ef7-f0a3-44b8-a66b-08f9f2739843</text:p>
          </table:table-cell>
          <table:table-cell office:value-type="string" calcext:value-type="string">
            <text:p>1f635</text:p>
          </table:table-cell>
          <table:table-cell office:value-type="string" calcext:value-type="string">
            <text:p>Daniel</text:p>
          </table:table-cell>
          <table:table-cell office:value-type="float" office:value="0.73804" calcext:value-type="float">
            <text:p>0.73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24706" calcext:value-type="float">
            <text:p>0.24706</text:p>
          </table:table-cell>
          <table:table-cell office:value-type="float" office:value="0.14902" calcext:value-type="float">
            <text:p>0.14902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904" calcext:value-type="float">
            <text:p>0.73904</text:p>
          </table:table-cell>
          <table:table-cell office:value-type="float" office:value="0" calcext:value-type="float">
            <text:p>0</text:p>
          </table:table-cell>
          <table:table-cell office:value-type="float" office:value="1.04375" calcext:value-type="float">
            <text:p>1.043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5-texture.png</text:p>
          </table:table-cell>
        </table:table-row>
        <table:table-row table:style-name="ro1">
          <table:table-cell office:value-type="string" calcext:value-type="string">
            <text:p>male-1f6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1192da-2d79-4b09-b4d8-31ec1966cfc2</text:p>
          </table:table-cell>
          <table:table-cell office:value-type="string" calcext:value-type="string">
            <text:p>1f636</text:p>
          </table:table-cell>
          <table:table-cell office:value-type="string" calcext:value-type="string">
            <text:p>Ernest</text:p>
          </table:table-cell>
          <table:table-cell office:value-type="float" office:value="0.67895" calcext:value-type="float">
            <text:p>0.67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.72157" calcext:value-type="float">
            <text:p>0.7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7995" calcext:value-type="float">
            <text:p>0.67995</text:p>
          </table:table-cell>
          <table:table-cell office:value-type="float" office:value="0" calcext:value-type="float">
            <text:p>0</text:p>
          </table:table-cell>
          <table:table-cell office:value-type="float" office:value="0.96018" calcext:value-type="float">
            <text:p>0.960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6-texture.png</text:p>
          </table:table-cell>
        </table:table-row>
        <table:table-row table:style-name="ro1">
          <table:table-cell office:value-type="string" calcext:value-type="string">
            <text:p>male-1f6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0fd54b4-4acf-4637-82ff-ca23b93e1133</text:p>
          </table:table-cell>
          <table:table-cell office:value-type="string" calcext:value-type="string">
            <text:p>1f641</text:p>
          </table:table-cell>
          <table:table-cell office:value-type="string" calcext:value-type="string">
            <text:p>Will</text:p>
          </table:table-cell>
          <table:table-cell office:value-type="float" office:value="0.99286" calcext:value-type="float">
            <text:p>0.99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0.18431" calcext:value-type="float">
            <text:p>0.18431</text:p>
          </table:table-cell>
          <table:table-cell office:value-type="float" office:value="0.84706" calcext:value-type="float">
            <text:p>0.8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386" calcext:value-type="float">
            <text:p>0.99386</text:p>
          </table:table-cell>
          <table:table-cell office:value-type="float" office:value="0" calcext:value-type="float">
            <text:p>0</text:p>
          </table:table-cell>
          <table:table-cell office:value-type="float" office:value="1.40411" calcext:value-type="float">
            <text:p>1.404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41-texture.png</text:p>
          </table:table-cell>
        </table:table-row>
        <table:table-row table:style-name="ro1">
          <table:table-cell office:value-type="string" calcext:value-type="string">
            <text:p>male-1f6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b542a3b-f1db-4cbb-87cd-139e0d9c20f6</text:p>
          </table:table-cell>
          <table:table-cell office:value-type="string" calcext:value-type="string">
            <text:p>1f642</text:p>
          </table:table-cell>
          <table:table-cell office:value-type="string" calcext:value-type="string">
            <text:p>Jesse</text:p>
          </table:table-cell>
          <table:table-cell office:value-type="float" office:value="1.08421" calcext:value-type="float">
            <text:p>1.08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34902" calcext:value-type="float">
            <text:p>0.34902</text:p>
          </table:table-cell>
          <table:table-cell office:value-type="float" office:value="0.91765" calcext:value-type="float">
            <text:p>0.91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8521" calcext:value-type="float">
            <text:p>1.08521</text:p>
          </table:table-cell>
          <table:table-cell office:value-type="float" office:value="0" calcext:value-type="float">
            <text:p>0</text:p>
          </table:table-cell>
          <table:table-cell office:value-type="float" office:value="1.5333" calcext:value-type="float">
            <text:p>1.5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42-texture.png</text:p>
          </table:table-cell>
        </table:table-row>
        <table:table-row table:style-name="ro1">
          <table:table-cell office:value-type="string" calcext:value-type="string">
            <text:p>male-1f6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c1e97b-7df7-4bfb-b8c4-2aec6aa67b5a</text:p>
          </table:table-cell>
          <table:table-cell office:value-type="string" calcext:value-type="string">
            <text:p>1f644</text:p>
          </table:table-cell>
          <table:table-cell office:value-type="string" calcext:value-type="string">
            <text:p>Oscar</text:p>
          </table:table-cell>
          <table:table-cell office:value-type="float" office:value="0.81187" calcext:value-type="float">
            <text:p>0.8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81569" calcext:value-type="float">
            <text:p>0.815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287" calcext:value-type="float">
            <text:p>0.81287</text:p>
          </table:table-cell>
          <table:table-cell office:value-type="float" office:value="0" calcext:value-type="float">
            <text:p>0</text:p>
          </table:table-cell>
          <table:table-cell office:value-type="float" office:value="1.14816" calcext:value-type="float">
            <text:p>1.148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44-texture.png</text:p>
          </table:table-cell>
        </table:table-row>
        <table:table-row table:style-name="ro1">
          <table:table-cell office:value-type="string" calcext:value-type="string">
            <text:p>male-1f9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e6c3c7e-80c0-4d84-a43f-447f6bb02410</text:p>
          </table:table-cell>
          <table:table-cell office:value-type="string" calcext:value-type="string">
            <text:p>1f911</text:p>
          </table:table-cell>
          <table:table-cell office:value-type="string" calcext:value-type="string">
            <text:p>Lewis</text:p>
          </table:table-cell>
          <table:table-cell office:value-type="float" office:value="0.95268" calcext:value-type="float">
            <text:p>0.95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70196" calcext:value-type="float">
            <text:p>0.70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5368" calcext:value-type="float">
            <text:p>0.95368</text:p>
          </table:table-cell>
          <table:table-cell office:value-type="float" office:value="0" calcext:value-type="float">
            <text:p>0</text:p>
          </table:table-cell>
          <table:table-cell office:value-type="float" office:value="1.3473" calcext:value-type="float">
            <text:p>1.34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11-texture.png</text:p>
          </table:table-cell>
        </table:table-row>
        <table:table-row table:style-name="ro1">
          <table:table-cell office:value-type="string" calcext:value-type="string">
            <text:p>male-1f9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ea4fbd9-dbae-4275-abc2-9e7b23488d3f</text:p>
          </table:table-cell>
          <table:table-cell office:value-type="string" calcext:value-type="string">
            <text:p>1f913</text:p>
          </table:table-cell>
          <table:table-cell office:value-type="string" calcext:value-type="string">
            <text:p>Peter</text:p>
          </table:table-cell>
          <table:table-cell office:value-type="float" office:value="0.5478" calcext:value-type="float">
            <text:p>0.54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6078" calcext:value-type="float">
            <text:p>0.16078</text:p>
          </table:table-cell>
          <table:table-cell office:value-type="float" office:value="0.26275" calcext:value-type="float">
            <text:p>0.26275</text:p>
          </table:table-cell>
          <table:table-cell office:value-type="float" office:value="0.78824" calcext:value-type="float">
            <text:p>0.78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488" calcext:value-type="float">
            <text:p>0.5488</text:p>
          </table:table-cell>
          <table:table-cell office:value-type="float" office:value="0" calcext:value-type="float">
            <text:p>0</text:p>
          </table:table-cell>
          <table:table-cell office:value-type="float" office:value="0.7747" calcext:value-type="float">
            <text:p>0.77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13-texture.png</text:p>
          </table:table-cell>
        </table:table-row>
        <table:table-row table:style-name="ro1">
          <table:table-cell office:value-type="string" calcext:value-type="string">
            <text:p>male-1f9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02ba52b-3f11-4325-860b-dd0314f4f029</text:p>
          </table:table-cell>
          <table:table-cell office:value-type="string" calcext:value-type="string">
            <text:p>1f914</text:p>
          </table:table-cell>
          <table:table-cell office:value-type="string" calcext:value-type="string">
            <text:p>Benjamin</text:p>
          </table:table-cell>
          <table:table-cell office:value-type="float" office:value="0.90202" calcext:value-type="float">
            <text:p>0.90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30196" calcext:value-type="float">
            <text:p>0.30196</text:p>
          </table:table-cell>
          <table:table-cell office:value-type="float" office:value="0.17255" calcext:value-type="float">
            <text:p>0.17255</text:p>
          </table:table-cell>
          <table:table-cell office:value-type="float" office:value="0.98039" calcext:value-type="float">
            <text:p>0.98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302" calcext:value-type="float">
            <text:p>0.90302</text:p>
          </table:table-cell>
          <table:table-cell office:value-type="float" office:value="0" calcext:value-type="float">
            <text:p>0</text:p>
          </table:table-cell>
          <table:table-cell office:value-type="float" office:value="1.27565" calcext:value-type="float">
            <text:p>1.275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14-texture.png</text:p>
          </table:table-cell>
        </table:table-row>
        <table:table-row table:style-name="ro1">
          <table:table-cell office:value-type="string" calcext:value-type="string">
            <text:p>male-1f9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8a55a86-e489-49f4-b8c5-5fb11f32e797</text:p>
          </table:table-cell>
          <table:table-cell office:value-type="string" calcext:value-type="string">
            <text:p>1f917</text:p>
          </table:table-cell>
          <table:table-cell office:value-type="string" calcext:value-type="string">
            <text:p>Frederick</text:p>
          </table:table-cell>
          <table:table-cell office:value-type="float" office:value="1.1487" calcext:value-type="float">
            <text:p>1.14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12549" calcext:value-type="float">
            <text:p>0.12549</text:p>
          </table:table-cell>
          <table:table-cell office:value-type="float" office:value="0.21569" calcext:value-type="float">
            <text:p>0.21569</text:p>
          </table:table-cell>
          <table:table-cell office:value-type="float" office:value="0.6549" calcext:value-type="float">
            <text:p>0.65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97" calcext:value-type="float">
            <text:p>1.1497</text:p>
          </table:table-cell>
          <table:table-cell office:value-type="float" office:value="0" calcext:value-type="float">
            <text:p>0</text:p>
          </table:table-cell>
          <table:table-cell office:value-type="float" office:value="1.62451" calcext:value-type="float">
            <text:p>1.624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17-texture.png</text:p>
          </table:table-cell>
        </table:table-row>
        <table:table-row table:style-name="ro1">
          <table:table-cell office:value-type="string" calcext:value-type="string">
            <text:p>male-1f9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89c9630-68d5-477d-845a-5889e56461f9</text:p>
          </table:table-cell>
          <table:table-cell office:value-type="string" calcext:value-type="string">
            <text:p>1f928</text:p>
          </table:table-cell>
          <table:table-cell office:value-type="string" calcext:value-type="string">
            <text:p>Willie</text:p>
          </table:table-cell>
          <table:table-cell office:value-type="float" office:value="1.05338" calcext:value-type="float">
            <text:p>1.053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.63529" calcext:value-type="float">
            <text:p>0.63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438" calcext:value-type="float">
            <text:p>1.05438</text:p>
          </table:table-cell>
          <table:table-cell office:value-type="float" office:value="0" calcext:value-type="float">
            <text:p>0</text:p>
          </table:table-cell>
          <table:table-cell office:value-type="float" office:value="1.4897" calcext:value-type="float">
            <text:p>1.489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28-texture.png</text:p>
          </table:table-cell>
        </table:table-row>
        <table:table-row table:style-name="ro1">
          <table:table-cell office:value-type="string" calcext:value-type="string">
            <text:p>male-1f9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a3fc331-784c-4a21-8289-bb56cd008c1e</text:p>
          </table:table-cell>
          <table:table-cell office:value-type="string" calcext:value-type="string">
            <text:p>1f973</text:p>
          </table:table-cell>
          <table:table-cell office:value-type="string" calcext:value-type="string">
            <text:p>Alfred</text:p>
          </table:table-cell>
          <table:table-cell office:value-type="float" office:value="1.03396" calcext:value-type="float">
            <text:p>1.033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902" calcext:value-type="float">
            <text:p>0.09020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.73725" calcext:value-type="float">
            <text:p>0.73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3496" calcext:value-type="float">
            <text:p>1.03496</text:p>
          </table:table-cell>
          <table:table-cell office:value-type="float" office:value="0" calcext:value-type="float">
            <text:p>0</text:p>
          </table:table-cell>
          <table:table-cell office:value-type="float" office:value="1.46225" calcext:value-type="float">
            <text:p>1.46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73-texture.png</text:p>
          </table:table-cell>
        </table:table-row>
        <table:table-row table:style-name="ro1">
          <table:table-cell office:value-type="string" calcext:value-type="string">
            <text:p>male-1f9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e08b1cf9-171d-4dd6-b8a4-287a2efadc61</text:p>
          </table:table-cell>
          <table:table-cell office:value-type="string" calcext:value-type="string">
            <text:p>1f974</text:p>
          </table:table-cell>
          <table:table-cell office:value-type="string" calcext:value-type="string">
            <text:p>Sam</text:p>
          </table:table-cell>
          <table:table-cell office:value-type="float" office:value="0.60963" calcext:value-type="float">
            <text:p>0.60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35686" calcext:value-type="float">
            <text:p>0.35686</text:p>
          </table:table-cell>
          <table:table-cell office:value-type="float" office:value="0.7098" calcext:value-type="float">
            <text:p>0.709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1063" calcext:value-type="float">
            <text:p>0.61063</text:p>
          </table:table-cell>
          <table:table-cell office:value-type="float" office:value="0" calcext:value-type="float">
            <text:p>0</text:p>
          </table:table-cell>
          <table:table-cell office:value-type="float" office:value="0.86215" calcext:value-type="float">
            <text:p>0.862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74-texture.png</text:p>
          </table:table-cell>
        </table:table-row>
        <table:table-row table:style-name="ro1">
          <table:table-cell office:value-type="string" calcext:value-type="string">
            <text:p>male-1f97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0b299b5-e376-4214-b2d0-23896075e798</text:p>
          </table:table-cell>
          <table:table-cell office:value-type="string" calcext:value-type="string">
            <text:p>1f97a</text:p>
          </table:table-cell>
          <table:table-cell office:value-type="string" calcext:value-type="string">
            <text:p>Roy</text:p>
          </table:table-cell>
          <table:table-cell office:value-type="float" office:value="0.5742" calcext:value-type="float">
            <text:p>0.57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3451" calcext:value-type="float">
            <text:p>0.34510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52" calcext:value-type="float">
            <text:p>0.5752</text:p>
          </table:table-cell>
          <table:table-cell office:value-type="float" office:value="0" calcext:value-type="float">
            <text:p>0</text:p>
          </table:table-cell>
          <table:table-cell office:value-type="float" office:value="0.81204" calcext:value-type="float">
            <text:p>0.812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7a-texture.png</text:p>
          </table:table-cell>
        </table:table-row>
        <table:table-row table:style-name="ro1">
          <table:table-cell office:value-type="string" calcext:value-type="string">
            <text:p>enby-1f60a</text:p>
          </table:table-cell>
          <table:table-cell office:value-type="string" calcext:value-type="string">
            <text:p>enby</text:p>
          </table:table-cell>
          <table:table-cell office:value-type="string" calcext:value-type="string">
            <text:p>257b3f63-bac8-41c5-94d4-02f10c09cbbd</text:p>
          </table:table-cell>
          <table:table-cell office:value-type="string" calcext:value-type="string">
            <text:p>1f60a</text:p>
          </table:table-cell>
          <table:table-cell office:value-type="string" calcext:value-type="string">
            <text:p>Bailey</text:p>
          </table:table-cell>
          <table:table-cell office:value-type="float" office:value="0.84447" calcext:value-type="float">
            <text:p>0.844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0.66275" calcext:value-type="float">
            <text:p>0.66275</text:p>
          </table:table-cell>
          <table:table-cell office:value-type="float" office:value="0.32157" calcext:value-type="float">
            <text:p>0.32157</text:p>
          </table:table-cell>
          <table:table-cell office:value-type="float" office:value="0.6902" calcext:value-type="float">
            <text:p>0.69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bow</text:p>
          </table:table-cell>
          <table:table-cell office:value-type="float" office:value="0" calcext:value-type="float">
            <text:p>0</text:p>
          </table:table-cell>
          <table:table-cell office:value-type="float" office:value="0.84547" calcext:value-type="float">
            <text:p>0.84547</text:p>
          </table:table-cell>
          <table:table-cell office:value-type="float" office:value="0" calcext:value-type="float">
            <text:p>0</text:p>
          </table:table-cell>
          <table:table-cell office:value-type="float" office:value="1.19427" calcext:value-type="float">
            <text:p>1.194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ets/texture-1f60a-3072x512.png</text:p>
          </table:table-cell>
        </table:table-row>
        <table:table-row table:style-name="ro1">
          <table:table-cell office:value-type="string" calcext:value-type="string">
            <text:p>enby-1f61a</text:p>
          </table:table-cell>
          <table:table-cell office:value-type="string" calcext:value-type="string">
            <text:p>enby</text:p>
          </table:table-cell>
          <table:table-cell office:value-type="string" calcext:value-type="string">
            <text:p>8a004845-1296-4f20-aa92-baea9b90692d</text:p>
          </table:table-cell>
          <table:table-cell office:value-type="string" calcext:value-type="string">
            <text:p>1f61a</text:p>
          </table:table-cell>
          <table:table-cell office:value-type="string" calcext:value-type="string">
            <text:p>Hunter</text:p>
          </table:table-cell>
          <table:table-cell office:value-type="float" office:value="1.12638" calcext:value-type="float">
            <text:p>1.12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12157" calcext:value-type="float">
            <text:p>0.12157</text:p>
          </table:table-cell>
          <table:table-cell office:value-type="float" office:value="0.69804" calcext:value-type="float">
            <text:p>0.69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bow</text:p>
          </table:table-cell>
          <table:table-cell office:value-type="float" office:value="0" calcext:value-type="float">
            <text:p>0</text:p>
          </table:table-cell>
          <table:table-cell office:value-type="float" office:value="1.12738" calcext:value-type="float">
            <text:p>1.12738</text:p>
          </table:table-cell>
          <table:table-cell office:value-type="float" office:value="0" calcext:value-type="float">
            <text:p>0</text:p>
          </table:table-cell>
          <table:table-cell office:value-type="float" office:value="1.59295" calcext:value-type="float">
            <text:p>1.592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ets/texture-1f61a-3072x512.png</text:p>
          </table:table-cell>
        </table:table-row>
        <table:table-row table:style-name="ro1">
          <table:table-cell office:value-type="string" calcext:value-type="string">
            <text:p>enby-1f633</text:p>
          </table:table-cell>
          <table:table-cell office:value-type="string" calcext:value-type="string">
            <text:p>enby</text:p>
          </table:table-cell>
          <table:table-cell office:value-type="string" calcext:value-type="string">
            <text:p>28f66be5-59d1-4157-8a69-d9fc030ad002</text:p>
          </table:table-cell>
          <table:table-cell office:value-type="string" calcext:value-type="string">
            <text:p>1f633</text:p>
          </table:table-cell>
          <table:table-cell office:value-type="string" calcext:value-type="string">
            <text:p>Justice</text:p>
          </table:table-cell>
          <table:table-cell office:value-type="float" office:value="0.54249" calcext:value-type="float">
            <text:p>0.54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float" office:value="0.68627" calcext:value-type="float">
            <text:p>0.68627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8902" calcext:value-type="float">
            <text:p>0.89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bow</text:p>
          </table:table-cell>
          <table:table-cell office:value-type="float" office:value="0" calcext:value-type="float">
            <text:p>0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" calcext:value-type="float">
            <text:p>0</text:p>
          </table:table-cell>
          <table:table-cell office:value-type="float" office:value="0.7672" calcext:value-type="float">
            <text:p>0.76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ets/texture-1f633-3072x512.png</text:p>
          </table:table-cell>
        </table:table-row>
        <table:table-row table:style-name="ro1">
          <table:table-cell office:value-type="string" calcext:value-type="string">
            <text:p>predator-1f42f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3f593120-6dfd-42aa-bb71-bac73503d5a4</text:p>
          </table:table-cell>
          <table:table-cell office:value-type="string" calcext:value-type="string">
            <text:p>1f42f</text:p>
          </table:table-cell>
          <table:table-cell office:value-type="string" calcext:value-type="string">
            <text:p>Tiger</text:p>
          </table:table-cell>
          <table:table-cell office:value-type="float" office:value="0.59568" calcext:value-type="float">
            <text:p>0.595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34902" calcext:value-type="float">
            <text:p>0.34902</text:p>
          </table:table-cell>
          <table:table-cell office:value-type="float" office:value="0.27843" calcext:value-type="float">
            <text:p>0.27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2-confetti-512x512</text:p>
          </table:table-cell>
          <table:table-cell office:value-type="float" office:value="0" calcext:value-type="float">
            <text:p>0</text:p>
          </table:table-cell>
          <table:table-cell office:value-type="float" office:value="0.59668" calcext:value-type="float">
            <text:p>0.59668</text:p>
          </table:table-cell>
          <table:table-cell office:value-type="float" office:value="0" calcext:value-type="float">
            <text:p>0</text:p>
          </table:table-cell>
          <table:table-cell office:value-type="float" office:value="0.84242" calcext:value-type="float">
            <text:p>0.84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42f-texture.png</text:p>
          </table:table-cell>
        </table:table-row>
        <table:table-row table:style-name="ro1">
          <table:table-cell office:value-type="string" calcext:value-type="string">
            <text:p>predator-1f43a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924006e6-2188-405e-9d5a-703417defb4a</text:p>
          </table:table-cell>
          <table:table-cell office:value-type="string" calcext:value-type="string">
            <text:p>1f43a</text:p>
          </table:table-cell>
          <table:table-cell office:value-type="string" calcext:value-type="string">
            <text:p>Wolf</text:p>
          </table:table-cell>
          <table:table-cell office:value-type="float" office:value="0.90115" calcext:value-type="float">
            <text:p>0.90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67451" calcext:value-type="float">
            <text:p>0.67451</text:p>
          </table:table-cell>
          <table:table-cell office:value-type="float" office:value="0.29412" calcext:value-type="float">
            <text:p>0.29412</text:p>
          </table:table-cell>
          <table:table-cell office:value-type="float" office:value="0.29804" calcext:value-type="float">
            <text:p>0.29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4-berber-512x512</text:p>
          </table:table-cell>
          <table:table-cell office:value-type="float" office:value="0" calcext:value-type="float">
            <text:p>0</text:p>
          </table:table-cell>
          <table:table-cell office:value-type="float" office:value="0.90215" calcext:value-type="float">
            <text:p>0.90215</text:p>
          </table:table-cell>
          <table:table-cell office:value-type="float" office:value="0" calcext:value-type="float">
            <text:p>0</text:p>
          </table:table-cell>
          <table:table-cell office:value-type="float" office:value="1.27442" calcext:value-type="float">
            <text:p>1.27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43a-texture.png</text:p>
          </table:table-cell>
        </table:table-row>
        <table:table-row table:style-name="ro1">
          <table:table-cell office:value-type="string" calcext:value-type="string">
            <text:p>predator-1f43b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ef39ffb2-e1ef-42e1-b254-130b032446d3</text:p>
          </table:table-cell>
          <table:table-cell office:value-type="string" calcext:value-type="string">
            <text:p>1f43b</text:p>
          </table:table-cell>
          <table:table-cell office:value-type="string" calcext:value-type="string">
            <text:p>Bear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94902" calcext:value-type="float">
            <text:p>0.94902</text:p>
          </table:table-cell>
          <table:table-cell office:value-type="float" office:value="0.32941" calcext:value-type="float">
            <text:p>0.32941</text:p>
          </table:table-cell>
          <table:table-cell office:value-type="float" office:value="0.36471" calcext:value-type="float">
            <text:p>0.36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8-snakeskin-512x512</text:p>
          </table:table-cell>
          <table:table-cell office:value-type="float" office:value="0" calcext:value-type="float">
            <text:p>0</text:p>
          </table:table-cell>
          <table:table-cell office:value-type="float" office:value="0.62049" calcext:value-type="float">
            <text:p>0.62049</text:p>
          </table:table-cell>
          <table:table-cell office:value-type="float" office:value="0" calcext:value-type="float">
            <text:p>0</text:p>
          </table:table-cell>
          <table:table-cell office:value-type="float" office:value="0.87609" calcext:value-type="float">
            <text:p>0.8760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43b-texture.png</text:p>
          </table:table-cell>
        </table:table-row>
        <table:table-row table:style-name="ro1">
          <table:table-cell office:value-type="string" calcext:value-type="string">
            <text:p>predator-1f47f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946b022e-91a2-4119-8f78-24284c7929df</text:p>
          </table:table-cell>
          <table:table-cell office:value-type="string" calcext:value-type="string">
            <text:p>1f47f</text:p>
          </table:table-cell>
          <table:table-cell office:value-type="string" calcext:value-type="string">
            <text:p>Purple Devil</text:p>
          </table:table-cell>
          <table:table-cell office:value-type="float" office:value="0.738" calcext:value-type="float">
            <text:p>0.73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9-coarse-weave-512x512</text:p>
          </table:table-cell>
          <table:table-cell office:value-type="float" office:value="0" calcext:value-type="float">
            <text:p>0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office:value-type="float" office:value="1.04369" calcext:value-type="float">
            <text:p>1.043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47f-texture.png</text:p>
          </table:table-cell>
        </table:table-row>
        <table:table-row table:style-name="ro1">
          <table:table-cell office:value-type="string" calcext:value-type="string">
            <text:p>predator-1f63a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860ac87f-1960-4541-a87e-0f4e5ab340fe</text:p>
          </table:table-cell>
          <table:table-cell office:value-type="string" calcext:value-type="string">
            <text:p>1f63a</text:p>
          </table:table-cell>
          <table:table-cell office:value-type="string" calcext:value-type="string">
            <text:p>Happy Lioness</text:p>
          </table:table-cell>
          <table:table-cell office:value-type="float" office:value="0.51428" calcext:value-type="float">
            <text:p>0.514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62745" calcext:value-type="float">
            <text:p>0.62745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.3451" calcext:value-type="float">
            <text:p>0.34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10-stucco-512x512</text:p>
          </table:table-cell>
          <table:table-cell office:value-type="float" office:value="0" calcext:value-type="float">
            <text:p>0</text:p>
          </table:table-cell>
          <table:table-cell office:value-type="float" office:value="0.51528" calcext:value-type="float">
            <text:p>0.51528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a-texture.png</text:p>
          </table:table-cell>
        </table:table-row>
        <table:table-row table:style-name="ro1">
          <table:table-cell office:value-type="string" calcext:value-type="string">
            <text:p>predator-1f63c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eb7bf2a4-5504-4ccb-8e00-f197d0863887</text:p>
          </table:table-cell>
          <table:table-cell office:value-type="string" calcext:value-type="string">
            <text:p>1f63c</text:p>
          </table:table-cell>
          <table:table-cell office:value-type="string" calcext:value-type="string">
            <text:p>Hungry Lioness</text:p>
          </table:table-cell>
          <table:table-cell office:value-type="float" office:value="0.69388" calcext:value-type="float">
            <text:p>0.69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.00000</text:p>
          </table:table-cell>
          <table:table-cell office:value-type="float" office:value="0.23922" calcext:value-type="float">
            <text:p>0.23922</text:p>
          </table:table-cell>
          <table:table-cell office:value-type="float" office:value="0.08627" calcext:value-type="float">
            <text:p>0.08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7-leaves-512x512</text:p>
          </table:table-cell>
          <table:table-cell office:value-type="float" office:value="0" calcext:value-type="float">
            <text:p>0</text:p>
          </table:table-cell>
          <table:table-cell office:value-type="float" office:value="0.69488" calcext:value-type="float">
            <text:p>0.69488</text:p>
          </table:table-cell>
          <table:table-cell office:value-type="float" office:value="0" calcext:value-type="float">
            <text:p>0</text:p>
          </table:table-cell>
          <table:table-cell office:value-type="float" office:value="0.98129" calcext:value-type="float">
            <text:p>0.981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c-texture.png</text:p>
          </table:table-cell>
        </table:table-row>
        <table:table-row table:style-name="ro1">
          <table:table-cell office:value-type="string" calcext:value-type="string">
            <text:p>predator-1f63d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d8e9b625-71c0-4517-8bf3-c56071cdd3a9</text:p>
          </table:table-cell>
          <table:table-cell office:value-type="string" calcext:value-type="string">
            <text:p>1f63d</text:p>
          </table:table-cell>
          <table:table-cell office:value-type="string" calcext:value-type="string">
            <text:p>Sleepy Lioness</text:p>
          </table:table-cell>
          <table:table-cell office:value-type="float" office:value="0.99704" calcext:value-type="float">
            <text:p>0.997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12549" calcext:value-type="float">
            <text:p>0.12549</text:p>
          </table:table-cell>
          <table:table-cell office:value-type="float" office:value="0.15294" calcext:value-type="float">
            <text:p>0.15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5-gauze-512x512</text:p>
          </table:table-cell>
          <table:table-cell office:value-type="float" office:value="0" calcext:value-type="float">
            <text:p>0</text:p>
          </table:table-cell>
          <table:table-cell office:value-type="float" office:value="0.99804" calcext:value-type="float">
            <text:p>0.99804</text:p>
          </table:table-cell>
          <table:table-cell office:value-type="float" office:value="0" calcext:value-type="float">
            <text:p>0</text:p>
          </table:table-cell>
          <table:table-cell office:value-type="float" office:value="1.41003" calcext:value-type="float">
            <text:p>1.410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d-texture.png</text:p>
          </table:table-cell>
        </table:table-row>
        <table:table-row table:style-name="ro1">
          <table:table-cell office:value-type="string" calcext:value-type="string">
            <text:p>predator-1f63e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0ab43cf3-1f93-4145-ac27-1004b9c38c73</text:p>
          </table:table-cell>
          <table:table-cell office:value-type="string" calcext:value-type="string">
            <text:p>1f63e</text:p>
          </table:table-cell>
          <table:table-cell office:value-type="string" calcext:value-type="string">
            <text:p>Angry Lioness</text:p>
          </table:table-cell>
          <table:table-cell office:value-type="float" office:value="0.79107" calcext:value-type="float">
            <text:p>0.79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74118" calcext:value-type="float">
            <text:p>0.74118</text:p>
          </table:table-cell>
          <table:table-cell office:value-type="float" office:value="0.04314" calcext:value-type="float">
            <text:p>0.04314</text:p>
          </table:table-cell>
          <table:table-cell office:value-type="float" office:value="0.23922" calcext:value-type="float">
            <text:p>0.23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3-driven-snow-512x512</text:p>
          </table:table-cell>
          <table:table-cell office:value-type="float" office:value="0" calcext:value-type="float">
            <text:p>0</text:p>
          </table:table-cell>
          <table:table-cell office:value-type="float" office:value="0.79207" calcext:value-type="float">
            <text:p>0.79207</text:p>
          </table:table-cell>
          <table:table-cell office:value-type="float" office:value="0" calcext:value-type="float">
            <text:p>0</text:p>
          </table:table-cell>
          <table:table-cell office:value-type="float" office:value="1.11875" calcext:value-type="float">
            <text:p>1.118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3e-texture.png</text:p>
          </table:table-cell>
        </table:table-row>
        <table:table-row table:style-name="ro1">
          <table:table-cell office:value-type="string" calcext:value-type="string">
            <text:p>predator-1f64a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11d9b50e-eb2c-40df-ba05-88faf52e749a</text:p>
          </table:table-cell>
          <table:table-cell office:value-type="string" calcext:value-type="string">
            <text:p>1f64a</text:p>
          </table:table-cell>
          <table:table-cell office:value-type="string" calcext:value-type="string">
            <text:p>Monkey</text:p>
          </table:table-cell>
          <table:table-cell office:value-type="float" office:value="1.03573" calcext:value-type="float">
            <text:p>1.035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81176" calcext:value-type="float">
            <text:p>0.81176</text:p>
          </table:table-cell>
          <table:table-cell office:value-type="float" office:value="0.04706" calcext:value-type="float">
            <text:p>0.04706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6-parchment-512x512</text:p>
          </table:table-cell>
          <table:table-cell office:value-type="float" office:value="0" calcext:value-type="float">
            <text:p>0</text:p>
          </table:table-cell>
          <table:table-cell office:value-type="float" office:value="1.03673" calcext:value-type="float">
            <text:p>1.03673</text:p>
          </table:table-cell>
          <table:table-cell office:value-type="float" office:value="0" calcext:value-type="float">
            <text:p>0</text:p>
          </table:table-cell>
          <table:table-cell office:value-type="float" office:value="1.46475" calcext:value-type="float">
            <text:p>1.464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64a-texture.png</text:p>
          </table:table-cell>
        </table:table-row>
        <table:table-row table:style-name="ro1">
          <table:table-cell office:value-type="string" calcext:value-type="string">
            <text:p>predator-1f988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d1eeb7d9-d22a-492c-98ee-976de2617776</text:p>
          </table:table-cell>
          <table:table-cell office:value-type="string" calcext:value-type="string">
            <text:p>1f988</text:p>
          </table:table-cell>
          <table:table-cell office:value-type="string" calcext:value-type="string">
            <text:p>Shark</text:p>
          </table:table-cell>
          <table:table-cell office:value-type="float" office:value="0.84751" calcext:value-type="float">
            <text:p>0.847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2902" calcext:value-type="float">
            <text:p>0.29020</text:p>
          </table:table-cell>
          <table:table-cell office:value-type="float" office:value="0.04706" calcext:value-type="float">
            <text:p>0.04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1-screen-door-512x512</text:p>
          </table:table-cell>
          <table:table-cell office:value-type="float" office:value="0" calcext:value-type="float">
            <text:p>0</text:p>
          </table:table-cell>
          <table:table-cell office:value-type="float" office:value="0.84851" calcext:value-type="float">
            <text:p>0.84851</text:p>
          </table:table-cell>
          <table:table-cell office:value-type="float" office:value="0" calcext:value-type="float">
            <text:p>0</text:p>
          </table:table-cell>
          <table:table-cell office:value-type="float" office:value="1.19857" calcext:value-type="float">
            <text:p>1.198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88-texture.png</text:p>
          </table:table-cell>
        </table:table-row>
        <table:table-row table:style-name="ro1">
          <table:table-cell office:value-type="string" calcext:value-type="string">
            <text:p>predator-1f989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cacb4d8e-c1a9-4ecd-a641-cff41f020c75</text:p>
          </table:table-cell>
          <table:table-cell office:value-type="string" calcext:value-type="string">
            <text:p>1f989</text:p>
          </table:table-cell>
          <table:table-cell office:value-type="string" calcext:value-type="string">
            <text:p>Owl</text:p>
          </table:table-cell>
          <table:table-cell office:value-type="float" office:value="0.58513" calcext:value-type="float">
            <text:p>0.585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81961" calcext:value-type="float">
            <text:p>0.81961</text:p>
          </table:table-cell>
          <table:table-cell office:value-type="float" office:value="0.19608" calcext:value-type="float">
            <text:p>0.19608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10-stucco-512x512</text:p>
          </table:table-cell>
          <table:table-cell office:value-type="float" office:value="0" calcext:value-type="float">
            <text:p>0</text:p>
          </table:table-cell>
          <table:table-cell office:value-type="float" office:value="0.58613" calcext:value-type="float">
            <text:p>0.58613</text:p>
          </table:table-cell>
          <table:table-cell office:value-type="float" office:value="0" calcext:value-type="float">
            <text:p>0</text:p>
          </table:table-cell>
          <table:table-cell office:value-type="float" office:value="0.82749" calcext:value-type="float">
            <text:p>0.827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89-texture.png</text:p>
          </table:table-cell>
        </table:table-row>
        <table:table-row table:style-name="ro1">
          <table:table-cell office:value-type="string" calcext:value-type="string">
            <text:p>predator-1f98a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9b4cc37d-0f34-4703-a0d5-74dc082c0508</text:p>
          </table:table-cell>
          <table:table-cell office:value-type="string" calcext:value-type="string">
            <text:p>1f98a</text:p>
          </table:table-cell>
          <table:table-cell office:value-type="string" calcext:value-type="string">
            <text:p>Fox</text:p>
          </table:table-cell>
          <table:table-cell office:value-type="float" office:value="0.81827" calcext:value-type="float">
            <text:p>0.818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29412" calcext:value-type="float">
            <text:p>0.29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10-stucco-512x512</text:p>
          </table:table-cell>
          <table:table-cell office:value-type="float" office:value="0" calcext:value-type="float">
            <text:p>0</text:p>
          </table:table-cell>
          <table:table-cell office:value-type="float" office:value="0.81927" calcext:value-type="float">
            <text:p>0.81927</text:p>
          </table:table-cell>
          <table:table-cell office:value-type="float" office:value="0" calcext:value-type="float">
            <text:p>0</text:p>
          </table:table-cell>
          <table:table-cell office:value-type="float" office:value="1.1572" calcext:value-type="float">
            <text:p>1.1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8a-texture.png</text:p>
          </table:table-cell>
        </table:table-row>
        <table:table-row table:style-name="ro1">
          <table:table-cell office:value-type="string" calcext:value-type="string">
            <text:p>predator-1f98c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f6ca7a92-0f64-4916-bed0-28d89f114b25</text:p>
          </table:table-cell>
          <table:table-cell office:value-type="string" calcext:value-type="string">
            <text:p>1f98c</text:p>
          </table:table-cell>
          <table:table-cell office:value-type="string" calcext:value-type="string">
            <text:p>Buck</text:p>
          </table:table-cell>
          <table:table-cell office:value-type="float" office:value="0.78548" calcext:value-type="float">
            <text:p>0.78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85882" calcext:value-type="float">
            <text:p>0.85882</text:p>
          </table:table-cell>
          <table:table-cell office:value-type="float" office:value="0.0902" calcext:value-type="float">
            <text:p>0.09020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4-berber-512x512</text:p>
          </table:table-cell>
          <table:table-cell office:value-type="float" office:value="0" calcext:value-type="float">
            <text:p>0</text:p>
          </table:table-cell>
          <table:table-cell office:value-type="float" office:value="0.78648" calcext:value-type="float">
            <text:p>0.78648</text:p>
          </table:table-cell>
          <table:table-cell office:value-type="float" office:value="0" calcext:value-type="float">
            <text:p>0</text:p>
          </table:table-cell>
          <table:table-cell office:value-type="float" office:value="1.11083" calcext:value-type="float">
            <text:p>1.110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8c-texture.png</text:p>
          </table:table-cell>
        </table:table-row>
        <table:table-row table:style-name="ro1">
          <table:table-cell office:value-type="string" calcext:value-type="string">
            <text:p>predator-1f98d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2e935ec8-55e8-4a84-8a3d-ec14848d8b7e</text:p>
          </table:table-cell>
          <table:table-cell office:value-type="string" calcext:value-type="string">
            <text:p>1f98d</text:p>
          </table:table-cell>
          <table:table-cell office:value-type="string" calcext:value-type="string">
            <text:p>Gorilla</text:p>
          </table:table-cell>
          <table:table-cell office:value-type="float" office:value="0.51177" calcext:value-type="float">
            <text:p>0.5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0.08627" calcext:value-type="float">
            <text:p>0.08627</text:p>
          </table:table-cell>
          <table:table-cell office:value-type="float" office:value="0.22745" calcext:value-type="float">
            <text:p>0.22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1-screen-door-512x512</text:p>
          </table:table-cell>
          <table:table-cell office:value-type="float" office:value="0" calcext:value-type="float">
            <text:p>0</text:p>
          </table:table-cell>
          <table:table-cell office:value-type="float" office:value="0.51277" calcext:value-type="float">
            <text:p>0.51277</text:p>
          </table:table-cell>
          <table:table-cell office:value-type="float" office:value="0" calcext:value-type="float">
            <text:p>0</text:p>
          </table:table-cell>
          <table:table-cell office:value-type="float" office:value="0.72375" calcext:value-type="float">
            <text:p>0.723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8d-texture.png</text:p>
          </table:table-cell>
        </table:table-row>
        <table:table-row table:style-name="ro1">
          <table:table-cell office:value-type="string" calcext:value-type="string">
            <text:p>predator-1f994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6bc927a1-98df-441e-973d-3f6377d47603</text:p>
          </table:table-cell>
          <table:table-cell office:value-type="string" calcext:value-type="string">
            <text:p>1f994</text:p>
          </table:table-cell>
          <table:table-cell office:value-type="string" calcext:value-type="string">
            <text:p>Beaver</text:p>
          </table:table-cell>
          <table:table-cell office:value-type="float" office:value="0.97319" calcext:value-type="float">
            <text:p>0.97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88627" calcext:value-type="float">
            <text:p>0.88627</text:p>
          </table:table-cell>
          <table:table-cell office:value-type="float" office:value="0.12549" calcext:value-type="float">
            <text:p>0.12549</text:p>
          </table:table-cell>
          <table:table-cell office:value-type="float" office:value="0.21176" calcext:value-type="float">
            <text:p>0.21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10-stucco-512x512</text:p>
          </table:table-cell>
          <table:table-cell office:value-type="float" office:value="0" calcext:value-type="float">
            <text:p>0</text:p>
          </table:table-cell>
          <table:table-cell office:value-type="float" office:value="0.97419" calcext:value-type="float">
            <text:p>0.97419</text:p>
          </table:table-cell>
          <table:table-cell office:value-type="float" office:value="0" calcext:value-type="float">
            <text:p>0</text:p>
          </table:table-cell>
          <table:table-cell office:value-type="float" office:value="1.3763" calcext:value-type="float">
            <text:p>1.376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94-texture.png</text:p>
          </table:table-cell>
        </table:table-row>
        <table:table-row table:style-name="ro1">
          <table:table-cell office:value-type="string" calcext:value-type="string">
            <text:p>predator-1f99d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a8e43e3e-b77e-4c5b-96f7-fefae3c5373b</text:p>
          </table:table-cell>
          <table:table-cell office:value-type="string" calcext:value-type="string">
            <text:p>1f99d</text:p>
          </table:table-cell>
          <table:table-cell office:value-type="string" calcext:value-type="string">
            <text:p>Raccoon</text:p>
          </table:table-cell>
          <table:table-cell office:value-type="float" office:value="0.96411" calcext:value-type="float">
            <text:p>0.96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91373" calcext:value-type="float">
            <text:p>0.91373</text:p>
          </table:table-cell>
          <table:table-cell office:value-type="float" office:value="0.34118" calcext:value-type="float">
            <text:p>0.34118</text:p>
          </table:table-cell>
          <table:table-cell office:value-type="float" office:value="0.14118" calcext:value-type="float">
            <text:p>0.14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2-confetti-512x512</text:p>
          </table:table-cell>
          <table:table-cell office:value-type="float" office:value="0" calcext:value-type="float">
            <text:p>0</text:p>
          </table:table-cell>
          <table:table-cell office:value-type="float" office:value="0.96511" calcext:value-type="float">
            <text:p>0.96511</text:p>
          </table:table-cell>
          <table:table-cell office:value-type="float" office:value="0" calcext:value-type="float">
            <text:p>0</text:p>
          </table:table-cell>
          <table:table-cell office:value-type="float" office:value="1.36346" calcext:value-type="float">
            <text:p>1.363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9d-texture.png</text:p>
          </table:table-cell>
        </table:table-row>
        <table:table-row table:style-name="ro1">
          <table:table-cell office:value-type="string" calcext:value-type="string">
            <text:p>predator-1f99f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488b6535-4f8f-40df-ab25-c747637c9c6b</text:p>
          </table:table-cell>
          <table:table-cell office:value-type="string" calcext:value-type="string">
            <text:p>1f99f</text:p>
          </table:table-cell>
          <table:table-cell office:value-type="string" calcext:value-type="string">
            <text:p>Wasp</text:p>
          </table:table-cell>
          <table:table-cell office:value-type="float" office:value="0.59119" calcext:value-type="float">
            <text:p>0.59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0.6902" calcext:value-type="float">
            <text:p>0.69020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21961" calcext:value-type="float">
            <text:p>0.21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rface-3-driven-snow-512x512</text:p>
          </table:table-cell>
          <table:table-cell office:value-type="float" office:value="0" calcext:value-type="float">
            <text:p>0</text:p>
          </table:table-cell>
          <table:table-cell office:value-type="float" office:value="0.59219" calcext:value-type="float">
            <text:p>0.59219</text:p>
          </table:table-cell>
          <table:table-cell office:value-type="float" office:value="0" calcext:value-type="float">
            <text:p>0</text:p>
          </table:table-cell>
          <table:table-cell office:value-type="float" office:value="0.83607" calcext:value-type="float">
            <text:p>0.8360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ining/textures/1f99f-texture.png</text:p>
          </table:table-cell>
        </table:table-row>
        <table:table-row table:style-name="ro1">
          <table:table-cell office:value-type="string" calcext:value-type="string">
            <text:p>resource-1f32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3cca394d-5a76-4b19-9d67-6fb4957de755</text:p>
          </table:table-cell>
          <table:table-cell office:value-type="string" calcext:value-type="string">
            <text:p>1f32d</text:p>
          </table:table-cell>
          <table:table-cell office:value-type="string" calcext:value-type="string">
            <text:p>Hotdog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9412" calcext:value-type="float">
            <text:p>0.09412</text:p>
          </table:table-cell>
          <table:table-cell office:value-type="float" office:value="0.91373" calcext:value-type="float">
            <text:p>0.91373</text:p>
          </table:table-cell>
          <table:table-cell office:value-type="float" office:value="0.21961" calcext:value-type="float">
            <text:p>0.21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2d-texture.png</text:p>
          </table:table-cell>
        </table:table-row>
        <table:table-row table:style-name="ro1">
          <table:table-cell office:value-type="string" calcext:value-type="string">
            <text:p>resource-1f32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5944064-be76-43e0-b9b1-3e659f87ee9a</text:p>
          </table:table-cell>
          <table:table-cell office:value-type="string" calcext:value-type="string">
            <text:p>1f32e</text:p>
          </table:table-cell>
          <table:table-cell office:value-type="string" calcext:value-type="string">
            <text:p>Taco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76471" calcext:value-type="float">
            <text:p>0.76471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2e-texture.png</text:p>
          </table:table-cell>
        </table:table-row>
        <table:table-row table:style-name="ro1">
          <table:table-cell office:value-type="string" calcext:value-type="string">
            <text:p>resource-1f33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21e8051d-2226-4c32-8952-e50146eb7982</text:p>
          </table:table-cell>
          <table:table-cell office:value-type="string" calcext:value-type="string">
            <text:p>1f33d</text:p>
          </table:table-cell>
          <table:table-cell office:value-type="string" calcext:value-type="string">
            <text:p>Corn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9412" calcext:value-type="float">
            <text:p>0.29412</text:p>
          </table:table-cell>
          <table:table-cell office:value-type="float" office:value="0.65882" calcext:value-type="float">
            <text:p>0.65882</text:p>
          </table:table-cell>
          <table:table-cell office:value-type="float" office:value="0.32157" calcext:value-type="float">
            <text:p>0.3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3d-texture.png</text:p>
          </table:table-cell>
        </table:table-row>
        <table:table-row table:style-name="ro1">
          <table:table-cell office:value-type="string" calcext:value-type="string">
            <text:p>resource-1f345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5760ef44-c05a-45de-b00c-9fc81a923461</text:p>
          </table:table-cell>
          <table:table-cell office:value-type="string" calcext:value-type="string">
            <text:p>1f345</text:p>
          </table:table-cell>
          <table:table-cell office:value-type="string" calcext:value-type="string">
            <text:p>Tomato Larg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451" calcext:value-type="float">
            <text:p>0.34510</text:p>
          </table:table-cell>
          <table:table-cell office:value-type="float" office:value="0.7451" calcext:value-type="float">
            <text:p>0.74510</text:p>
          </table:table-cell>
          <table:table-cell office:value-type="float" office:value="0.20392" calcext:value-type="float">
            <text:p>0.203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5-texture.png</text:p>
          </table:table-cell>
        </table:table-row>
        <table:table-row table:style-name="ro1">
          <table:table-cell office:value-type="string" calcext:value-type="string">
            <text:p>resource-1f346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fda398d0-b221-4454-aa17-40f9555c7e7a</text:p>
          </table:table-cell>
          <table:table-cell office:value-type="string" calcext:value-type="string">
            <text:p>1f346</text:p>
          </table:table-cell>
          <table:table-cell office:value-type="string" calcext:value-type="string">
            <text:p>Eggplant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9412" calcext:value-type="float">
            <text:p>0.29412</text:p>
          </table:table-cell>
          <table:table-cell office:value-type="float" office:value="0.77647" calcext:value-type="float">
            <text:p>0.7764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6-texture.png</text:p>
          </table:table-cell>
        </table:table-row>
        <table:table-row table:style-name="ro1">
          <table:table-cell office:value-type="string" calcext:value-type="string">
            <text:p>resource-1f347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184924c8-74a3-49c8-a0fa-63458fe85b40</text:p>
          </table:table-cell>
          <table:table-cell office:value-type="string" calcext:value-type="string">
            <text:p>1f347</text:p>
          </table:table-cell>
          <table:table-cell office:value-type="string" calcext:value-type="string">
            <text:p>Grape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2549" calcext:value-type="float">
            <text:p>0.12549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0.05098" calcext:value-type="float">
            <text:p>0.0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7-texture.png</text:p>
          </table:table-cell>
        </table:table-row>
        <table:table-row table:style-name="ro1">
          <table:table-cell office:value-type="string" calcext:value-type="string">
            <text:p>resource-1f348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27d9b375-4b3e-40e3-93ae-53d7b47c16ed</text:p>
          </table:table-cell>
          <table:table-cell office:value-type="string" calcext:value-type="string">
            <text:p>1f348</text:p>
          </table:table-cell>
          <table:table-cell office:value-type="string" calcext:value-type="string">
            <text:p>Melon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5882" calcext:value-type="float">
            <text:p>0.25882</text:p>
          </table:table-cell>
          <table:table-cell office:value-type="float" office:value="0.91765" calcext:value-type="float">
            <text:p>0.91765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8-texture.png</text:p>
          </table:table-cell>
        </table:table-row>
        <table:table-row table:style-name="ro1">
          <table:table-cell office:value-type="string" calcext:value-type="string">
            <text:p>resource-1f349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bb821ac0-95e6-45cc-88ff-350831dbe31e</text:p>
          </table:table-cell>
          <table:table-cell office:value-type="string" calcext:value-type="string">
            <text:p>1f349</text:p>
          </table:table-cell>
          <table:table-cell office:value-type="string" calcext:value-type="string">
            <text:p>Watermelon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1765" calcext:value-type="float">
            <text:p>0.31765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0902" calcext:value-type="float">
            <text:p>0.090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9-texture.png</text:p>
          </table:table-cell>
        </table:table-row>
        <table:table-row table:style-name="ro1">
          <table:table-cell office:value-type="string" calcext:value-type="string">
            <text:p>resource-1f34a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0ad900ad-1542-415b-9702-78aaacbbdb7e</text:p>
          </table:table-cell>
          <table:table-cell office:value-type="string" calcext:value-type="string">
            <text:p>1f34a</text:p>
          </table:table-cell>
          <table:table-cell office:value-type="string" calcext:value-type="string">
            <text:p>Peach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70588" calcext:value-type="float">
            <text:p>0.70588</text:p>
          </table:table-cell>
          <table:table-cell office:value-type="float" office:value="0.32549" calcext:value-type="float">
            <text:p>0.325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a-texture.png</text:p>
          </table:table-cell>
        </table:table-row>
        <table:table-row table:style-name="ro1">
          <table:table-cell office:value-type="string" calcext:value-type="string">
            <text:p>resource-1f34b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9093a24e-78c6-4d15-a410-cdb47676a83e</text:p>
          </table:table-cell>
          <table:table-cell office:value-type="string" calcext:value-type="string">
            <text:p>1f34b</text:p>
          </table:table-cell>
          <table:table-cell office:value-type="string" calcext:value-type="string">
            <text:p>Lemon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549" calcext:value-type="float">
            <text:p>0.05490</text:p>
          </table:table-cell>
          <table:table-cell office:value-type="float" office:value="0.97647" calcext:value-type="float">
            <text:p>0.97647</text:p>
          </table:table-cell>
          <table:table-cell office:value-type="float" office:value="0.21961" calcext:value-type="float">
            <text:p>0.21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b-texture.png</text:p>
          </table:table-cell>
        </table:table-row>
        <table:table-row table:style-name="ro1">
          <table:table-cell office:value-type="string" calcext:value-type="string">
            <text:p>resource-1f34c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6e75d1a-e152-4e44-aa5e-ab4b2c99439f</text:p>
          </table:table-cell>
          <table:table-cell office:value-type="string" calcext:value-type="string">
            <text:p>1f34c</text:p>
          </table:table-cell>
          <table:table-cell office:value-type="string" calcext:value-type="string">
            <text:p>Banana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16863" calcext:value-type="float">
            <text:p>0.16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c-texture.png</text:p>
          </table:table-cell>
        </table:table-row>
        <table:table-row table:style-name="ro1">
          <table:table-cell office:value-type="string" calcext:value-type="string">
            <text:p>resource-1f34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9dd2809e-3f82-41be-80ac-e1f0c008d3a1</text:p>
          </table:table-cell>
          <table:table-cell office:value-type="string" calcext:value-type="string">
            <text:p>1f34d</text:p>
          </table:table-cell>
          <table:table-cell office:value-type="string" calcext:value-type="string">
            <text:p>Pineappl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1373" calcext:value-type="float">
            <text:p>0.11373</text:p>
          </table:table-cell>
          <table:table-cell office:value-type="float" office:value="0.92941" calcext:value-type="float">
            <text:p>0.92941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d-texture.png</text:p>
          </table:table-cell>
        </table:table-row>
        <table:table-row table:style-name="ro1">
          <table:table-cell office:value-type="string" calcext:value-type="string">
            <text:p>resource-1f34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272586cd-d16a-4fdd-86d6-cd815fe03963</text:p>
          </table:table-cell>
          <table:table-cell office:value-type="string" calcext:value-type="string">
            <text:p>1f34e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902" calcext:value-type="float">
            <text:p>0.29020</text:p>
          </table:table-cell>
          <table:table-cell office:value-type="float" office:value="0.75294" calcext:value-type="float">
            <text:p>0.7529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e-texture.png</text:p>
          </table:table-cell>
        </table:table-row>
        <table:table-row table:style-name="ro1">
          <table:table-cell office:value-type="string" calcext:value-type="string">
            <text:p>resource-1f34f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96488332-fabc-4769-a635-4d688618d677</text:p>
          </table:table-cell>
          <table:table-cell office:value-type="string" calcext:value-type="string">
            <text:p>1f34f</text:p>
          </table:table-cell>
          <table:table-cell office:value-type="string" calcext:value-type="string">
            <text:p>Macintosh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3529" calcext:value-type="float">
            <text:p>0.23529</text:p>
          </table:table-cell>
          <table:table-cell office:value-type="float" office:value="0.95294" calcext:value-type="float">
            <text:p>0.95294</text:p>
          </table:table-cell>
          <table:table-cell office:value-type="float" office:value="0.22353" calcext:value-type="float">
            <text:p>0.22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4f-texture.png</text:p>
          </table:table-cell>
        </table:table-row>
        <table:table-row table:style-name="ro1">
          <table:table-cell office:value-type="string" calcext:value-type="string">
            <text:p>resource-1f350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8316e7a-7b57-4475-89b7-3f8279679cdc</text:p>
          </table:table-cell>
          <table:table-cell office:value-type="string" calcext:value-type="string">
            <text:p>1f350</text:p>
          </table:table-cell>
          <table:table-cell office:value-type="string" calcext:value-type="string">
            <text:p>Pear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.86275" calcext:value-type="float">
            <text:p>0.86275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0-texture.png</text:p>
          </table:table-cell>
        </table:table-row>
        <table:table-row table:style-name="ro1">
          <table:table-cell office:value-type="string" calcext:value-type="string">
            <text:p>resource-1f351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e9db47f9-82f7-486b-871b-34443965ee82</text:p>
          </table:table-cell>
          <table:table-cell office:value-type="string" calcext:value-type="string">
            <text:p>1f351</text:p>
          </table:table-cell>
          <table:table-cell office:value-type="string" calcext:value-type="string">
            <text:p>Peach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549" calcext:value-type="float">
            <text:p>0.25490</text:p>
          </table:table-cell>
          <table:table-cell office:value-type="float" office:value="0.98824" calcext:value-type="float">
            <text:p>0.98824</text:p>
          </table:table-cell>
          <table:table-cell office:value-type="float" office:value="0.26275" calcext:value-type="float">
            <text:p>0.26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1-texture.png</text:p>
          </table:table-cell>
        </table:table-row>
        <table:table-row table:style-name="ro1">
          <table:table-cell office:value-type="string" calcext:value-type="string">
            <text:p>resource-1f352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a0da3f7b-628f-4cba-b1ce-aa5f08f3d75f</text:p>
          </table:table-cell>
          <table:table-cell office:value-type="string" calcext:value-type="string">
            <text:p>1f352</text:p>
          </table:table-cell>
          <table:table-cell office:value-type="string" calcext:value-type="string">
            <text:p>Cherrie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.28235" calcext:value-type="float">
            <text:p>0.28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2-texture.png</text:p>
          </table:table-cell>
        </table:table-row>
        <table:table-row table:style-name="ro1">
          <table:table-cell office:value-type="string" calcext:value-type="string">
            <text:p>resource-1f353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699e7050-6950-4dad-928e-226be718af96</text:p>
          </table:table-cell>
          <table:table-cell office:value-type="string" calcext:value-type="string">
            <text:p>1f353</text:p>
          </table:table-cell>
          <table:table-cell office:value-type="string" calcext:value-type="string">
            <text:p>Strawberry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.79216" calcext:value-type="float">
            <text:p>0.79216</text:p>
          </table:table-cell>
          <table:table-cell office:value-type="float" office:value="0.32549" calcext:value-type="float">
            <text:p>0.325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3-texture.png</text:p>
          </table:table-cell>
        </table:table-row>
        <table:table-row table:style-name="ro1">
          <table:table-cell office:value-type="string" calcext:value-type="string">
            <text:p>resource-1f354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06664956-7391-4379-9fa5-be0bf3dd2e17</text:p>
          </table:table-cell>
          <table:table-cell office:value-type="string" calcext:value-type="string">
            <text:p>1f354</text:p>
          </table:table-cell>
          <table:table-cell office:value-type="string" calcext:value-type="string">
            <text:p>Hamburger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6863" calcext:value-type="float">
            <text:p>0.36863</text:p>
          </table:table-cell>
          <table:table-cell office:value-type="float" office:value="0.82353" calcext:value-type="float">
            <text:p>0.82353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4-texture.png</text:p>
          </table:table-cell>
        </table:table-row>
        <table:table-row table:style-name="ro1">
          <table:table-cell office:value-type="string" calcext:value-type="string">
            <text:p>resource-1f355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712e8398-d6c8-4b79-a3f6-3e829feeefde</text:p>
          </table:table-cell>
          <table:table-cell office:value-type="string" calcext:value-type="string">
            <text:p>1f355</text:p>
          </table:table-cell>
          <table:table-cell office:value-type="string" calcext:value-type="string">
            <text:p>Pizza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" calcext:value-type="float">
            <text:p>0.20000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09804" calcext:value-type="float">
            <text:p>0.09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5-texture.png</text:p>
          </table:table-cell>
        </table:table-row>
        <table:table-row table:style-name="ro1">
          <table:table-cell office:value-type="string" calcext:value-type="string">
            <text:p>resource-1f356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bcae2f3-652b-4f00-929f-b305fb1a27d4</text:p>
          </table:table-cell>
          <table:table-cell office:value-type="string" calcext:value-type="string">
            <text:p>1f356</text:p>
          </table:table-cell>
          <table:table-cell office:value-type="string" calcext:value-type="string">
            <text:p>Kebab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.93725" calcext:value-type="float">
            <text:p>0.93725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6-texture.png</text:p>
          </table:table-cell>
        </table:table-row>
        <table:table-row table:style-name="ro1">
          <table:table-cell office:value-type="string" calcext:value-type="string">
            <text:p>resource-1f357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0f7b6dce-5929-4e1e-a205-99366da18ba2</text:p>
          </table:table-cell>
          <table:table-cell office:value-type="string" calcext:value-type="string">
            <text:p>1f357</text:p>
          </table:table-cell>
          <table:table-cell office:value-type="string" calcext:value-type="string">
            <text:p>Drumstick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78431" calcext:value-type="float">
            <text:p>0.78431</text:p>
          </table:table-cell>
          <table:table-cell office:value-type="float" office:value="0.28627" calcext:value-type="float">
            <text:p>0.28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7-texture.png</text:p>
          </table:table-cell>
        </table:table-row>
        <table:table-row table:style-name="ro1">
          <table:table-cell office:value-type="string" calcext:value-type="string">
            <text:p>resource-1f35a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7c5d97be-8835-4c37-9c02-2ea2be295ccc</text:p>
          </table:table-cell>
          <table:table-cell office:value-type="string" calcext:value-type="string">
            <text:p>1f35a</text:p>
          </table:table-cell>
          <table:table-cell office:value-type="string" calcext:value-type="string">
            <text:p>Ric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5686" calcext:value-type="float">
            <text:p>0.15686</text:p>
          </table:table-cell>
          <table:table-cell office:value-type="float" office:value="0.87451" calcext:value-type="float">
            <text:p>0.87451</text:p>
          </table:table-cell>
          <table:table-cell office:value-type="float" office:value="0.2" calcext:value-type="float">
            <text:p>0.2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a-texture.png</text:p>
          </table:table-cell>
        </table:table-row>
        <table:table-row table:style-name="ro1">
          <table:table-cell office:value-type="string" calcext:value-type="string">
            <text:p>resource-1f35b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9cec32cc-fbd3-4ee1-be1d-d1e012aaa494</text:p>
          </table:table-cell>
          <table:table-cell office:value-type="string" calcext:value-type="string">
            <text:p>1f35b</text:p>
          </table:table-cell>
          <table:table-cell office:value-type="string" calcext:value-type="string">
            <text:p>Pancake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2353" calcext:value-type="float">
            <text:p>0.22353</text:p>
          </table:table-cell>
          <table:table-cell office:value-type="float" office:value="0.9098" calcext:value-type="float">
            <text:p>0.90980</text:p>
          </table:table-cell>
          <table:table-cell office:value-type="float" office:value="0.11765" calcext:value-type="float">
            <text:p>0.11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b-texture.png</text:p>
          </table:table-cell>
        </table:table-row>
        <table:table-row table:style-name="ro1">
          <table:table-cell office:value-type="string" calcext:value-type="string">
            <text:p>resource-1f35c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0d6288cf-cd8f-46a7-bb7f-f617bded9d64</text:p>
          </table:table-cell>
          <table:table-cell office:value-type="string" calcext:value-type="string">
            <text:p>1f35c</text:p>
          </table:table-cell>
          <table:table-cell office:value-type="string" calcext:value-type="string">
            <text:p>Rice Noodle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0588" calcext:value-type="float">
            <text:p>0.30588</text:p>
          </table:table-cell>
          <table:table-cell office:value-type="float" office:value="0.64314" calcext:value-type="float">
            <text:p>0.64314</text:p>
          </table:table-cell>
          <table:table-cell office:value-type="float" office:value="0.08627" calcext:value-type="float">
            <text:p>0.08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c-texture.png</text:p>
          </table:table-cell>
        </table:table-row>
        <table:table-row table:style-name="ro1">
          <table:table-cell office:value-type="string" calcext:value-type="string">
            <text:p>resource-1f35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46c08d58-cac7-4cc1-b0fd-13b5f28513c1</text:p>
          </table:table-cell>
          <table:table-cell office:value-type="string" calcext:value-type="string">
            <text:p>1f35d</text:p>
          </table:table-cell>
          <table:table-cell office:value-type="string" calcext:value-type="string">
            <text:p>Spaghetti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.68627" calcext:value-type="float">
            <text:p>0.68627</text:p>
          </table:table-cell>
          <table:table-cell office:value-type="float" office:value="0.05098" calcext:value-type="float">
            <text:p>0.0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d-texture.png</text:p>
          </table:table-cell>
        </table:table-row>
        <table:table-row table:style-name="ro1">
          <table:table-cell office:value-type="string" calcext:value-type="string">
            <text:p>resource-1f35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b40279e3-375e-45a8-8841-fc8d1037394b</text:p>
          </table:table-cell>
          <table:table-cell office:value-type="string" calcext:value-type="string">
            <text:p>1f35e</text:p>
          </table:table-cell>
          <table:table-cell office:value-type="string" calcext:value-type="string">
            <text:p>Bread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1373" calcext:value-type="float">
            <text:p>0.11373</text:p>
          </table:table-cell>
          <table:table-cell office:value-type="float" office:value="0.79608" calcext:value-type="float">
            <text:p>0.79608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e-texture.png</text:p>
          </table:table-cell>
        </table:table-row>
        <table:table-row table:style-name="ro1">
          <table:table-cell office:value-type="string" calcext:value-type="string">
            <text:p>resource-1f35f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f675faff-e135-472a-8c7b-5e891cd0a3a1</text:p>
          </table:table-cell>
          <table:table-cell office:value-type="string" calcext:value-type="string">
            <text:p>1f35f</text:p>
          </table:table-cell>
          <table:table-cell office:value-type="string" calcext:value-type="string">
            <text:p>Frie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0.3451" calcext:value-type="float">
            <text:p>0.345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5f-texture.png</text:p>
          </table:table-cell>
        </table:table-row>
        <table:table-row table:style-name="ro1">
          <table:table-cell office:value-type="string" calcext:value-type="string">
            <text:p>resource-1f360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81739854-0839-4781-b419-5b80db3d46f9</text:p>
          </table:table-cell>
          <table:table-cell office:value-type="string" calcext:value-type="string">
            <text:p>1f360</text:p>
          </table:table-cell>
          <table:table-cell office:value-type="string" calcext:value-type="string">
            <text:p>Sweet Potato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6078" calcext:value-type="float">
            <text:p>0.36078</text:p>
          </table:table-cell>
          <table:table-cell office:value-type="float" office:value="0.68235" calcext:value-type="float">
            <text:p>0.68235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0-texture.png</text:p>
          </table:table-cell>
        </table:table-row>
        <table:table-row table:style-name="ro1">
          <table:table-cell office:value-type="string" calcext:value-type="string">
            <text:p>resource-1f361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fb5d3769-ac5c-471f-9c0d-3e4fb787f6fb</text:p>
          </table:table-cell>
          <table:table-cell office:value-type="string" calcext:value-type="string">
            <text:p>1f361</text:p>
          </table:table-cell>
          <table:table-cell office:value-type="string" calcext:value-type="string">
            <text:p>Candy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9412" calcext:value-type="float">
            <text:p>0.29412</text:p>
          </table:table-cell>
          <table:table-cell office:value-type="float" office:value="0.66275" calcext:value-type="float">
            <text:p>0.66275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1-texture.png</text:p>
          </table:table-cell>
        </table:table-row>
        <table:table-row table:style-name="ro1">
          <table:table-cell office:value-type="string" calcext:value-type="string">
            <text:p>resource-1f362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4ad32e2c-c5c8-4e22-aa9e-a003d4693995</text:p>
          </table:table-cell>
          <table:table-cell office:value-type="string" calcext:value-type="string">
            <text:p>1f362</text:p>
          </table:table-cell>
          <table:table-cell office:value-type="string" calcext:value-type="string">
            <text:p>Candystick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8235" calcext:value-type="float">
            <text:p>0.28235</text:p>
          </table:table-cell>
          <table:table-cell office:value-type="float" office:value="0.72549" calcext:value-type="float">
            <text:p>0.72549</text:p>
          </table:table-cell>
          <table:table-cell office:value-type="float" office:value="0.22353" calcext:value-type="float">
            <text:p>0.22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2-texture.png</text:p>
          </table:table-cell>
        </table:table-row>
        <table:table-row table:style-name="ro1">
          <table:table-cell office:value-type="string" calcext:value-type="string">
            <text:p>resource-1f363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74e6da9-a766-481b-93ed-bdc8f2079fe9</text:p>
          </table:table-cell>
          <table:table-cell office:value-type="string" calcext:value-type="string">
            <text:p>1f363</text:p>
          </table:table-cell>
          <table:table-cell office:value-type="string" calcext:value-type="string">
            <text:p>Sushi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8549" calcext:value-type="float">
            <text:p>0.85490</text:p>
          </table:table-cell>
          <table:table-cell office:value-type="float" office:value="0.17255" calcext:value-type="float">
            <text:p>0.17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3-texture.png</text:p>
          </table:table-cell>
        </table:table-row>
        <table:table-row table:style-name="ro1">
          <table:table-cell office:value-type="string" calcext:value-type="string">
            <text:p>resource-1f364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5a4f03dd-541b-499d-a797-b43010b86426</text:p>
          </table:table-cell>
          <table:table-cell office:value-type="string" calcext:value-type="string">
            <text:p>1f364</text:p>
          </table:table-cell>
          <table:table-cell office:value-type="string" calcext:value-type="string">
            <text:p>Shrimp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.00000</text:p>
          </table:table-cell>
          <table:table-cell office:value-type="float" office:value="0.99608" calcext:value-type="float">
            <text:p>0.99608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4-texture.png</text:p>
          </table:table-cell>
        </table:table-row>
        <table:table-row table:style-name="ro1">
          <table:table-cell office:value-type="string" calcext:value-type="string">
            <text:p>resource-1f366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0c8f86e1-fe28-472d-9870-b7fd69b61cf0</text:p>
          </table:table-cell>
          <table:table-cell office:value-type="string" calcext:value-type="string">
            <text:p>1f366</text:p>
          </table:table-cell>
          <table:table-cell office:value-type="string" calcext:value-type="string">
            <text:p>Custard Con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1765" calcext:value-type="float">
            <text:p>0.11765</text:p>
          </table:table-cell>
          <table:table-cell office:value-type="float" office:value="0.82353" calcext:value-type="float">
            <text:p>0.82353</text:p>
          </table:table-cell>
          <table:table-cell office:value-type="float" office:value="0.33725" calcext:value-type="float">
            <text:p>0.33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6-texture.png</text:p>
          </table:table-cell>
        </table:table-row>
        <table:table-row table:style-name="ro1">
          <table:table-cell office:value-type="string" calcext:value-type="string">
            <text:p>resource-1f367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46b2b253-e27c-4fa9-8d29-de64bb42eedb</text:p>
          </table:table-cell>
          <table:table-cell office:value-type="string" calcext:value-type="string">
            <text:p>1f367</text:p>
          </table:table-cell>
          <table:table-cell office:value-type="string" calcext:value-type="string">
            <text:p>Rice Bowl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451" calcext:value-type="float">
            <text:p>0.34510</text:p>
          </table:table-cell>
          <table:table-cell office:value-type="float" office:value="0.68235" calcext:value-type="float">
            <text:p>0.68235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7-texture.png</text:p>
          </table:table-cell>
        </table:table-row>
        <table:table-row table:style-name="ro1">
          <table:table-cell office:value-type="string" calcext:value-type="string">
            <text:p>resource-1f368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732dc5af-01b1-447d-862e-53b40f541cd0</text:p>
          </table:table-cell>
          <table:table-cell office:value-type="string" calcext:value-type="string">
            <text:p>1f368</text:p>
          </table:table-cell>
          <table:table-cell office:value-type="string" calcext:value-type="string">
            <text:p>Sunda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.67843" calcext:value-type="float">
            <text:p>0.67843</text:p>
          </table:table-cell>
          <table:table-cell office:value-type="float" office:value="0.12549" calcext:value-type="float">
            <text:p>0.125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8-texture.png</text:p>
          </table:table-cell>
        </table:table-row>
        <table:table-row table:style-name="ro1">
          <table:table-cell office:value-type="string" calcext:value-type="string">
            <text:p>resource-1f369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456c9355-fa40-49e0-b3e4-8d05694b70d2</text:p>
          </table:table-cell>
          <table:table-cell office:value-type="string" calcext:value-type="string">
            <text:p>1f369</text:p>
          </table:table-cell>
          <table:table-cell office:value-type="string" calcext:value-type="string">
            <text:p>Donut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2549" calcext:value-type="float">
            <text:p>0.12549</text:p>
          </table:table-cell>
          <table:table-cell office:value-type="float" office:value="0.77647" calcext:value-type="float">
            <text:p>0.77647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9-texture.png</text:p>
          </table:table-cell>
        </table:table-row>
        <table:table-row table:style-name="ro1">
          <table:table-cell office:value-type="string" calcext:value-type="string">
            <text:p>resource-1f36a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753acc58-bb97-4c31-b07b-b841c44a4349</text:p>
          </table:table-cell>
          <table:table-cell office:value-type="string" calcext:value-type="string">
            <text:p>1f36a</text:p>
          </table:table-cell>
          <table:table-cell office:value-type="string" calcext:value-type="string">
            <text:p>Cooki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3725" calcext:value-type="float">
            <text:p>0.33725</text:p>
          </table:table-cell>
          <table:table-cell office:value-type="float" office:value="0.64706" calcext:value-type="float">
            <text:p>0.64706</text:p>
          </table:table-cell>
          <table:table-cell office:value-type="float" office:value="0.35294" calcext:value-type="float">
            <text:p>0.35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a-texture.png</text:p>
          </table:table-cell>
        </table:table-row>
        <table:table-row table:style-name="ro1">
          <table:table-cell office:value-type="string" calcext:value-type="string">
            <text:p>resource-1f36b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75299752-5414-495f-a6fa-45ff7afd0e19</text:p>
          </table:table-cell>
          <table:table-cell office:value-type="string" calcext:value-type="string">
            <text:p>1f36b</text:p>
          </table:table-cell>
          <table:table-cell office:value-type="string" calcext:value-type="string">
            <text:p>Chocolat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6275" calcext:value-type="float">
            <text:p>0.26275</text:p>
          </table:table-cell>
          <table:table-cell office:value-type="float" office:value="0.92157" calcext:value-type="float">
            <text:p>0.92157</text:p>
          </table:table-cell>
          <table:table-cell office:value-type="float" office:value="0.25098" calcext:value-type="float">
            <text:p>0.2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b-texture.png</text:p>
          </table:table-cell>
        </table:table-row>
        <table:table-row table:style-name="ro1">
          <table:table-cell office:value-type="string" calcext:value-type="string">
            <text:p>resource-1f36c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3e8d1d46-9e55-4df1-9bd3-10b8bddfddbd</text:p>
          </table:table-cell>
          <table:table-cell office:value-type="string" calcext:value-type="string">
            <text:p>1f36c</text:p>
          </table:table-cell>
          <table:table-cell office:value-type="string" calcext:value-type="string">
            <text:p>Peppermint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7647" calcext:value-type="float">
            <text:p>0.17647</text:p>
          </table:table-cell>
          <table:table-cell office:value-type="float" office:value="0.68627" calcext:value-type="float">
            <text:p>0.68627</text:p>
          </table:table-cell>
          <table:table-cell office:value-type="float" office:value="0.32157" calcext:value-type="float">
            <text:p>0.3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c-texture.png</text:p>
          </table:table-cell>
        </table:table-row>
        <table:table-row table:style-name="ro1">
          <table:table-cell office:value-type="string" calcext:value-type="string">
            <text:p>resource-1f36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ffb83c2d-9b73-44ea-b67e-c77f56ec9e75</text:p>
          </table:table-cell>
          <table:table-cell office:value-type="string" calcext:value-type="string">
            <text:p>1f36d</text:p>
          </table:table-cell>
          <table:table-cell office:value-type="string" calcext:value-type="string">
            <text:p>Lollipop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5098" calcext:value-type="float">
            <text:p>0.25098</text:p>
          </table:table-cell>
          <table:table-cell office:value-type="float" office:value="0.81961" calcext:value-type="float">
            <text:p>0.81961</text:p>
          </table:table-cell>
          <table:table-cell office:value-type="float" office:value="0.12157" calcext:value-type="float">
            <text:p>0.1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d-texture.png</text:p>
          </table:table-cell>
        </table:table-row>
        <table:table-row table:style-name="ro1">
          <table:table-cell office:value-type="string" calcext:value-type="string">
            <text:p>resource-1f36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be55747d-5027-4be3-b625-89ac6b29add2</text:p>
          </table:table-cell>
          <table:table-cell office:value-type="string" calcext:value-type="string">
            <text:p>1f36e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1176" calcext:value-type="float">
            <text:p>0.21176</text:p>
          </table:table-cell>
          <table:table-cell office:value-type="float" office:value="0.78039" calcext:value-type="float">
            <text:p>0.78039</text:p>
          </table:table-cell>
          <table:table-cell office:value-type="float" office:value="0.08627" calcext:value-type="float">
            <text:p>0.08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e-texture.png</text:p>
          </table:table-cell>
        </table:table-row>
        <table:table-row table:style-name="ro1">
          <table:table-cell office:value-type="string" calcext:value-type="string">
            <text:p>resource-1f36f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e1a73e9-9aa1-41cc-bb96-4c430d6c70cd</text:p>
          </table:table-cell>
          <table:table-cell office:value-type="string" calcext:value-type="string">
            <text:p>1f36f</text:p>
          </table:table-cell>
          <table:table-cell office:value-type="string" calcext:value-type="string">
            <text:p>Cream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0196" calcext:value-type="float">
            <text:p>0.10196</text:p>
          </table:table-cell>
          <table:table-cell office:value-type="float" office:value="0.8902" calcext:value-type="float">
            <text:p>0.89020</text:p>
          </table:table-cell>
          <table:table-cell office:value-type="float" office:value="0.14902" calcext:value-type="float">
            <text:p>0.14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6f-texture.png</text:p>
          </table:table-cell>
        </table:table-row>
        <table:table-row table:style-name="ro1">
          <table:table-cell office:value-type="string" calcext:value-type="string">
            <text:p>resource-1f370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2f02cc52-0836-447e-a203-658e4a237ef8</text:p>
          </table:table-cell>
          <table:table-cell office:value-type="string" calcext:value-type="string">
            <text:p>1f370</text:p>
          </table:table-cell>
          <table:table-cell office:value-type="string" calcext:value-type="string">
            <text:p>Cak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3725" calcext:value-type="float">
            <text:p>0.33725</text:p>
          </table:table-cell>
          <table:table-cell office:value-type="float" office:value="0.72941" calcext:value-type="float">
            <text:p>0.72941</text:p>
          </table:table-cell>
          <table:table-cell office:value-type="float" office:value="0.35686" calcext:value-type="float">
            <text:p>0.35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0-texture.png</text:p>
          </table:table-cell>
        </table:table-row>
        <table:table-row table:style-name="ro1">
          <table:table-cell office:value-type="string" calcext:value-type="string">
            <text:p>resource-1f372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47154d7b-5e0b-4ecb-be47-54d1471dced9</text:p>
          </table:table-cell>
          <table:table-cell office:value-type="string" calcext:value-type="string">
            <text:p>1f372</text:p>
          </table:table-cell>
          <table:table-cell office:value-type="string" calcext:value-type="string">
            <text:p>Soup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9804" calcext:value-type="float">
            <text:p>0.09804</text:p>
          </table:table-cell>
          <table:table-cell office:value-type="float" office:value="0.96078" calcext:value-type="float">
            <text:p>0.96078</text:p>
          </table:table-cell>
          <table:table-cell office:value-type="float" office:value="0.09412" calcext:value-type="float">
            <text:p>0.0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2-texture.png</text:p>
          </table:table-cell>
        </table:table-row>
        <table:table-row table:style-name="ro1">
          <table:table-cell office:value-type="string" calcext:value-type="string">
            <text:p>resource-1f373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64536dc1-fa44-485d-8724-431a4cb5b23e</text:p>
          </table:table-cell>
          <table:table-cell office:value-type="string" calcext:value-type="string">
            <text:p>1f373</text:p>
          </table:table-cell>
          <table:table-cell office:value-type="string" calcext:value-type="string">
            <text:p>Egg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098" calcext:value-type="float">
            <text:p>0.10980</text:p>
          </table:table-cell>
          <table:table-cell office:value-type="float" office:value="0.96078" calcext:value-type="float">
            <text:p>0.96078</text:p>
          </table:table-cell>
          <table:table-cell office:value-type="float" office:value="0.28235" calcext:value-type="float">
            <text:p>0.28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3-texture.png</text:p>
          </table:table-cell>
        </table:table-row>
        <table:table-row table:style-name="ro1">
          <table:table-cell office:value-type="string" calcext:value-type="string">
            <text:p>resource-1f375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785cdd6f-c9f4-4ea4-bfec-9f7ba152e7dd</text:p>
          </table:table-cell>
          <table:table-cell office:value-type="string" calcext:value-type="string">
            <text:p>1f375</text:p>
          </table:table-cell>
          <table:table-cell office:value-type="string" calcext:value-type="string">
            <text:p>Tea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7843" calcext:value-type="float">
            <text:p>0.07843</text:p>
          </table:table-cell>
          <table:table-cell office:value-type="float" office:value="0.65882" calcext:value-type="float">
            <text:p>0.65882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5-texture.png</text:p>
          </table:table-cell>
        </table:table-row>
        <table:table-row table:style-name="ro1">
          <table:table-cell office:value-type="string" calcext:value-type="string">
            <text:p>resource-1f377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0bb9cf74-8c86-483a-babb-68aee253eec7</text:p>
          </table:table-cell>
          <table:table-cell office:value-type="string" calcext:value-type="string">
            <text:p>1f377</text:p>
          </table:table-cell>
          <table:table-cell office:value-type="string" calcext:value-type="string">
            <text:p>Win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3137" calcext:value-type="float">
            <text:p>0.23137</text:p>
          </table:table-cell>
          <table:table-cell office:value-type="float" office:value="0.64706" calcext:value-type="float">
            <text:p>0.64706</text:p>
          </table:table-cell>
          <table:table-cell office:value-type="float" office:value="0.34902" calcext:value-type="float">
            <text:p>0.34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7-texture.png</text:p>
          </table:table-cell>
        </table:table-row>
        <table:table-row table:style-name="ro1">
          <table:table-cell office:value-type="string" calcext:value-type="string">
            <text:p>resource-1f378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d146979-cfa3-4379-8c32-85e44e759fd4</text:p>
          </table:table-cell>
          <table:table-cell office:value-type="string" calcext:value-type="string">
            <text:p>1f378</text:p>
          </table:table-cell>
          <table:table-cell office:value-type="string" calcext:value-type="string">
            <text:p>Martini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1961" calcext:value-type="float">
            <text:p>0.21961</text:p>
          </table:table-cell>
          <table:table-cell office:value-type="float" office:value="0.89804" calcext:value-type="float">
            <text:p>0.89804</text:p>
          </table:table-cell>
          <table:table-cell office:value-type="float" office:value="0.32549" calcext:value-type="float">
            <text:p>0.325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8-texture.png</text:p>
          </table:table-cell>
        </table:table-row>
        <table:table-row table:style-name="ro1">
          <table:table-cell office:value-type="string" calcext:value-type="string">
            <text:p>resource-1f379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a4b7e2b1-e963-4d83-b83f-4c9011238264</text:p>
          </table:table-cell>
          <table:table-cell office:value-type="string" calcext:value-type="string">
            <text:p>1f379</text:p>
          </table:table-cell>
          <table:table-cell office:value-type="string" calcext:value-type="string">
            <text:p>Pina Colada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88627" calcext:value-type="float">
            <text:p>0.88627</text:p>
          </table:table-cell>
          <table:table-cell office:value-type="float" office:value="0.11765" calcext:value-type="float">
            <text:p>0.11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9-texture.png</text:p>
          </table:table-cell>
        </table:table-row>
        <table:table-row table:style-name="ro1">
          <table:table-cell office:value-type="string" calcext:value-type="string">
            <text:p>resource-1f37a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2be341e5-deae-4c38-932b-b66f1ab7f9eb</text:p>
          </table:table-cell>
          <table:table-cell office:value-type="string" calcext:value-type="string">
            <text:p>1f37a</text:p>
          </table:table-cell>
          <table:table-cell office:value-type="string" calcext:value-type="string">
            <text:p>Beer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2941" calcext:value-type="float">
            <text:p>0.32941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.24706" calcext:value-type="float">
            <text:p>0.2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a-texture.png</text:p>
          </table:table-cell>
        </table:table-row>
        <table:table-row table:style-name="ro1">
          <table:table-cell office:value-type="string" calcext:value-type="string">
            <text:p>resource-1f37b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b5f27ec2-2136-4fe6-93c0-c5fe1895bb44</text:p>
          </table:table-cell>
          <table:table-cell office:value-type="string" calcext:value-type="string">
            <text:p>1f37b</text:p>
          </table:table-cell>
          <table:table-cell office:value-type="string" calcext:value-type="string">
            <text:p>Draft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.6902" calcext:value-type="float">
            <text:p>0.69020</text:p>
          </table:table-cell>
          <table:table-cell office:value-type="float" office:value="0.12157" calcext:value-type="float">
            <text:p>0.12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b-texture.png</text:p>
          </table:table-cell>
        </table:table-row>
        <table:table-row table:style-name="ro1">
          <table:table-cell office:value-type="string" calcext:value-type="string">
            <text:p>resource-1f37c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457c0ca7-3d57-4928-9661-059b60769401</text:p>
          </table:table-cell>
          <table:table-cell office:value-type="string" calcext:value-type="string">
            <text:p>1f37c</text:p>
          </table:table-cell>
          <table:table-cell office:value-type="string" calcext:value-type="string">
            <text:p>Formula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5686" calcext:value-type="float">
            <text:p>0.15686</text:p>
          </table:table-cell>
          <table:table-cell office:value-type="float" office:value="0.97255" calcext:value-type="float">
            <text:p>0.97255</text:p>
          </table:table-cell>
          <table:table-cell office:value-type="float" office:value="0.17255" calcext:value-type="float">
            <text:p>0.17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c-texture.png</text:p>
          </table:table-cell>
        </table:table-row>
        <table:table-row table:style-name="ro1">
          <table:table-cell office:value-type="string" calcext:value-type="string">
            <text:p>resource-1f37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b8a35ce6-4968-4160-a628-4ea599bae4ce</text:p>
          </table:table-cell>
          <table:table-cell office:value-type="string" calcext:value-type="string">
            <text:p>1f37e</text:p>
          </table:table-cell>
          <table:table-cell office:value-type="string" calcext:value-type="string">
            <text:p>Champagn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7647" calcext:value-type="float">
            <text:p>0.37647</text:p>
          </table:table-cell>
          <table:table-cell office:value-type="float" office:value="0.7098" calcext:value-type="float">
            <text:p>0.70980</text:p>
          </table:table-cell>
          <table:table-cell office:value-type="float" office:value="0.3098" calcext:value-type="float">
            <text:p>0.309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e-texture.png</text:p>
          </table:table-cell>
        </table:table-row>
        <table:table-row table:style-name="ro1">
          <table:table-cell office:value-type="string" calcext:value-type="string">
            <text:p>resource-1f37f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5e17a414-5b8b-4c2e-9536-7a9746df1c31</text:p>
          </table:table-cell>
          <table:table-cell office:value-type="string" calcext:value-type="string">
            <text:p>1f37f</text:p>
          </table:table-cell>
          <table:table-cell office:value-type="string" calcext:value-type="string">
            <text:p>Popcorn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6549" calcext:value-type="float">
            <text:p>0.65490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7f-texture.png</text:p>
          </table:table-cell>
        </table:table-row>
        <table:table-row table:style-name="ro1">
          <table:table-cell office:value-type="string" calcext:value-type="string">
            <text:p>resource-1f382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a59f30fa-9fe2-4935-8260-d720fe4ce540</text:p>
          </table:table-cell>
          <table:table-cell office:value-type="string" calcext:value-type="string">
            <text:p>1f382</text:p>
          </table:table-cell>
          <table:table-cell office:value-type="string" calcext:value-type="string">
            <text:p>Birthday Cak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5098" calcext:value-type="float">
            <text:p>0.25098</text:p>
          </table:table-cell>
          <table:table-cell office:value-type="float" office:value="0.96863" calcext:value-type="float">
            <text:p>0.96863</text:p>
          </table:table-cell>
          <table:table-cell office:value-type="float" office:value="0.28235" calcext:value-type="float">
            <text:p>0.28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82-texture.png</text:p>
          </table:table-cell>
        </table:table-row>
        <table:table-row table:style-name="ro1">
          <table:table-cell office:value-type="string" calcext:value-type="string">
            <text:p>resource-1f38a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983b58e6-1e96-436b-8868-a66d6181da14</text:p>
          </table:table-cell>
          <table:table-cell office:value-type="string" calcext:value-type="string">
            <text:p>1f38a</text:p>
          </table:table-cell>
          <table:table-cell office:value-type="string" calcext:value-type="string">
            <text:p>Passion Fruit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5294" calcext:value-type="float">
            <text:p>0.35294</text:p>
          </table:table-cell>
          <table:table-cell office:value-type="float" office:value="0.76471" calcext:value-type="float">
            <text:p>0.76471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38a-texture.png</text:p>
          </table:table-cell>
        </table:table-row>
        <table:table-row table:style-name="ro1">
          <table:table-cell office:value-type="string" calcext:value-type="string">
            <text:p>resource-1f95a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2b5924c2-66b3-4f71-b74b-32d735463369</text:p>
          </table:table-cell>
          <table:table-cell office:value-type="string" calcext:value-type="string">
            <text:p>1f95a</text:p>
          </table:table-cell>
          <table:table-cell office:value-type="string" calcext:value-type="string">
            <text:p>Egg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3529" calcext:value-type="float">
            <text:p>0.23529</text:p>
          </table:table-cell>
          <table:table-cell office:value-type="float" office:value="0.73725" calcext:value-type="float">
            <text:p>0.73725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5a-texture.png</text:p>
          </table:table-cell>
        </table:table-row>
        <table:table-row table:style-name="ro1">
          <table:table-cell office:value-type="string" calcext:value-type="string">
            <text:p>resource-1f95b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8c052745-51d5-4617-bca3-1b868857c01d</text:p>
          </table:table-cell>
          <table:table-cell office:value-type="string" calcext:value-type="string">
            <text:p>1f95b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5686" calcext:value-type="float">
            <text:p>0.15686</text:p>
          </table:table-cell>
          <table:table-cell office:value-type="float" office:value="0.98039" calcext:value-type="float">
            <text:p>0.98039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5b-texture.png</text:p>
          </table:table-cell>
        </table:table-row>
        <table:table-row table:style-name="ro1">
          <table:table-cell office:value-type="string" calcext:value-type="string">
            <text:p>resource-1f95c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e7affd49-4ace-4e9a-9f8f-ac01ff36442d</text:p>
          </table:table-cell>
          <table:table-cell office:value-type="string" calcext:value-type="string">
            <text:p>1f95c</text:p>
          </table:table-cell>
          <table:table-cell office:value-type="string" calcext:value-type="string">
            <text:p>Peanut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4314" calcext:value-type="float">
            <text:p>0.24314</text:p>
          </table:table-cell>
          <table:table-cell office:value-type="float" office:value="0.76863" calcext:value-type="float">
            <text:p>0.76863</text:p>
          </table:table-cell>
          <table:table-cell office:value-type="float" office:value="0.20392" calcext:value-type="float">
            <text:p>0.203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5c-texture.png</text:p>
          </table:table-cell>
        </table:table-row>
        <table:table-row table:style-name="ro1">
          <table:table-cell office:value-type="string" calcext:value-type="string">
            <text:p>resource-1f95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09df242f-3ee1-43c5-b1b8-09c90d0d3453</text:p>
          </table:table-cell>
          <table:table-cell office:value-type="string" calcext:value-type="string">
            <text:p>1f95d</text:p>
          </table:table-cell>
          <table:table-cell office:value-type="string" calcext:value-type="string">
            <text:p>Kiwifruit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94118" calcext:value-type="float">
            <text:p>0.94118</text:p>
          </table:table-cell>
          <table:table-cell office:value-type="float" office:value="0.1098" calcext:value-type="float">
            <text:p>0.109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5d-texture.png</text:p>
          </table:table-cell>
        </table:table-row>
        <table:table-row table:style-name="ro1">
          <table:table-cell office:value-type="string" calcext:value-type="string">
            <text:p>resource-1f95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5a63cb6e-3fcd-4233-a451-53bfa55c9ee4</text:p>
          </table:table-cell>
          <table:table-cell office:value-type="string" calcext:value-type="string">
            <text:p>1f95e</text:p>
          </table:table-cell>
          <table:table-cell office:value-type="string" calcext:value-type="string">
            <text:p>Pancake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4118" calcext:value-type="float">
            <text:p>0.34118</text:p>
          </table:table-cell>
          <table:table-cell office:value-type="float" office:value="0.71765" calcext:value-type="float">
            <text:p>0.71765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5e-texture.png</text:p>
          </table:table-cell>
        </table:table-row>
        <table:table-row table:style-name="ro1">
          <table:table-cell office:value-type="string" calcext:value-type="string">
            <text:p>resource-1f95f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84b11f23-3dae-4214-8d1d-0d0a87439224</text:p>
          </table:table-cell>
          <table:table-cell office:value-type="string" calcext:value-type="string">
            <text:p>1f95f</text:p>
          </table:table-cell>
          <table:table-cell office:value-type="string" calcext:value-type="string">
            <text:p>Empanada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1176" calcext:value-type="float">
            <text:p>0.21176</text:p>
          </table:table-cell>
          <table:table-cell office:value-type="float" office:value="0.65882" calcext:value-type="float">
            <text:p>0.65882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5f-texture.png</text:p>
          </table:table-cell>
        </table:table-row>
        <table:table-row table:style-name="ro1">
          <table:table-cell office:value-type="string" calcext:value-type="string">
            <text:p>resource-1f96a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c3371d9-749b-4c53-b69a-055d446e9c52</text:p>
          </table:table-cell>
          <table:table-cell office:value-type="string" calcext:value-type="string">
            <text:p>1f96a</text:p>
          </table:table-cell>
          <table:table-cell office:value-type="string" calcext:value-type="string">
            <text:p>Sandwich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0588" calcext:value-type="float">
            <text:p>0.30588</text:p>
          </table:table-cell>
          <table:table-cell office:value-type="float" office:value="0.67843" calcext:value-type="float">
            <text:p>0.67843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6a-texture.png</text:p>
          </table:table-cell>
        </table:table-row>
        <table:table-row table:style-name="ro1">
          <table:table-cell office:value-type="string" calcext:value-type="string">
            <text:p>resource-1f96b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16dde219-cbd0-4c43-b664-dcccc2d7b00a</text:p>
          </table:table-cell>
          <table:table-cell office:value-type="string" calcext:value-type="string">
            <text:p>1f96b</text:p>
          </table:table-cell>
          <table:table-cell office:value-type="string" calcext:value-type="string">
            <text:p>Pea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.81569" calcext:value-type="float">
            <text:p>0.81569</text:p>
          </table:table-cell>
          <table:table-cell office:value-type="float" office:value="0.15294" calcext:value-type="float">
            <text:p>0.15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6b-texture.png</text:p>
          </table:table-cell>
        </table:table-row>
        <table:table-row table:style-name="ro1">
          <table:table-cell office:value-type="string" calcext:value-type="string">
            <text:p>resource-1f96c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2503f288-5e9f-4ff3-8b88-ab05a07f1de3</text:p>
          </table:table-cell>
          <table:table-cell office:value-type="string" calcext:value-type="string">
            <text:p>1f96c</text:p>
          </table:table-cell>
          <table:table-cell office:value-type="string" calcext:value-type="string">
            <text:p>Lettuc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1373" calcext:value-type="float">
            <text:p>0.31373</text:p>
          </table:table-cell>
          <table:table-cell office:value-type="float" office:value="0.69412" calcext:value-type="float">
            <text:p>0.69412</text:p>
          </table:table-cell>
          <table:table-cell office:value-type="float" office:value="0.36863" calcext:value-type="float">
            <text:p>0.36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6c-texture.png</text:p>
          </table:table-cell>
        </table:table-row>
        <table:table-row table:style-name="ro1">
          <table:table-cell office:value-type="string" calcext:value-type="string">
            <text:p>resource-1f96d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4ac959e6-2823-4b86-b347-2386bcf676bb</text:p>
          </table:table-cell>
          <table:table-cell office:value-type="string" calcext:value-type="string">
            <text:p>1f96d</text:p>
          </table:table-cell>
          <table:table-cell office:value-type="string" calcext:value-type="string">
            <text:p>Tomato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7451" calcext:value-type="float">
            <text:p>0.07451</text:p>
          </table:table-cell>
          <table:table-cell office:value-type="float" office:value="1" calcext:value-type="float">
            <text:p>1.00000</text:p>
          </table:table-cell>
          <table:table-cell office:value-type="float" office:value="0.16471" calcext:value-type="float">
            <text:p>0.164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6d-texture.png</text:p>
          </table:table-cell>
        </table:table-row>
        <table:table-row table:style-name="ro1">
          <table:table-cell office:value-type="string" calcext:value-type="string">
            <text:p>resource-1f96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564b27e5-d6e6-4c21-8f3f-9dfbd3a980df</text:p>
          </table:table-cell>
          <table:table-cell office:value-type="string" calcext:value-type="string">
            <text:p>1f96e</text:p>
          </table:table-cell>
          <table:table-cell office:value-type="string" calcext:value-type="string">
            <text:p>Sesamecak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451" calcext:value-type="float">
            <text:p>0.14510</text:p>
          </table:table-cell>
          <table:table-cell office:value-type="float" office:value="0.75686" calcext:value-type="float">
            <text:p>0.75686</text:p>
          </table:table-cell>
          <table:table-cell office:value-type="float" office:value="0.35294" calcext:value-type="float">
            <text:p>0.35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6e-texture.png</text:p>
          </table:table-cell>
        </table:table-row>
        <table:table-row table:style-name="ro1">
          <table:table-cell office:value-type="string" calcext:value-type="string">
            <text:p>resource-1f96f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a9012fa-8224-4395-82cd-d98635ab55c4</text:p>
          </table:table-cell>
          <table:table-cell office:value-type="string" calcext:value-type="string">
            <text:p>1f96f</text:p>
          </table:table-cell>
          <table:table-cell office:value-type="string" calcext:value-type="string">
            <text:p>Bagel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3725" calcext:value-type="float">
            <text:p>0.33725</text:p>
          </table:table-cell>
          <table:table-cell office:value-type="float" office:value="0.91765" calcext:value-type="float">
            <text:p>0.91765</text:p>
          </table:table-cell>
          <table:table-cell office:value-type="float" office:value="0.09804" calcext:value-type="float">
            <text:p>0.09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6f-texture.png</text:p>
          </table:table-cell>
        </table:table-row>
        <table:table-row table:style-name="ro1">
          <table:table-cell office:value-type="string" calcext:value-type="string">
            <text:p>resource-1f9c0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078e116c-b014-47ce-bc47-c29201d7b1d5</text:p>
          </table:table-cell>
          <table:table-cell office:value-type="string" calcext:value-type="string">
            <text:p>1f9c0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0588" calcext:value-type="float">
            <text:p>0.30588</text:p>
          </table:table-cell>
          <table:table-cell office:value-type="float" office:value="0.76471" calcext:value-type="float">
            <text:p>0.76471</text:p>
          </table:table-cell>
          <table:table-cell office:value-type="float" office:value="0.05098" calcext:value-type="float">
            <text:p>0.0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0-texture.png</text:p>
          </table:table-cell>
        </table:table-row>
        <table:table-row table:style-name="ro1">
          <table:table-cell office:value-type="string" calcext:value-type="string">
            <text:p>resource-1f9c1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dd940c8d-5c4e-4d18-98ae-92fe72c69f8d</text:p>
          </table:table-cell>
          <table:table-cell office:value-type="string" calcext:value-type="string">
            <text:p>1f9c1</text:p>
          </table:table-cell>
          <table:table-cell office:value-type="string" calcext:value-type="string">
            <text:p>Cupcak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4118" calcext:value-type="float">
            <text:p>0.14118</text:p>
          </table:table-cell>
          <table:table-cell office:value-type="float" office:value="0.8" calcext:value-type="float">
            <text:p>0.80000</text:p>
          </table:table-cell>
          <table:table-cell office:value-type="float" office:value="0.06275" calcext:value-type="float">
            <text:p>0.06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1-texture.png</text:p>
          </table:table-cell>
        </table:table-row>
        <table:table-row table:style-name="ro1">
          <table:table-cell office:value-type="string" calcext:value-type="string">
            <text:p>resource-1f9c3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488acf7b-ce99-4f0a-8ffe-57754d26dd73</text:p>
          </table:table-cell>
          <table:table-cell office:value-type="string" calcext:value-type="string">
            <text:p>1f9c3</text:p>
          </table:table-cell>
          <table:table-cell office:value-type="string" calcext:value-type="string">
            <text:p>Juic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8039" calcext:value-type="float">
            <text:p>0.18039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11765" calcext:value-type="float">
            <text:p>0.11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3-texture.png</text:p>
          </table:table-cell>
        </table:table-row>
        <table:table-row table:style-name="ro1">
          <table:table-cell office:value-type="string" calcext:value-type="string">
            <text:p>resource-1f9c4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ac4ccd55-9409-4cf9-8abe-896f94fc5053</text:p>
          </table:table-cell>
          <table:table-cell office:value-type="string" calcext:value-type="string">
            <text:p>1f9c4</text:p>
          </table:table-cell>
          <table:table-cell office:value-type="string" calcext:value-type="string">
            <text:p>Blue Squash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5882" calcext:value-type="float">
            <text:p>0.05882</text:p>
          </table:table-cell>
          <table:table-cell office:value-type="float" office:value="0.63137" calcext:value-type="float">
            <text:p>0.63137</text:p>
          </table:table-cell>
          <table:table-cell office:value-type="float" office:value="0.18039" calcext:value-type="float">
            <text:p>0.18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4-texture.png</text:p>
          </table:table-cell>
        </table:table-row>
        <table:table-row table:style-name="ro1">
          <table:table-cell office:value-type="string" calcext:value-type="string">
            <text:p>resource-1f9c5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8e4f6a76-3cc0-4627-8bee-01438bb41d14</text:p>
          </table:table-cell>
          <table:table-cell office:value-type="string" calcext:value-type="string">
            <text:p>1f9c5</text:p>
          </table:table-cell>
          <table:table-cell office:value-type="string" calcext:value-type="string">
            <text:p>Orange Squash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0588" calcext:value-type="float">
            <text:p>0.30588</text:p>
          </table:table-cell>
          <table:table-cell office:value-type="float" office:value="0.7098" calcext:value-type="float">
            <text:p>0.70980</text:p>
          </table:table-cell>
          <table:table-cell office:value-type="float" office:value="0.03137" calcext:value-type="float">
            <text:p>0.031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5-texture.png</text:p>
          </table:table-cell>
        </table:table-row>
        <table:table-row table:style-name="ro1">
          <table:table-cell office:value-type="string" calcext:value-type="string">
            <text:p>resource-1f9c6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bf55028e-00da-4ff5-ae6e-2fc77eb68a43</text:p>
          </table:table-cell>
          <table:table-cell office:value-type="string" calcext:value-type="string">
            <text:p>1f9c6</text:p>
          </table:table-cell>
          <table:table-cell office:value-type="string" calcext:value-type="string">
            <text:p>Muffins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72549" calcext:value-type="float">
            <text:p>0.72549</text:p>
          </table:table-cell>
          <table:table-cell office:value-type="float" office:value="0" calcext:value-type="float">
            <text:p>0.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6-texture.png</text:p>
          </table:table-cell>
        </table:table-row>
        <table:table-row table:style-name="ro1">
          <table:table-cell office:value-type="string" calcext:value-type="string">
            <text:p>resource-1f9c7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95b5263-0362-4502-a355-950304e27994</text:p>
          </table:table-cell>
          <table:table-cell office:value-type="string" calcext:value-type="string">
            <text:p>1f9c7</text:p>
          </table:table-cell>
          <table:table-cell office:value-type="string" calcext:value-type="string">
            <text:p>Waffl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5882" calcext:value-type="float">
            <text:p>0.25882</text:p>
          </table:table-cell>
          <table:table-cell office:value-type="float" office:value="0.68627" calcext:value-type="float">
            <text:p>0.68627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7-texture.png</text:p>
          </table:table-cell>
        </table:table-row>
        <table:table-row table:style-name="ro1">
          <table:table-cell office:value-type="string" calcext:value-type="string">
            <text:p>resource-1f9c9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bcaa7b3a-4f35-46a1-b54c-b6a1c049cd40</text:p>
          </table:table-cell>
          <table:table-cell office:value-type="string" calcext:value-type="string">
            <text:p>1f9c9</text:p>
          </table:table-cell>
          <table:table-cell office:value-type="string" calcext:value-type="string">
            <text:p>Honeypot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6275" calcext:value-type="float">
            <text:p>0.26275</text:p>
          </table:table-cell>
          <table:table-cell office:value-type="float" office:value="0.79608" calcext:value-type="float">
            <text:p>0.79608</text:p>
          </table:table-cell>
          <table:table-cell office:value-type="float" office:value="0.09412" calcext:value-type="float">
            <text:p>0.0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9-texture.png</text:p>
          </table:table-cell>
        </table:table-row>
        <table:table-row table:style-name="ro1">
          <table:table-cell office:value-type="string" calcext:value-type="string">
            <text:p>resource-1f9cb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1704e99b-46f1-4950-9359-97b5f360bfdf</text:p>
          </table:table-cell>
          <table:table-cell office:value-type="string" calcext:value-type="string">
            <text:p>1f9cb</text:p>
          </table:table-cell>
          <table:table-cell office:value-type="string" calcext:value-type="string">
            <text:p>Mocha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2157" calcext:value-type="float">
            <text:p>0.32157</text:p>
          </table:table-cell>
          <table:table-cell office:value-type="float" office:value="0.63137" calcext:value-type="float">
            <text:p>0.63137</text:p>
          </table:table-cell>
          <table:table-cell office:value-type="float" office:value="0.10588" calcext:value-type="float">
            <text:p>0.10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9cb-texture.png</text:p>
          </table:table-cell>
        </table:table-row>
        <table:table-row table:style-name="ro1">
          <table:table-cell office:value-type="string" calcext:value-type="string">
            <text:p>resource-1fad3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15077195-ee63-45d8-9cca-59327a2508b7</text:p>
          </table:table-cell>
          <table:table-cell office:value-type="string" calcext:value-type="string">
            <text:p>1fad3</text:p>
          </table:table-cell>
          <table:table-cell office:value-type="string" calcext:value-type="string">
            <text:p>Naan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32549" calcext:value-type="float">
            <text:p>0.32549</text:p>
          </table:table-cell>
          <table:table-cell office:value-type="float" office:value="0.85098" calcext:value-type="float">
            <text:p>0.85098</text:p>
          </table:table-cell>
          <table:table-cell office:value-type="float" office:value="0.36471" calcext:value-type="float">
            <text:p>0.364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ad3-texture.png</text:p>
          </table:table-cell>
        </table:table-row>
        <table:table-row table:style-name="ro1">
          <table:table-cell office:value-type="string" calcext:value-type="string">
            <text:p>resource-1fad5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3fe12cc-1267-4464-b97c-0b4d345fc065</text:p>
          </table:table-cell>
          <table:table-cell office:value-type="string" calcext:value-type="string">
            <text:p>1fad5</text:p>
          </table:table-cell>
          <table:table-cell office:value-type="string" calcext:value-type="string">
            <text:p>Fondue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11373" calcext:value-type="float">
            <text:p>0.11373</text:p>
          </table:table-cell>
          <table:table-cell office:value-type="float" office:value="0.90196" calcext:value-type="float">
            <text:p>0.90196</text:p>
          </table:table-cell>
          <table:table-cell office:value-type="float" office:value="0.25098" calcext:value-type="float">
            <text:p>0.25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ad5-texture.png</text:p>
          </table:table-cell>
        </table:table-row>
        <table:table-row table:style-name="ro1">
          <table:table-cell office:value-type="string" calcext:value-type="string">
            <text:p>resource-1fad6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bd7c067-9e63-4f1b-af36-1fe3b56d57c2</text:p>
          </table:table-cell>
          <table:table-cell office:value-type="string" calcext:value-type="string">
            <text:p>1fad6</text:p>
          </table:table-cell>
          <table:table-cell office:value-type="string" calcext:value-type="string">
            <text:p>British Tea</text:p>
          </table:table-cell>
          <table:table-cell office:value-type="float" office:value="1" calcext:value-type="float">
            <text:p>1.00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0.27059" calcext:value-type="float">
            <text:p>0.27059</text:p>
          </table:table-cell>
          <table:table-cell office:value-type="float" office:value="0.83922" calcext:value-type="float">
            <text:p>0.83922</text:p>
          </table:table-cell>
          <table:table-cell office:value-type="float" office:value="0.09412" calcext:value-type="float">
            <text:p>0.0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.001</text:p>
          </table:table-cell>
          <table:table-cell office:value-type="float" office:value="0" calcext:value-type="float">
            <text:p>0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aining/textures/1fad6-texture.png</text:p>
          </table:table-cell>
        </table:table-row>
        <table:table-row table:style-name="ro3" table:number-rows-repeated="1048400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14:16:51.113448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k Magnuski</meta:initial-creator>
    <meta:creation-date>2023-11-26T09:25:29</meta:creation-date>
    <dc:date>2024-05-18T14:19:22.741946001</dc:date>
    <meta:editing-duration>P2DT16H18M51S</meta:editing-duration>
    <meta:editing-cycles>10</meta:editing-cycles>
    <meta:generator>LibreOffice/24.2.3.2$MacOSX_AARCH64 LibreOffice_project/433d9c2ded56988e8a90e6b2e771ee4e6a5ab2ba</meta:generator>
    <meta:document-statistic meta:table-count="7" meta:cell-count="3771" meta:object-count="0"/>
  </office:meta>
</office:document-meta>
</file>